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apple-system" svg:font-family="apple-system, system-ui, 'Segoe UI', Helvetica, Arial, sans-serif, 'Apple Color Emoji', 'Segoe UI Emoji', 'Segoe UI Symbol'"/>
    <style:font-face style:name="ＭＳ ゴシック" svg:font-family="'ＭＳ ゴシック', 'MS Gothic'" style:font-family-generic="modern"/>
    <style:font-face style:name="ＭＳ 明朝" svg:font-family="'ＭＳ 明朝', 'MS Mincho'" style:font-family-generic="roman"/>
    <style:font-face style:name="Arial Unicode MS1" svg:font-family="'Arial Unicode MS'" style:font-family-generic="swiss"/>
    <style:font-face style:name="ヒラギノ明朝 ProN" svg:font-family="'ヒラギノ明朝 ProN'"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ヒラギノ明朝 ProN1" svg:font-family="'ヒラギノ明朝 ProN'" style:font-family-generic="system" style:font-pitch="variable"/>
  </office:font-face-decls>
  <office:automatic-styles>
    <style:style style:name="表10" style:family="table">
      <style:table-properties style:width="17.704cm" table:align="left" style:writing-mode="lr-tb"/>
    </style:style>
    <style:style style:name="表10.A" style:family="table-column">
      <style:table-column-properties style:column-width="15.252cm"/>
    </style:style>
    <style:style style:name="表10.B" style:family="table-column">
      <style:table-column-properties style:column-width="2.452cm"/>
    </style:style>
    <style:style style:name="表10.1" style:family="table-row">
      <style:table-row-properties style:min-row-height="0.81cm" fo:keep-together="auto"/>
    </style:style>
    <style:style style:name="表10.A1" style:family="table-cell">
      <style:table-cell-properties style:vertical-align="middle" fo:background-color="#f2f2f2" fo:padding-left="0.191cm" fo:padding-right="0.191cm" fo:padding-top="0cm" fo:padding-bottom="0cm" fo:border="1pt solid #000000" style:writing-mode="lr-tb">
        <style:background-image/>
      </style:table-cell-properties>
    </style:style>
    <style:style style:name="表10.2" style:family="table-row">
      <style:table-row-properties style:min-row-height="1.351cm" fo:keep-together="auto"/>
    </style:style>
    <style:style style:name="表10.A2" style:family="table-cell">
      <style:table-cell-properties style:vertical-align="middle" fo:background-color="#ffffff" fo:padding-left="0.191cm" fo:padding-right="0.191cm" fo:padding-top="0cm" fo:padding-bottom="0cm" fo:border-left="0.5pt dotted #000000" fo:border-right="none" fo:border-top="1pt solid #000000" fo:border-bottom="0.5pt dotted #000000" style:writing-mode="lr-tb">
        <style:background-image/>
      </style:table-cell-properties>
    </style:style>
    <style:style style:name="表10.B2" style:family="table-cell">
      <style:table-cell-properties style:vertical-align="middle" fo:background-color="#ffffff" fo:padding-left="0.191cm" fo:padding-right="0.191cm" fo:padding-top="0cm" fo:padding-bottom="0cm" fo:border-left="0.5pt dotted #000000" fo:border-right="0.5pt dotted #000000" fo:border-top="1pt solid #000000" fo:border-bottom="0.5pt dotted #000000" style:writing-mode="lr-tb">
        <style:background-image/>
      </style:table-cell-properties>
    </style:style>
    <style:style style:name="表11" style:family="table">
      <style:table-properties style:width="17.704cm" table:align="left" style:writing-mode="lr-tb"/>
    </style:style>
    <style:style style:name="表11.A" style:family="table-column">
      <style:table-column-properties style:column-width="11.989cm"/>
    </style:style>
    <style:style style:name="表11.B" style:family="table-column">
      <style:table-column-properties style:column-width="3.235cm"/>
    </style:style>
    <style:style style:name="表11.C" style:family="table-column">
      <style:table-column-properties style:column-width="2.48cm"/>
    </style:style>
    <style:style style:name="表11.1" style:family="table-row">
      <style:table-row-properties style:min-row-height="0.584cm" fo:keep-together="auto"/>
    </style:style>
    <style:style style:name="表11.A1" style:family="table-cell">
      <style:table-cell-properties style:vertical-align="middle" fo:background-color="#f2f2f2" fo:padding-left="0.191cm" fo:padding-right="0.191cm" fo:padding-top="0cm" fo:padding-bottom="0cm" fo:border="0.5pt dotted #000000" style:writing-mode="lr-tb">
        <style:background-image/>
      </style:table-cell-properties>
    </style:style>
    <style:style style:name="表11.2" style:family="table-row">
      <style:table-row-properties style:min-row-height="7.37cm" fo:keep-together="auto"/>
    </style:style>
    <style:style style:name="表11.A2"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表11.B2" style:family="table-cell">
      <style:table-cell-properties style:vertical-align="top" fo:padding-left="0.191cm" fo:padding-right="0.191cm" fo:padding-top="0cm" fo:padding-bottom="0cm" fo:border-left="0.5pt dotted #000000" fo:border-right="none" fo:border-top="0.5pt dotted #000000" fo:border-bottom="none" style:writing-mode="lr-tb"/>
    </style:style>
    <style:style style:name="表11.C2" style:family="table-cell">
      <style:table-cell-properties style:vertical-align="top" fo:padding-left="0.191cm" fo:padding-right="0.191cm" fo:padding-top="0cm" fo:padding-bottom="0cm" fo:border-left="0.5pt dotted #000000" fo:border-right="0.5pt dotted #000000" fo:border-top="0.5pt dotted #000000" fo:border-bottom="none" style:writing-mode="lr-tb"/>
    </style:style>
    <style:style style:name="表12" style:family="table">
      <style:table-properties style:width="17.704cm" table:align="left" style:writing-mode="lr-tb"/>
    </style:style>
    <style:style style:name="表12.A" style:family="table-column">
      <style:table-column-properties style:column-width="11.989cm"/>
    </style:style>
    <style:style style:name="表12.B" style:family="table-column">
      <style:table-column-properties style:column-width="3.235cm"/>
    </style:style>
    <style:style style:name="表12.C" style:family="table-column">
      <style:table-column-properties style:column-width="2.48cm"/>
    </style:style>
    <style:style style:name="表12.1" style:family="table-row">
      <style:table-row-properties style:min-row-height="0.489cm" fo:keep-together="auto"/>
    </style:style>
    <style:style style:name="表12.A1" style:family="table-cell">
      <style:table-cell-properties style:vertical-align="middle" fo:background-color="#f2f2f2" fo:padding-left="0.191cm" fo:padding-right="0.191cm" fo:padding-top="0cm" fo:padding-bottom="0cm" fo:border="0.5pt dotted #000000" style:writing-mode="lr-tb">
        <style:background-image/>
      </style:table-cell-properties>
    </style:style>
    <style:style style:name="表12.2" style:family="table-row">
      <style:table-row-properties style:min-row-height="7.37cm" fo:keep-together="auto"/>
    </style:style>
    <style:style style:name="表12.A2"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表12.B2" style:family="table-cell">
      <style:table-cell-properties style:vertical-align="top" fo:padding-left="0.191cm" fo:padding-right="0.191cm" fo:padding-top="0cm" fo:padding-bottom="0cm" fo:border-left="0.5pt dotted #000000" fo:border-right="none" fo:border-top="0.5pt dotted #000000" fo:border-bottom="none" style:writing-mode="lr-tb"/>
    </style:style>
    <style:style style:name="表12.C2" style:family="table-cell">
      <style:table-cell-properties style:vertical-align="top" fo:padding-left="0.191cm" fo:padding-right="0.191cm" fo:padding-top="0cm" fo:padding-bottom="0cm" fo:border-left="0.5pt dotted #000000" fo:border-right="0.5pt dotted #000000" fo:border-top="0.5pt dotted #000000" fo:border-bottom="none" style:writing-mode="lr-tb"/>
    </style:style>
    <style:style style:name="表3" style:family="table">
      <style:table-properties style:width="17.704cm" table:align="left" style:writing-mode="lr-tb"/>
    </style:style>
    <style:style style:name="表3.A" style:family="table-column">
      <style:table-column-properties style:column-width="15.252cm"/>
    </style:style>
    <style:style style:name="表3.B" style:family="table-column">
      <style:table-column-properties style:column-width="2.452cm"/>
    </style:style>
    <style:style style:name="表3.1" style:family="table-row">
      <style:table-row-properties style:min-row-height="0.81cm" fo:keep-together="auto"/>
    </style:style>
    <style:style style:name="表3.A1" style:family="table-cell">
      <style:table-cell-properties style:vertical-align="middle" fo:background-color="#f2f2f2" fo:padding-left="0.191cm" fo:padding-right="0.191cm" fo:padding-top="0cm" fo:padding-bottom="0cm" fo:border="1pt solid #000000" style:writing-mode="lr-tb">
        <style:background-image/>
      </style:table-cell-properties>
    </style:style>
    <style:style style:name="表3.2" style:family="table-row">
      <style:table-row-properties style:min-row-height="1.351cm" fo:keep-together="auto"/>
    </style:style>
    <style:style style:name="表3.A2" style:family="table-cell">
      <style:table-cell-properties style:vertical-align="middle" fo:background-color="#ffffff" fo:padding-left="0.191cm" fo:padding-right="0.191cm" fo:padding-top="0cm" fo:padding-bottom="0cm" fo:border-left="0.5pt dotted #000000" fo:border-right="none" fo:border-top="1pt solid #000000" fo:border-bottom="0.5pt dotted #000000" style:writing-mode="lr-tb">
        <style:background-image/>
      </style:table-cell-properties>
    </style:style>
    <style:style style:name="表3.B2" style:family="table-cell">
      <style:table-cell-properties style:vertical-align="middle" fo:background-color="#ffffff" fo:padding-left="0.191cm" fo:padding-right="0.191cm" fo:padding-top="0cm" fo:padding-bottom="0cm" fo:border-left="0.5pt dotted #000000" fo:border-right="0.5pt dotted #000000" fo:border-top="1pt solid #000000" fo:border-bottom="0.5pt dotted #000000" style:writing-mode="lr-tb">
        <style:background-image/>
      </style:table-cell-properties>
    </style:style>
    <style:style style:name="表7" style:family="table">
      <style:table-properties style:width="17.704cm" table:align="left" style:writing-mode="lr-tb"/>
    </style:style>
    <style:style style:name="表7.A" style:family="table-column">
      <style:table-column-properties style:column-width="12.765cm"/>
    </style:style>
    <style:style style:name="表7.B" style:family="table-column">
      <style:table-column-properties style:column-width="2.459cm"/>
    </style:style>
    <style:style style:name="表7.C" style:family="table-column">
      <style:table-column-properties style:column-width="2.48cm"/>
    </style:style>
    <style:style style:name="表7.1" style:family="table-row">
      <style:table-row-properties style:min-row-height="0.584cm" fo:keep-together="auto"/>
    </style:style>
    <style:style style:name="表7.A1" style:family="table-cell">
      <style:table-cell-properties style:vertical-align="middle" fo:background-color="#f2f2f2" fo:padding-left="0.191cm" fo:padding-right="0.191cm" fo:padding-top="0cm" fo:padding-bottom="0cm" fo:border="0.5pt dotted #000000" style:writing-mode="lr-tb">
        <style:background-image/>
      </style:table-cell-properties>
    </style:style>
    <style:style style:name="表7.2" style:family="table-row">
      <style:table-row-properties style:min-row-height="7.37cm" fo:keep-together="auto"/>
    </style:style>
    <style:style style:name="表7.A2"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表7.B2" style:family="table-cell">
      <style:table-cell-properties style:vertical-align="top" fo:padding-left="0.191cm" fo:padding-right="0.191cm" fo:padding-top="0cm" fo:padding-bottom="0cm" fo:border-left="0.5pt dotted #000000" fo:border-right="none" fo:border-top="0.5pt dotted #000000" fo:border-bottom="none" style:writing-mode="lr-tb"/>
    </style:style>
    <style:style style:name="表7.C2" style:family="table-cell">
      <style:table-cell-properties style:vertical-align="top" fo:padding-left="0.191cm" fo:padding-right="0.191cm" fo:padding-top="0cm" fo:padding-bottom="0cm" fo:border-left="0.5pt dotted #000000" fo:border-right="0.5pt dotted #000000" fo:border-top="0.5pt dotted #000000" fo:border-bottom="none" style:writing-mode="lr-tb"/>
    </style:style>
    <style:style style:name="表4" style:family="table">
      <style:table-properties style:width="17.704cm" table:align="left" style:writing-mode="lr-tb"/>
    </style:style>
    <style:style style:name="表4.A" style:family="table-column">
      <style:table-column-properties style:column-width="12.765cm"/>
    </style:style>
    <style:style style:name="表4.B" style:family="table-column">
      <style:table-column-properties style:column-width="2.459cm"/>
    </style:style>
    <style:style style:name="表4.C" style:family="table-column">
      <style:table-column-properties style:column-width="2.48cm"/>
    </style:style>
    <style:style style:name="表4.1" style:family="table-row">
      <style:table-row-properties style:min-row-height="0.584cm" fo:keep-together="auto"/>
    </style:style>
    <style:style style:name="表4.A1" style:family="table-cell">
      <style:table-cell-properties style:vertical-align="middle" fo:background-color="#f2f2f2" fo:padding-left="0.191cm" fo:padding-right="0.191cm" fo:padding-top="0cm" fo:padding-bottom="0cm" fo:border="0.5pt dotted #000000" style:writing-mode="lr-tb">
        <style:background-image/>
      </style:table-cell-properties>
    </style:style>
    <style:style style:name="表4.2" style:family="table-row">
      <style:table-row-properties style:min-row-height="7.37cm" fo:keep-together="auto"/>
    </style:style>
    <style:style style:name="表4.A2"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表4.B2" style:family="table-cell">
      <style:table-cell-properties style:vertical-align="top" fo:padding-left="0.191cm" fo:padding-right="0.191cm" fo:padding-top="0cm" fo:padding-bottom="0cm" fo:border-left="0.5pt dotted #000000" fo:border-right="none" fo:border-top="0.5pt dotted #000000" fo:border-bottom="none" style:writing-mode="lr-tb"/>
    </style:style>
    <style:style style:name="表4.C2" style:family="table-cell">
      <style:table-cell-properties style:vertical-align="top" fo:padding-left="0.191cm" fo:padding-right="0.191cm" fo:padding-top="0cm" fo:padding-bottom="0cm" fo:border-left="0.5pt dotted #000000" fo:border-right="0.5pt dotted #000000" fo:border-top="0.5pt dotted #000000" fo:border-bottom="none" style:writing-mode="lr-tb"/>
    </style:style>
    <style:style style:name="表5" style:family="table">
      <style:table-properties style:width="17.704cm" table:align="left" style:writing-mode="lr-tb"/>
    </style:style>
    <style:style style:name="表5.A" style:family="table-column">
      <style:table-column-properties style:column-width="12.765cm"/>
    </style:style>
    <style:style style:name="表5.B" style:family="table-column">
      <style:table-column-properties style:column-width="2.459cm"/>
    </style:style>
    <style:style style:name="表5.C" style:family="table-column">
      <style:table-column-properties style:column-width="2.48cm"/>
    </style:style>
    <style:style style:name="表5.1" style:family="table-row">
      <style:table-row-properties style:min-row-height="0.584cm" fo:keep-together="auto"/>
    </style:style>
    <style:style style:name="表5.A1" style:family="table-cell">
      <style:table-cell-properties style:vertical-align="middle" fo:background-color="#f2f2f2" fo:padding-left="0.191cm" fo:padding-right="0.191cm" fo:padding-top="0cm" fo:padding-bottom="0cm" fo:border="0.5pt dotted #000000" style:writing-mode="lr-tb">
        <style:background-image/>
      </style:table-cell-properties>
    </style:style>
    <style:style style:name="表5.2" style:family="table-row">
      <style:table-row-properties style:min-row-height="7.37cm" fo:keep-together="auto"/>
    </style:style>
    <style:style style:name="表5.A2"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表5.B2" style:family="table-cell">
      <style:table-cell-properties style:vertical-align="top" fo:padding-left="0.191cm" fo:padding-right="0.191cm" fo:padding-top="0cm" fo:padding-bottom="0cm" fo:border-left="0.5pt dotted #000000" fo:border-right="none" fo:border-top="0.5pt dotted #000000" fo:border-bottom="none" style:writing-mode="lr-tb"/>
    </style:style>
    <style:style style:name="表5.C2" style:family="table-cell">
      <style:table-cell-properties style:vertical-align="top" fo:padding-left="0.191cm" fo:padding-right="0.191cm" fo:padding-top="0cm" fo:padding-bottom="0cm" fo:border-left="0.5pt dotted #000000" fo:border-right="0.5pt dotted #000000" fo:border-top="0.5pt dotted #000000" fo:border-bottom="none" style:writing-mode="lr-tb"/>
    </style:style>
    <style:style style:name="表6" style:family="table">
      <style:table-properties style:width="17.704cm" table:align="left" style:writing-mode="lr-tb"/>
    </style:style>
    <style:style style:name="表6.A" style:family="table-column">
      <style:table-column-properties style:column-width="12.765cm"/>
    </style:style>
    <style:style style:name="表6.B" style:family="table-column">
      <style:table-column-properties style:column-width="2.459cm"/>
    </style:style>
    <style:style style:name="表6.C" style:family="table-column">
      <style:table-column-properties style:column-width="2.48cm"/>
    </style:style>
    <style:style style:name="表6.1" style:family="table-row">
      <style:table-row-properties style:min-row-height="0.584cm" fo:keep-together="auto"/>
    </style:style>
    <style:style style:name="表6.A1" style:family="table-cell">
      <style:table-cell-properties style:vertical-align="middle" fo:background-color="#f2f2f2" fo:padding-left="0.191cm" fo:padding-right="0.191cm" fo:padding-top="0cm" fo:padding-bottom="0cm" fo:border="0.5pt dotted #000000" style:writing-mode="lr-tb">
        <style:background-image/>
      </style:table-cell-properties>
    </style:style>
    <style:style style:name="表6.2" style:family="table-row">
      <style:table-row-properties style:min-row-height="7.37cm" fo:keep-together="auto"/>
    </style:style>
    <style:style style:name="表6.A2"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表6.B2" style:family="table-cell">
      <style:table-cell-properties style:vertical-align="top" fo:padding-left="0.191cm" fo:padding-right="0.191cm" fo:padding-top="0cm" fo:padding-bottom="0cm" fo:border-left="0.5pt dotted #000000" fo:border-right="none" fo:border-top="0.5pt dotted #000000" fo:border-bottom="none" style:writing-mode="lr-tb"/>
    </style:style>
    <style:style style:name="表6.C2" style:family="table-cell">
      <style:table-cell-properties style:vertical-align="top" fo:padding-left="0.191cm" fo:padding-right="0.191cm" fo:padding-top="0cm" fo:padding-bottom="0cm" fo:border-left="0.5pt dotted #000000" fo:border-right="0.5pt dotted #000000" fo:border-top="0.5pt dotted #000000" fo:border-bottom="none" style:writing-mode="lr-tb"/>
    </style:style>
    <style:style style:name="表8" style:family="table">
      <style:table-properties style:width="17.704cm" table:align="left" style:writing-mode="lr-tb"/>
    </style:style>
    <style:style style:name="表8.A" style:family="table-column">
      <style:table-column-properties style:column-width="12.765cm"/>
    </style:style>
    <style:style style:name="表8.B" style:family="table-column">
      <style:table-column-properties style:column-width="2.459cm"/>
    </style:style>
    <style:style style:name="表8.C" style:family="table-column">
      <style:table-column-properties style:column-width="2.48cm"/>
    </style:style>
    <style:style style:name="表8.1" style:family="table-row">
      <style:table-row-properties style:min-row-height="0.584cm" fo:keep-together="auto"/>
    </style:style>
    <style:style style:name="表8.A1" style:family="table-cell">
      <style:table-cell-properties style:vertical-align="middle" fo:background-color="#f2f2f2" fo:padding-left="0.191cm" fo:padding-right="0.191cm" fo:padding-top="0cm" fo:padding-bottom="0cm" fo:border="0.5pt dotted #000000" style:writing-mode="lr-tb">
        <style:background-image/>
      </style:table-cell-properties>
    </style:style>
    <style:style style:name="表8.2" style:family="table-row">
      <style:table-row-properties style:min-row-height="7.37cm" fo:keep-together="auto"/>
    </style:style>
    <style:style style:name="表8.A2"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表8.B2" style:family="table-cell">
      <style:table-cell-properties style:vertical-align="top" fo:padding-left="0.191cm" fo:padding-right="0.191cm" fo:padding-top="0cm" fo:padding-bottom="0cm" fo:border-left="0.5pt dotted #000000" fo:border-right="none" fo:border-top="0.5pt dotted #000000" fo:border-bottom="none" style:writing-mode="lr-tb"/>
    </style:style>
    <style:style style:name="表8.C2" style:family="table-cell">
      <style:table-cell-properties style:vertical-align="top" fo:padding-left="0.191cm" fo:padding-right="0.191cm" fo:padding-top="0cm" fo:padding-bottom="0cm" fo:border-left="0.5pt dotted #000000" fo:border-right="0.5pt dotted #000000" fo:border-top="0.5pt dotted #000000" fo:border-bottom="none" style:writing-mode="lr-tb"/>
    </style:style>
    <style:style style:name="表9" style:family="table">
      <style:table-properties style:width="17.704cm" table:align="left" style:writing-mode="lr-tb"/>
    </style:style>
    <style:style style:name="表9.A" style:family="table-column">
      <style:table-column-properties style:column-width="12.765cm"/>
    </style:style>
    <style:style style:name="表9.B" style:family="table-column">
      <style:table-column-properties style:column-width="2.459cm"/>
    </style:style>
    <style:style style:name="表9.C" style:family="table-column">
      <style:table-column-properties style:column-width="2.48cm"/>
    </style:style>
    <style:style style:name="表9.1" style:family="table-row">
      <style:table-row-properties style:min-row-height="0.584cm" fo:keep-together="auto"/>
    </style:style>
    <style:style style:name="表9.A1" style:family="table-cell">
      <style:table-cell-properties style:vertical-align="middle" fo:background-color="#f2f2f2" fo:padding-left="0.191cm" fo:padding-right="0.191cm" fo:padding-top="0cm" fo:padding-bottom="0cm" fo:border="0.5pt dotted #000000" style:writing-mode="lr-tb">
        <style:background-image/>
      </style:table-cell-properties>
    </style:style>
    <style:style style:name="表9.2" style:family="table-row">
      <style:table-row-properties style:min-row-height="7.37cm" fo:keep-together="auto"/>
    </style:style>
    <style:style style:name="表9.A2"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表9.B2" style:family="table-cell">
      <style:table-cell-properties style:vertical-align="top" fo:padding-left="0.191cm" fo:padding-right="0.191cm" fo:padding-top="0cm" fo:padding-bottom="0cm" fo:border-left="0.5pt dotted #000000" fo:border-right="none" fo:border-top="0.5pt dotted #000000" fo:border-bottom="none" style:writing-mode="lr-tb"/>
    </style:style>
    <style:style style:name="表9.C2" style:family="table-cell">
      <style:table-cell-properties style:vertical-align="top" fo:padding-left="0.191cm" fo:padding-right="0.191cm" fo:padding-top="0cm" fo:padding-bottom="0cm" fo:border-left="0.5pt dotted #000000" fo:border-right="0.5pt dotted #000000" fo:border-top="0.5pt dotted #000000" fo:border-bottom="none" style:writing-mode="lr-tb"/>
    </style:style>
    <style:style style:name="表2" style:family="table">
      <style:table-properties style:width="17.577cm" table:align="left" style:writing-mode="lr-tb"/>
    </style:style>
    <style:style style:name="表2.A" style:family="table-column">
      <style:table-column-properties style:column-width="2.251cm"/>
    </style:style>
    <style:style style:name="表2.B" style:family="table-column">
      <style:table-column-properties style:column-width="4.251cm"/>
    </style:style>
    <style:style style:name="表2.C" style:family="table-column">
      <style:table-column-properties style:column-width="2.499cm"/>
    </style:style>
    <style:style style:name="表2.D" style:family="table-column">
      <style:table-column-properties style:column-width="8.576cm"/>
    </style:style>
    <style:style style:name="表2.1" style:family="table-row">
      <style:table-row-properties style:min-row-height="0.549cm" fo:keep-together="auto"/>
    </style:style>
    <style:style style:name="表2.A1" style:family="table-cell">
      <style:table-cell-properties style:vertical-align="middle" fo:padding-left="0.191cm" fo:padding-right="0.191cm" fo:padding-top="0cm" fo:padding-bottom="0cm" fo:border-left="0.5pt dotted #000000" fo:border-right="none" fo:border-top="0.5pt solid #000000" fo:border-bottom="0.5pt solid #000000" style:writing-mode="lr-tb"/>
    </style:style>
    <style:style style:name="表2.D1" style:family="table-cell">
      <style:table-cell-properties style:vertical-align="middle" fo:padding-left="0.191cm" fo:padding-right="0.191cm" fo:padding-top="0cm" fo:padding-bottom="0cm" fo:border-left="0.5pt dotted #000000" fo:border-right="0.5pt dotted #000000" fo:border-top="0.5pt solid #000000" fo:border-bottom="0.5pt solid #000000" style:writing-mode="lr-tb"/>
    </style:style>
    <style:style style:name="表2.2" style:family="table-row">
      <style:table-row-properties style:min-row-height="0.501cm" fo:keep-together="auto"/>
    </style:style>
    <style:style style:name="表2.A2" style:family="table-cell">
      <style:table-cell-properties style:vertical-align="top" fo:padding-left="0.191cm" fo:padding-right="0.191cm" fo:padding-top="0cm" fo:padding-bottom="0cm" fo:border-left="0.5pt dotted #000000" fo:border-right="none" fo:border-top="0.5pt solid #000000" fo:border-bottom="0.5pt solid #000000" style:writing-mode="lr-tb"/>
    </style:style>
    <style:style style:name="表2.B2" style:family="table-cell">
      <style:table-cell-properties style:vertical-align="top" fo:padding-left="0.191cm" fo:padding-right="0.191cm" fo:padding-top="0cm" fo:padding-bottom="0cm" fo:border-left="0.5pt dotted #000000" fo:border-right="none" fo:border-top="0.5pt solid #000000" fo:border-bottom="0.5pt dotted #000000" style:writing-mode="lr-tb"/>
    </style:style>
    <style:style style:name="表2.D2" style:family="table-cell">
      <style:table-cell-properties style:vertical-align="top" fo:padding-left="0.191cm" fo:padding-right="0.191cm" fo:padding-top="0cm" fo:padding-bottom="0cm" fo:border-left="0.5pt dotted #000000" fo:border-right="0.5pt dotted #000000" fo:border-top="0.5pt solid #000000" fo:border-bottom="0.5pt dotted #000000" style:writing-mode="lr-tb"/>
    </style:style>
    <style:style style:name="表2.B3" style:family="table-cell">
      <style:table-cell-properties style:vertical-align="top" fo:padding-left="0.191cm" fo:padding-right="0.191cm" fo:padding-top="0cm" fo:padding-bottom="0cm" fo:border-left="0.5pt dotted #000000" fo:border-right="none" fo:border-top="none" fo:border-bottom="0.5pt dotted #000000" style:writing-mode="lr-tb"/>
    </style:style>
    <style:style style:name="表2.D3" style:family="table-cell">
      <style:table-cell-properties style:vertical-align="top" fo:padding-left="0.191cm" fo:padding-right="0.191cm" fo:padding-top="0cm" fo:padding-bottom="0cm" fo:border-left="0.5pt dotted #000000" fo:border-right="0.5pt dotted #000000" fo:border-top="none" fo:border-bottom="0.5pt dotted #000000" style:writing-mode="lr-tb"/>
    </style:style>
    <style:style style:name="表2.B4" style:family="table-cell">
      <style:table-cell-properties style:vertical-align="top" fo:padding-left="0.191cm" fo:padding-right="0.191cm" fo:padding-top="0cm" fo:padding-bottom="0cm" fo:border-left="0.5pt dotted #000000" fo:border-right="none" fo:border-top="0.5pt dotted #000000" fo:border-bottom="0.5pt dotted #000000" style:writing-mode="lr-tb"/>
    </style:style>
    <style:style style:name="表2.D4" style:family="table-cell">
      <style:table-cell-properties style:vertical-align="top" fo:padding-left="0.191cm" fo:padding-right="0.191cm" fo:padding-top="0cm" fo:padding-bottom="0cm" fo:border="0.5pt dotted #000000" style:writing-mode="lr-tb"/>
    </style:style>
    <style:style style:name="表2.10" style:family="table-row">
      <style:table-row-properties style:min-row-height="0.538cm" fo:keep-together="auto"/>
    </style:style>
    <style:style style:name="表2.16" style:family="table-row">
      <style:table-row-properties style:min-row-height="0.616cm" fo:keep-together="auto"/>
    </style:style>
    <style:style style:name="表2.17" style:family="table-row">
      <style:table-row-properties style:min-row-height="0.661cm" fo:keep-together="auto"/>
    </style:style>
    <style:style style:name="表2.B17" style:family="table-cell">
      <style:table-cell-properties style:vertical-align="top" fo:padding-left="0.191cm" fo:padding-right="0.191cm" fo:padding-top="0cm" fo:padding-bottom="0cm" fo:border-left="0.5pt dotted #000000" fo:border-right="none" fo:border-top="0.5pt dotted #000000" fo:border-bottom="0.5pt solid #000000" style:writing-mode="lr-tb"/>
    </style:style>
    <style:style style:name="表2.D17" style:family="table-cell">
      <style:table-cell-properties style:vertical-align="top" fo:padding-left="0.191cm" fo:padding-right="0.191cm" fo:padding-top="0cm" fo:padding-bottom="0cm" fo:border-left="0.5pt dotted #000000" fo:border-right="0.5pt dotted #000000" fo:border-top="0.5pt dotted #000000" fo:border-bottom="0.5pt solid #000000" style:writing-mode="lr-tb"/>
    </style:style>
    <style:style style:name="表14" style:family="table">
      <style:table-properties style:width="17.374cm" table:align="margins" style:writing-mode="lr-tb"/>
    </style:style>
    <style:style style:name="表14.A" style:family="table-column">
      <style:table-column-properties style:column-width="2.394cm" style:rel-column-width="1357*"/>
    </style:style>
    <style:style style:name="表14.B" style:family="table-column">
      <style:table-column-properties style:column-width="14.981cm" style:rel-column-width="8493*"/>
    </style:style>
    <style:style style:name="表14.A1" style:family="table-cell">
      <style:table-cell-properties fo:padding="0.097cm" fo:border-left="0.05pt solid #000000" fo:border-right="none" fo:border-top="0.05pt solid #000000" fo:border-bottom="0.05pt solid #000000"/>
    </style:style>
    <style:style style:name="表14.B1" style:family="table-cell">
      <style:table-cell-properties fo:padding="0.097cm" fo:border="0.05pt solid #000000"/>
    </style:style>
    <style:style style:name="表14.A2" style:family="table-cell">
      <style:table-cell-properties fo:padding="0.097cm" fo:border-left="0.05pt solid #000000" fo:border-right="none" fo:border-top="none" fo:border-bottom="0.05pt solid #000000"/>
    </style:style>
    <style:style style:name="表1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color="#000000" style:font-name="ヒラギノ明朝 ProN" fo:font-size="9pt" officeooo:paragraph-rsid="0022e0cf" style:font-name-asian="ヒラギノ明朝 ProN" style:font-size-asian="9pt" style:font-name-complex="ＭＳ 明朝" style:font-size-complex="9pt" style:font-weight-complex="bold"/>
    </style:style>
    <style:style style:name="P3" style:family="paragraph" style:parent-style-name="Standard">
      <style:text-properties fo:color="#000000" style:font-name="ヒラギノ明朝 ProN" fo:font-size="9pt" officeooo:paragraph-rsid="0028f6ec" style:font-name-asian="ヒラギノ明朝 ProN" style:font-size-asian="9pt" style:font-name-complex="ＭＳ 明朝" style:font-size-complex="9pt" style:font-weight-complex="bold"/>
    </style:style>
    <style:style style:name="P4" style:family="paragraph" style:parent-style-name="Standard">
      <style:text-properties fo:color="#000000" style:font-name="ヒラギノ明朝 ProN" fo:font-size="9pt" officeooo:paragraph-rsid="002c2f8f" style:font-name-asian="ヒラギノ明朝 ProN" style:font-size-asian="9pt" style:font-name-complex="ＭＳ 明朝" style:font-size-complex="9pt" style:font-weight-complex="bold"/>
    </style:style>
    <style:style style:name="P5" style:family="paragraph" style:parent-style-name="Standard">
      <style:paragraph-properties style:snap-to-layout-grid="false"/>
      <style:text-properties fo:color="#000000" style:font-name="ヒラギノ明朝 ProN" fo:font-size="9pt" style:font-name-asian="ヒラギノ明朝 ProN" style:font-size-asian="9pt" style:font-name-complex="ＭＳ 明朝" style:font-size-complex="9pt" style:font-weight-complex="bold"/>
    </style:style>
    <style:style style:name="P6" style:family="paragraph" style:parent-style-name="Standard">
      <style:paragraph-properties style:snap-to-layout-grid="false"/>
      <style:text-properties fo:color="#000000" style:font-name="ヒラギノ明朝 ProN" fo:font-size="9pt" officeooo:paragraph-rsid="001e9f63" style:font-name-asian="ヒラギノ明朝 ProN" style:font-size-asian="9pt" style:font-name-complex="ＭＳ 明朝" style:font-size-complex="9pt" style:font-weight-complex="bold"/>
    </style:style>
    <style:style style:name="P7" style:family="paragraph" style:parent-style-name="Standard">
      <style:paragraph-properties fo:text-align="start" style:justify-single-word="false"/>
      <style:text-properties fo:color="#000000" style:font-name="ヒラギノ明朝 ProN" fo:font-size="9pt" officeooo:paragraph-rsid="0028f6ec" style:font-name-asian="ヒラギノ明朝 ProN" style:font-size-asian="9pt" style:font-name-complex="ＭＳ Ｐ明朝" style:font-size-complex="9pt"/>
    </style:style>
    <style:style style:name="P8" style:family="paragraph" style:parent-style-name="Standard">
      <style:paragraph-properties fo:text-align="start" style:justify-single-word="false"/>
      <style:text-properties fo:color="#000000" style:font-name="ヒラギノ明朝 ProN" fo:font-size="9pt" officeooo:paragraph-rsid="002c2f8f" style:font-name-asian="ヒラギノ明朝 ProN" style:font-size-asian="9pt" style:font-name-complex="ＭＳ Ｐ明朝" style:font-size-complex="9pt"/>
    </style:style>
    <style:style style:name="P9" style:family="paragraph" style:parent-style-name="Standard">
      <style:paragraph-properties fo:text-align="start" style:justify-single-word="false"/>
      <style:text-properties fo:color="#000000" style:font-name="ヒラギノ明朝 ProN" fo:font-size="9pt" officeooo:paragraph-rsid="002cd2c6" style:font-name-asian="ヒラギノ明朝 ProN" style:font-size-asian="9pt" style:font-name-complex="ＭＳ Ｐ明朝" style:font-size-complex="9pt"/>
    </style:style>
    <style:style style:name="P10" style:family="paragraph" style:parent-style-name="Standard">
      <style:paragraph-properties fo:text-align="start" style:justify-single-word="false"/>
      <style:text-properties fo:color="#000000" style:font-name="ヒラギノ明朝 ProN" fo:font-size="9pt" officeooo:paragraph-rsid="004a370f" style:font-name-asian="ヒラギノ明朝 ProN" style:font-size-asian="9pt" style:font-name-complex="ＭＳ Ｐ明朝" style:font-size-complex="9pt"/>
    </style:style>
    <style:style style:name="P11" style:family="paragraph" style:parent-style-name="Standard">
      <style:paragraph-properties fo:text-align="start" style:justify-single-word="false"/>
      <style:text-properties fo:color="#000000" style:font-name="ヒラギノ明朝 ProN" fo:font-size="9pt" officeooo:paragraph-rsid="004f7605" style:font-name-asian="ヒラギノ明朝 ProN" style:font-size-asian="9pt" style:font-name-complex="ＭＳ Ｐ明朝" style:font-size-complex="9pt"/>
    </style:style>
    <style:style style:name="P12" style:family="paragraph" style:parent-style-name="Standard">
      <style:paragraph-properties fo:text-align="start" style:justify-single-word="false"/>
      <style:text-properties fo:color="#000000" style:font-name="ヒラギノ明朝 ProN" fo:font-size="9pt" officeooo:paragraph-rsid="0052e86a" style:font-name-asian="ヒラギノ明朝 ProN" style:font-size-asian="9pt" style:font-name-complex="ＭＳ Ｐ明朝" style:font-size-complex="9pt"/>
    </style:style>
    <style:style style:name="P13" style:family="paragraph" style:parent-style-name="Standard">
      <style:paragraph-properties fo:text-align="start" style:justify-single-word="false"/>
      <style:text-properties fo:color="#000000" style:font-name="ヒラギノ明朝 ProN" fo:font-size="9pt" officeooo:paragraph-rsid="0054c548" style:font-name-asian="ヒラギノ明朝 ProN" style:font-size-asian="9pt" style:font-name-complex="ＭＳ Ｐ明朝" style:font-size-complex="9pt"/>
    </style:style>
    <style:style style:name="P14" style:family="paragraph" style:parent-style-name="Standard">
      <style:paragraph-properties fo:text-align="start" style:justify-single-word="false"/>
      <style:text-properties fo:color="#000000" style:font-name="ヒラギノ明朝 ProN" fo:font-size="9pt" officeooo:rsid="0021f4aa" officeooo:paragraph-rsid="0022e0cf" style:font-name-asian="ヒラギノ明朝 ProN" style:font-size-asian="9pt" style:font-name-complex="ＭＳ Ｐ明朝" style:font-size-complex="9pt"/>
    </style:style>
    <style:style style:name="P15" style:family="paragraph" style:parent-style-name="Standard">
      <style:paragraph-properties fo:text-align="start" style:justify-single-word="false"/>
      <style:text-properties fo:color="#000000" style:font-name="ヒラギノ明朝 ProN" fo:font-size="9pt" officeooo:rsid="0021f4aa" officeooo:paragraph-rsid="0028f6ec" style:font-name-asian="ヒラギノ明朝 ProN" style:font-size-asian="9pt" style:font-name-complex="ＭＳ Ｐ明朝" style:font-size-complex="9pt"/>
    </style:style>
    <style:style style:name="P16" style:family="paragraph" style:parent-style-name="Standard">
      <style:paragraph-properties fo:text-align="start" style:justify-single-word="false"/>
      <style:text-properties fo:color="#000000" style:font-name="ヒラギノ明朝 ProN" fo:font-size="9pt" officeooo:rsid="0021f4aa" officeooo:paragraph-rsid="002c2f8f" style:font-name-asian="ヒラギノ明朝 ProN" style:font-size-asian="9pt" style:font-name-complex="ＭＳ Ｐ明朝" style:font-size-complex="9pt"/>
    </style:style>
    <style:style style:name="P17" style:family="paragraph" style:parent-style-name="Standard">
      <style:paragraph-properties fo:text-align="start" style:justify-single-word="false"/>
      <style:text-properties fo:color="#000000" style:font-name="ヒラギノ明朝 ProN" fo:font-size="9pt" officeooo:rsid="0021f4aa" officeooo:paragraph-rsid="002cd2c6" style:font-name-asian="ヒラギノ明朝 ProN" style:font-size-asian="9pt" style:font-name-complex="ＭＳ Ｐ明朝" style:font-size-complex="9pt"/>
    </style:style>
    <style:style style:name="P18" style:family="paragraph" style:parent-style-name="Standard">
      <style:paragraph-properties fo:text-align="start" style:justify-single-word="false"/>
      <style:text-properties fo:color="#000000" style:font-name="ヒラギノ明朝 ProN" fo:font-size="9pt" officeooo:rsid="0021f4aa" officeooo:paragraph-rsid="0052e86a" style:font-name-asian="ヒラギノ明朝 ProN" style:font-size-asian="9pt" style:font-name-complex="ＭＳ Ｐ明朝" style:font-size-complex="9pt"/>
    </style:style>
    <style:style style:name="P19" style:family="paragraph" style:parent-style-name="Standard">
      <style:paragraph-properties fo:text-align="start" style:justify-single-word="false"/>
      <style:text-properties fo:color="#000000" style:font-name="ヒラギノ明朝 ProN" fo:font-size="9pt" officeooo:rsid="0021f4aa" officeooo:paragraph-rsid="0054c548" style:font-name-asian="ヒラギノ明朝 ProN" style:font-size-asian="9pt" style:font-name-complex="ＭＳ Ｐ明朝" style:font-size-complex="9pt"/>
    </style:style>
    <style:style style:name="P20" style:family="paragraph" style:parent-style-name="Standard">
      <style:paragraph-properties fo:text-align="start" style:justify-single-word="false"/>
      <style:text-properties fo:color="#000000" style:font-name="ヒラギノ明朝 ProN" fo:font-size="9pt" officeooo:rsid="003423ec" officeooo:paragraph-rsid="003423ec" style:font-name-asian="ヒラギノ明朝 ProN" style:font-size-asian="9pt" style:font-name-complex="ＭＳ Ｐ明朝" style:font-size-complex="9pt"/>
    </style:style>
    <style:style style:name="P21" style:family="paragraph" style:parent-style-name="Standard">
      <style:paragraph-properties fo:text-align="start" style:justify-single-word="false" fo:orphans="2" fo:widows="2"/>
      <style:text-properties fo:color="#000000" style:font-name="ヒラギノ明朝 ProN" fo:font-size="9pt" officeooo:rsid="0018826c" officeooo:paragraph-rsid="001c8bf1" style:font-name-asian="ヒラギノ明朝 ProN" style:font-size-asian="9pt" style:font-name-complex="ＭＳ Ｐ明朝" style:font-size-complex="9pt"/>
    </style:style>
    <style:style style:name="P22" style:family="paragraph" style:parent-style-name="Standard">
      <style:paragraph-properties fo:text-align="start" style:justify-single-word="false" fo:orphans="2" fo:widows="2"/>
      <style:text-properties fo:color="#000000" style:font-name="ヒラギノ明朝 ProN" fo:font-size="9pt" officeooo:rsid="0018826c" officeooo:paragraph-rsid="0018826c" style:font-name-asian="ヒラギノ明朝 ProN" style:font-size-asian="9pt" style:font-name-complex="ＭＳ Ｐ明朝" style:font-size-complex="9pt"/>
    </style:style>
    <style:style style:name="P23" style:family="paragraph" style:parent-style-name="Standard">
      <style:text-properties fo:color="#000000" style:font-name="ヒラギノ明朝 ProN" fo:font-size="9pt" officeooo:rsid="001c8bf1" officeooo:paragraph-rsid="001db94a" style:font-name-asian="ヒラギノ明朝 ProN" style:font-size-asian="9pt" style:font-name-complex="ＭＳ Ｐ明朝" style:font-size-complex="9pt"/>
    </style:style>
    <style:style style:name="P24" style:family="paragraph" style:parent-style-name="Standard">
      <style:text-properties fo:color="#000000" style:font-name="ヒラギノ明朝 ProN" fo:font-size="9pt" officeooo:rsid="001c8bf1" officeooo:paragraph-rsid="001c8bf1" style:font-name-asian="ヒラギノ明朝 ProN" style:font-size-asian="9pt" style:font-name-complex="ＭＳ Ｐ明朝" style:font-size-complex="9pt"/>
    </style:style>
    <style:style style:name="P25" style:family="paragraph" style:parent-style-name="Standard">
      <style:text-properties fo:color="#000000" style:font-name="ヒラギノ明朝 ProN" fo:font-size="9pt" officeooo:rsid="001e9f63" officeooo:paragraph-rsid="001e9f63" style:font-name-asian="ヒラギノ明朝 ProN" style:font-size-asian="9pt" style:font-name-complex="ＭＳ Ｐ明朝" style:font-size-complex="9pt"/>
    </style:style>
    <style:style style:name="P26" style:family="paragraph" style:parent-style-name="Standard">
      <style:paragraph-properties fo:text-align="start" style:justify-single-word="false"/>
      <style:text-properties fo:color="#000000" style:font-name="ヒラギノ明朝 ProN" fo:font-size="9pt" officeooo:rsid="005f976d" officeooo:paragraph-rsid="005f976d" style:font-name-asian="ヒラギノ明朝 ProN" style:font-size-asian="9pt" style:font-name-complex="ＭＳ Ｐ明朝" style:font-size-complex="9pt"/>
    </style:style>
    <style:style style:name="P27" style:family="paragraph" style:parent-style-name="Standard">
      <style:text-properties fo:color="#000000" style:font-name="ヒラギノ明朝 ProN" fo:font-size="9pt" officeooo:rsid="001e9f63" officeooo:paragraph-rsid="001e9f63" style:font-name-asian="ヒラギノ明朝 ProN" style:font-size-asian="9pt" style:font-name-complex="ＭＳ Ｐ明朝" style:font-size-complex="10.5pt"/>
    </style:style>
    <style:style style:name="P28"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paragraph-rsid="002c2f8f" style:font-name-asian="ヒラギノ明朝 ProN" style:font-size-asian="9pt" style:font-name-complex="ＭＳ Ｐ明朝" style:font-size-complex="9pt"/>
    </style:style>
    <style:style style:name="P29"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paragraph-rsid="002cd2c6" style:font-name-asian="ヒラギノ明朝 ProN" style:font-size-asian="9pt" style:font-name-complex="ＭＳ Ｐ明朝" style:font-size-complex="9pt"/>
    </style:style>
    <style:style style:name="P30"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paragraph-rsid="004a370f" style:font-name-asian="ヒラギノ明朝 ProN" style:font-size-asian="9pt" style:font-name-complex="ＭＳ Ｐ明朝" style:font-size-complex="9pt"/>
    </style:style>
    <style:style style:name="P31"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paragraph-rsid="004f7605" style:font-name-asian="ヒラギノ明朝 ProN" style:font-size-asian="9pt" style:font-name-complex="ＭＳ Ｐ明朝" style:font-size-complex="9pt"/>
    </style:style>
    <style:style style:name="P32"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paragraph-rsid="0052e86a" style:font-name-asian="ヒラギノ明朝 ProN" style:font-size-asian="9pt" style:font-name-complex="ＭＳ Ｐ明朝" style:font-size-complex="9pt"/>
    </style:style>
    <style:style style:name="P33"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paragraph-rsid="0054c548" style:font-name-asian="ヒラギノ明朝 ProN" style:font-size-asian="9pt" style:font-name-complex="ＭＳ Ｐ明朝" style:font-size-complex="9pt"/>
    </style:style>
    <style:style style:name="P34"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paragraph-rsid="0028f6ec" style:font-name-asian="ヒラギノ明朝 ProN" style:font-size-asian="9pt" style:font-name-complex="ＭＳ Ｐ明朝" style:font-size-complex="9pt"/>
    </style:style>
    <style:style style:name="P35"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paragraph-rsid="005f976d" style:font-name-asian="ヒラギノ明朝 ProN" style:font-size-asian="9pt" style:font-name-complex="ＭＳ Ｐ明朝" style:font-size-complex="9pt"/>
    </style:style>
    <style:style style:name="P36"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paragraph-rsid="0022e0cf" style:font-name-asian="ヒラギノ明朝 ProN" style:font-size-asian="9pt" style:font-name-complex="ＭＳ Ｐ明朝" style:font-size-complex="9pt"/>
    </style:style>
    <style:style style:name="P37"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rsid="0021f4aa" officeooo:paragraph-rsid="002cd2c6" style:font-name-asian="ヒラギノ明朝 ProN" style:font-size-asian="9pt" style:font-name-complex="ＭＳ Ｐ明朝" style:font-size-complex="9pt"/>
    </style:style>
    <style:style style:name="P38"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rsid="004a370f" officeooo:paragraph-rsid="004a370f" style:font-name-asian="ヒラギノ明朝 ProN" style:font-size-asian="9pt" style:font-name-complex="ＭＳ Ｐ明朝" style:font-size-complex="9pt"/>
    </style:style>
    <style:style style:name="P39"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rsid="004a370f" officeooo:paragraph-rsid="004f7605" style:font-name-asian="ヒラギノ明朝 ProN" style:font-size-asian="9pt" style:font-name-complex="ＭＳ Ｐ明朝" style:font-size-complex="9pt"/>
    </style:style>
    <style:style style:name="P40" style:family="paragraph" style:parent-style-name="Standard">
      <style:text-properties fo:font-variant="normal" fo:text-transform="none" fo:color="#24292e" style:font-name="ヒラギノ明朝 ProN" fo:font-size="9pt" fo:letter-spacing="normal" fo:font-style="normal" fo:font-weight="normal" officeooo:rsid="001db94a" officeooo:paragraph-rsid="001db94a" style:font-name-asian="ヒラギノ明朝 ProN" style:font-size-asian="9pt" style:font-name-complex="ＭＳ Ｐ明朝" style:font-size-complex="10.5pt"/>
    </style:style>
    <style:style style:name="P41" style:family="paragraph" style:parent-style-name="Standard">
      <style:text-properties fo:font-variant="normal" fo:text-transform="none" fo:color="#24292e" style:font-name="ヒラギノ明朝 ProN" fo:font-size="9pt" fo:letter-spacing="normal" fo:font-style="normal" fo:font-weight="normal" officeooo:rsid="001b47dd" officeooo:paragraph-rsid="001b47dd" style:font-name-asian="ヒラギノ明朝 ProN" style:font-size-asian="9pt" style:font-name-complex="ＭＳ Ｐ明朝" style:font-size-complex="10.5pt"/>
    </style:style>
    <style:style style:name="P42" style:family="paragraph" style:parent-style-name="Standard">
      <style:text-properties fo:font-variant="normal" fo:text-transform="none" fo:color="#24292e" style:font-name="ヒラギノ明朝 ProN" fo:font-size="9pt" fo:letter-spacing="normal" fo:font-style="normal" fo:font-weight="normal" officeooo:rsid="0022e0cf" officeooo:paragraph-rsid="0060d4e9" style:font-name-asian="ヒラギノ明朝 ProN" style:font-size-asian="9pt" style:font-style-asian="normal" style:font-weight-asian="normal" style:font-name-complex="ＭＳ Ｐ明朝" style:font-size-complex="9pt"/>
    </style:style>
    <style:style style:name="P43" style:family="paragraph" style:parent-style-name="Standard">
      <style:text-properties fo:font-variant="normal" fo:text-transform="none" fo:color="#24292e" style:font-name="ヒラギノ明朝 ProN" fo:font-size="9pt" fo:letter-spacing="normal" fo:font-style="normal" fo:font-weight="normal" officeooo:rsid="0022e0cf" officeooo:paragraph-rsid="005f976d" style:font-name-asian="ヒラギノ明朝 ProN" style:font-size-asian="9pt" style:font-style-asian="normal" style:font-weight-asian="normal" style:font-name-complex="ＭＳ 明朝" style:font-size-complex="9pt" style:font-weight-complex="bold"/>
    </style:style>
    <style:style style:name="P44" style:family="paragraph" style:parent-style-name="Standard">
      <style:paragraph-properties style:snap-to-layout-grid="false"/>
      <style:text-properties fo:font-variant="normal" fo:text-transform="none" fo:color="#24292e" style:font-name="ヒラギノ明朝 ProN" fo:font-size="9pt" fo:letter-spacing="normal" style:font-name-asian="ヒラギノ明朝 ProN" style:font-size-asian="9pt" style:font-name-complex="ＭＳ 明朝" style:font-size-complex="9pt" style:font-weight-complex="bold"/>
    </style:style>
    <style:style style:name="P45" style:family="paragraph" style:parent-style-name="Standard">
      <style:paragraph-properties fo:text-align="start" style:justify-single-word="false" fo:orphans="2" fo:widows="2"/>
      <style:text-properties fo:font-variant="normal" fo:text-transform="none" fo:color="#24292e" style:font-name="ヒラギノ明朝 ProN" fo:font-size="9pt" fo:letter-spacing="normal" officeooo:rsid="0018826c" officeooo:paragraph-rsid="001c8bf1" style:font-name-asian="ヒラギノ明朝 ProN" style:font-size-asian="9pt" style:font-name-complex="ＭＳ Ｐ明朝" style:font-size-complex="9pt"/>
    </style:style>
    <style:style style:name="P46" style:family="paragraph" style:parent-style-name="Standard">
      <style:text-properties fo:font-variant="normal" fo:text-transform="none" fo:color="#24292e" style:font-name="ヒラギノ明朝 ProN" fo:font-size="9pt" fo:letter-spacing="normal" officeooo:rsid="0018826c" officeooo:paragraph-rsid="001db94a" style:font-name-asian="ヒラギノ明朝 ProN" style:font-size-asian="9pt" style:font-name-complex="ＭＳ Ｐ明朝" style:font-size-complex="9pt"/>
    </style:style>
    <style:style style:name="P47" style:family="paragraph" style:parent-style-name="Standard">
      <style:text-properties fo:font-variant="normal" fo:text-transform="none" fo:color="#24292e" style:font-name="ヒラギノ明朝 ProN" fo:font-size="9pt" fo:letter-spacing="normal" officeooo:rsid="0018826c" officeooo:paragraph-rsid="001c8bf1" style:font-name-asian="ヒラギノ明朝 ProN" style:font-size-asian="9pt" style:font-name-complex="ＭＳ Ｐ明朝" style:font-size-complex="9pt"/>
    </style:style>
    <style:style style:name="P48" style:family="paragraph" style:parent-style-name="Standard">
      <style:text-properties fo:font-variant="normal" fo:text-transform="none" fo:color="#24292e" style:font-name="ヒラギノ明朝 ProN" fo:font-size="9pt" fo:letter-spacing="normal" officeooo:rsid="001db94a" officeooo:paragraph-rsid="001db94a" style:font-name-asian="ヒラギノ明朝 ProN" style:font-size-asian="9pt" style:font-name-complex="ＭＳ Ｐ明朝" style:font-size-complex="9pt"/>
    </style:style>
    <style:style style:name="P49" style:family="paragraph" style:parent-style-name="Standard">
      <style:paragraph-properties fo:text-align="start" style:justify-single-word="false" fo:orphans="2" fo:widows="2"/>
      <style:text-properties fo:font-variant="normal" fo:text-transform="none" fo:color="#24292e" style:font-name="ヒラギノ明朝 ProN" fo:font-size="9pt" fo:letter-spacing="normal" officeooo:rsid="0018826c" officeooo:paragraph-rsid="001c8bf1" style:font-name-asian="ヒラギノ明朝 ProN" style:font-size-asian="9pt" style:font-style-asian="normal" style:font-weight-asian="normal" style:font-name-complex="ＭＳ Ｐ明朝" style:font-size-complex="9pt"/>
    </style:style>
    <style:style style:name="P50" style:family="paragraph" style:parent-style-name="Standard">
      <style:text-properties fo:font-variant="normal" fo:text-transform="none" fo:color="#24292e" style:font-name="ヒラギノ明朝 ProN" fo:font-size="9pt" fo:letter-spacing="normal" officeooo:rsid="0018826c" officeooo:paragraph-rsid="001db94a" style:font-name-asian="ヒラギノ明朝 ProN" style:font-size-asian="9pt" style:font-style-asian="normal" style:font-weight-asian="normal" style:font-name-complex="ＭＳ Ｐ明朝" style:font-size-complex="9pt"/>
    </style:style>
    <style:style style:name="P51" style:family="paragraph" style:parent-style-name="Standard">
      <style:text-properties fo:font-variant="normal" fo:text-transform="none" fo:color="#24292e" style:font-name="ヒラギノ明朝 ProN" fo:font-size="9pt" fo:letter-spacing="normal" officeooo:rsid="0018826c" officeooo:paragraph-rsid="001c8bf1" style:font-name-asian="ヒラギノ明朝 ProN" style:font-size-asian="9pt" style:font-style-asian="normal" style:font-weight-asian="normal" style:font-name-complex="ＭＳ Ｐ明朝" style:font-size-complex="9pt"/>
    </style:style>
    <style:style style:name="P52" style:family="paragraph" style:parent-style-name="Standard">
      <style:paragraph-properties fo:text-align="start" style:justify-single-word="false"/>
      <style:text-properties fo:font-variant="normal" fo:text-transform="none" fo:color="#000000" style:font-name="ヒラギノ明朝 ProN" fo:font-size="9pt" fo:letter-spacing="normal" fo:font-style="normal" fo:font-weight="normal" officeooo:rsid="0021f4aa" officeooo:paragraph-rsid="002cd2c6" style:font-name-asian="ヒラギノ明朝 ProN" style:font-size-asian="9pt" style:font-name-complex="ＭＳ Ｐ明朝" style:font-size-complex="9pt"/>
    </style:style>
    <style:style style:name="P53" style:family="paragraph" style:parent-style-name="Standard">
      <style:paragraph-properties fo:text-align="start" style:justify-single-word="false"/>
      <style:text-properties fo:font-variant="normal" fo:text-transform="none" fo:color="#000000" style:font-name="ヒラギノ明朝 ProN" fo:font-size="9pt" fo:letter-spacing="normal" fo:font-style="normal" fo:font-weight="normal" officeooo:rsid="0021f4aa" officeooo:paragraph-rsid="004a370f" style:font-name-asian="ヒラギノ明朝 ProN" style:font-size-asian="9pt" style:font-name-complex="ＭＳ Ｐ明朝" style:font-size-complex="9pt"/>
    </style:style>
    <style:style style:name="P54" style:family="paragraph" style:parent-style-name="Standard">
      <style:paragraph-properties fo:text-align="start" style:justify-single-word="false"/>
      <style:text-properties fo:font-variant="normal" fo:text-transform="none" fo:color="#000000" style:font-name="ヒラギノ明朝 ProN" fo:font-size="9pt" fo:letter-spacing="normal" fo:font-style="normal" fo:font-weight="normal" officeooo:rsid="0021f4aa" officeooo:paragraph-rsid="004f7605" style:font-name-asian="ヒラギノ明朝 ProN" style:font-size-asian="9pt" style:font-name-complex="ＭＳ Ｐ明朝" style:font-size-complex="9pt"/>
    </style:style>
    <style:style style:name="P55" style:family="paragraph" style:parent-style-name="Standard">
      <style:text-properties style:font-name="ヒラギノ明朝 ProN" fo:font-size="9pt" officeooo:paragraph-rsid="001ed8ea" style:font-name-asian="ヒラギノ明朝 ProN" style:font-size-asian="9pt" style:font-name-complex="ＭＳ 明朝" style:font-size-complex="9pt" style:font-weight-complex="bold"/>
    </style:style>
    <style:style style:name="P56" style:family="paragraph" style:parent-style-name="Standard">
      <style:text-properties style:font-name="ヒラギノ明朝 ProN" fo:font-size="9pt" officeooo:paragraph-rsid="0022e0cf" style:font-name-asian="ヒラギノ明朝 ProN" style:font-size-asian="9pt" style:font-name-complex="ＭＳ 明朝" style:font-size-complex="9pt" style:font-weight-complex="bold"/>
    </style:style>
    <style:style style:name="P57" style:family="paragraph" style:parent-style-name="Standard">
      <style:text-properties style:font-name="ヒラギノ明朝 ProN" fo:font-size="9pt" officeooo:paragraph-rsid="0025e12e" style:font-name-asian="ヒラギノ明朝 ProN" style:font-size-asian="9pt" style:font-name-complex="ＭＳ 明朝" style:font-size-complex="9pt" style:font-weight-complex="bold"/>
    </style:style>
    <style:style style:name="P58" style:family="paragraph" style:parent-style-name="Standard">
      <style:text-properties style:font-name="ヒラギノ明朝 ProN" fo:font-size="9pt" officeooo:paragraph-rsid="0028f6ec" style:font-name-asian="ヒラギノ明朝 ProN" style:font-size-asian="9pt" style:font-name-complex="ＭＳ 明朝" style:font-size-complex="9pt" style:font-weight-complex="bold"/>
    </style:style>
    <style:style style:name="P59" style:family="paragraph" style:parent-style-name="Standard">
      <style:text-properties style:font-name="ヒラギノ明朝 ProN" fo:font-size="9pt" officeooo:paragraph-rsid="002c2f8f" style:font-name-asian="ヒラギノ明朝 ProN" style:font-size-asian="9pt" style:font-name-complex="ＭＳ 明朝" style:font-size-complex="9pt" style:font-weight-complex="bold"/>
    </style:style>
    <style:style style:name="P60" style:family="paragraph" style:parent-style-name="Standard">
      <style:text-properties style:font-name="ヒラギノ明朝 ProN" fo:font-size="9pt" officeooo:paragraph-rsid="003217a8" style:font-name-asian="ヒラギノ明朝 ProN" style:font-size-asian="9pt" style:font-name-complex="ＭＳ 明朝" style:font-size-complex="9pt" style:font-weight-complex="bold"/>
    </style:style>
    <style:style style:name="P61" style:family="paragraph" style:parent-style-name="Standard">
      <style:text-properties style:font-name="ヒラギノ明朝 ProN" fo:font-size="9pt" officeooo:paragraph-rsid="0049142f" style:font-name-asian="ヒラギノ明朝 ProN" style:font-size-asian="9pt" style:font-name-complex="ＭＳ 明朝" style:font-size-complex="9pt" style:font-weight-complex="bold"/>
    </style:style>
    <style:style style:name="P62" style:family="paragraph" style:parent-style-name="Standard">
      <style:text-properties style:font-name="ヒラギノ明朝 ProN" fo:font-size="9pt" officeooo:paragraph-rsid="004f7605" style:font-name-asian="ヒラギノ明朝 ProN" style:font-size-asian="9pt" style:font-name-complex="ＭＳ 明朝" style:font-size-complex="9pt" style:font-weight-complex="bold"/>
    </style:style>
    <style:style style:name="P63" style:family="paragraph" style:parent-style-name="Standard">
      <style:text-properties style:font-name="ヒラギノ明朝 ProN" fo:font-size="9pt" officeooo:paragraph-rsid="004f8812" style:font-name-asian="ヒラギノ明朝 ProN" style:font-size-asian="9pt" style:font-name-complex="ＭＳ 明朝" style:font-size-complex="9pt" style:font-weight-complex="bold"/>
    </style:style>
    <style:style style:name="P64" style:family="paragraph" style:parent-style-name="Standard">
      <style:paragraph-properties fo:text-align="start" style:justify-single-word="false"/>
      <style:text-properties style:font-name="ヒラギノ明朝 ProN" fo:font-size="9pt" officeooo:paragraph-rsid="001ed8ea" style:font-name-asian="ヒラギノ明朝 ProN" style:font-size-asian="9pt" style:font-name-complex="ＭＳ 明朝" style:font-size-complex="9pt" style:font-weight-complex="bold"/>
    </style:style>
    <style:style style:name="P65" style:family="paragraph" style:parent-style-name="Standard">
      <style:paragraph-properties fo:text-align="start" style:justify-single-word="false"/>
      <style:text-properties style:font-name="ヒラギノ明朝 ProN" fo:font-size="9pt" officeooo:paragraph-rsid="00716ef7" style:font-name-asian="ヒラギノ明朝 ProN" style:font-size-asian="9pt" style:font-name-complex="ＭＳ 明朝" style:font-size-complex="9pt" style:font-weight-complex="bold"/>
    </style:style>
    <style:style style:name="P66" style:family="paragraph" style:parent-style-name="Standard">
      <style:text-properties style:font-name="ヒラギノ明朝 ProN" fo:font-size="9pt" officeooo:paragraph-rsid="0052e86a" style:font-name-asian="ヒラギノ明朝 ProN" style:font-size-asian="9pt" style:font-name-complex="ＭＳ 明朝" style:font-size-complex="9pt" style:font-weight-complex="bold"/>
    </style:style>
    <style:style style:name="P67" style:family="paragraph" style:parent-style-name="Standard">
      <style:text-properties style:font-name="ヒラギノ明朝 ProN" fo:font-size="9pt" officeooo:paragraph-rsid="0054c548" style:font-name-asian="ヒラギノ明朝 ProN" style:font-size-asian="9pt" style:font-name-complex="ＭＳ 明朝" style:font-size-complex="9pt" style:font-weight-complex="bold"/>
    </style:style>
    <style:style style:name="P68" style:family="paragraph" style:parent-style-name="Standard">
      <style:paragraph-properties fo:text-align="end" style:justify-single-word="false"/>
      <style:text-properties style:font-name="ヒラギノ明朝 ProN" fo:font-size="9pt" style:font-name-asian="ヒラギノ明朝 ProN" style:font-size-asian="9pt" style:font-name-complex="ＭＳ 明朝" style:font-size-complex="9pt" style:font-weight-complex="bold"/>
    </style:style>
    <style:style style:name="P69" style:family="paragraph" style:parent-style-name="Standard">
      <style:paragraph-properties fo:text-align="center" style:justify-single-word="false"/>
      <style:text-properties style:font-name="ヒラギノ明朝 ProN" fo:font-size="9pt" style:font-name-asian="ヒラギノ明朝 ProN" style:font-size-asian="9pt" style:font-name-complex="ＭＳ 明朝" style:font-size-complex="9pt" style:font-weight-complex="bold"/>
    </style:style>
    <style:style style:name="P70" style:family="paragraph" style:parent-style-name="Standard">
      <style:text-properties style:font-name="ヒラギノ明朝 ProN" fo:font-size="9pt" officeooo:rsid="004a370f" officeooo:paragraph-rsid="004a370f" style:font-name-asian="ヒラギノ明朝 ProN" style:font-size-asian="9pt" style:font-name-complex="ＭＳ 明朝" style:font-size-complex="9pt" style:font-weight-complex="bold"/>
    </style:style>
    <style:style style:name="P71" style:family="paragraph" style:parent-style-name="Standard">
      <style:text-properties style:font-name="ヒラギノ明朝 ProN" fo:font-size="9pt" officeooo:rsid="004f7605" officeooo:paragraph-rsid="004f7605" style:font-name-asian="ヒラギノ明朝 ProN" style:font-size-asian="9pt" style:font-name-complex="ＭＳ 明朝" style:font-size-complex="9pt" style:font-weight-complex="bold"/>
    </style:style>
    <style:style style:name="P72" style:family="paragraph" style:parent-style-name="Standard">
      <style:text-properties style:font-name="ヒラギノ明朝 ProN" fo:font-size="9pt" officeooo:rsid="004f7605" officeooo:paragraph-rsid="00505f5d" style:font-name-asian="ヒラギノ明朝 ProN" style:font-size-asian="9pt" style:font-name-complex="ＭＳ 明朝" style:font-size-complex="9pt" style:font-weight-complex="bold"/>
    </style:style>
    <style:style style:name="P73" style:family="paragraph" style:parent-style-name="Standard">
      <style:text-properties style:font-name="ヒラギノ明朝 ProN" fo:font-size="9pt" officeooo:rsid="001c8bf1" officeooo:paragraph-rsid="001c8bf1" style:font-name-asian="ヒラギノ明朝 ProN" style:font-size-asian="9pt" style:font-name-complex="ＭＳ 明朝" style:font-size-complex="9pt" style:font-weight-complex="bold"/>
    </style:style>
    <style:style style:name="P74" style:family="paragraph" style:parent-style-name="Standard">
      <style:text-properties style:font-name="ヒラギノ明朝 ProN" fo:font-size="9pt" officeooo:rsid="0028f6ec" officeooo:paragraph-rsid="0028f6ec" style:font-name-asian="ヒラギノ明朝 ProN" style:font-size-asian="9pt" style:font-name-complex="ＭＳ 明朝" style:font-size-complex="9pt" style:font-weight-complex="bold"/>
    </style:style>
    <style:style style:name="P75" style:family="paragraph" style:parent-style-name="Standard">
      <style:text-properties style:font-name="ヒラギノ明朝 ProN" fo:font-size="9pt" officeooo:rsid="0028f6ec" officeooo:paragraph-rsid="002c2f8f" style:font-name-asian="ヒラギノ明朝 ProN" style:font-size-asian="9pt" style:font-name-complex="ＭＳ 明朝" style:font-size-complex="9pt" style:font-weight-complex="bold"/>
    </style:style>
    <style:style style:name="P76" style:family="paragraph" style:parent-style-name="Standard">
      <style:text-properties style:font-name="ヒラギノ明朝 ProN" fo:font-size="9pt" officeooo:rsid="0028f6ec" officeooo:paragraph-rsid="004a370f" style:font-name-asian="ヒラギノ明朝 ProN" style:font-size-asian="9pt" style:font-name-complex="ＭＳ 明朝" style:font-size-complex="9pt" style:font-weight-complex="bold"/>
    </style:style>
    <style:style style:name="P77" style:family="paragraph" style:parent-style-name="Standard">
      <style:text-properties style:font-name="ヒラギノ明朝 ProN" fo:font-size="9pt" officeooo:rsid="0028f6ec" officeooo:paragraph-rsid="004f7605" style:font-name-asian="ヒラギノ明朝 ProN" style:font-size-asian="9pt" style:font-name-complex="ＭＳ 明朝" style:font-size-complex="9pt" style:font-weight-complex="bold"/>
    </style:style>
    <style:style style:name="P78" style:family="paragraph" style:parent-style-name="Standard">
      <style:text-properties style:font-name="ヒラギノ明朝 ProN" fo:font-size="9pt" officeooo:paragraph-rsid="005f976d" style:font-name-asian="ヒラギノ明朝 ProN" style:font-size-asian="9pt" style:font-name-complex="ＭＳ 明朝" style:font-size-complex="9pt" style:font-weight-complex="bold"/>
    </style:style>
    <style:style style:name="P79" style:family="paragraph" style:parent-style-name="Standard">
      <style:text-properties style:font-name="ヒラギノ明朝 ProN" fo:font-size="9pt" officeooo:paragraph-rsid="00716ef7" style:font-name-asian="ヒラギノ明朝 ProN" style:font-size-asian="9pt" style:font-name-complex="ＭＳ 明朝" style:font-size-complex="9pt" style:font-weight-complex="bold"/>
    </style:style>
    <style:style style:name="P80" style:family="paragraph" style:parent-style-name="Standard">
      <style:text-properties style:font-name="ヒラギノ明朝 ProN" fo:font-size="9pt" officeooo:paragraph-rsid="005f976d" style:font-name-asian="ヒラギノ明朝 ProN" style:font-size-asian="9pt" style:font-name-complex="ＭＳ 明朝" style:font-size-complex="9pt"/>
    </style:style>
    <style:style style:name="P81" style:family="paragraph" style:parent-style-name="Standard">
      <style:text-properties style:font-name="ヒラギノ明朝 ProN" fo:font-size="9pt" style:font-name-asian="ヒラギノ明朝 ProN" style:font-size-asian="9pt" style:font-name-complex="ＭＳ Ｐ明朝" style:font-size-complex="10.5pt"/>
    </style:style>
    <style:style style:name="P82" style:family="paragraph" style:parent-style-name="Standard">
      <style:text-properties style:font-name="ヒラギノ明朝 ProN" fo:font-size="9pt" officeooo:rsid="0018826c" officeooo:paragraph-rsid="0018826c" style:font-name-asian="ヒラギノ明朝 ProN" style:font-size-asian="9pt" style:font-name-complex="ＭＳ Ｐ明朝" style:font-size-complex="10.5pt"/>
    </style:style>
    <style:style style:name="P83" style:family="paragraph" style:parent-style-name="Standard">
      <style:paragraph-properties fo:text-align="start" style:justify-single-word="false" fo:orphans="2" fo:widows="2"/>
      <style:text-properties style:font-name="ヒラギノ明朝 ProN" fo:font-size="9pt" officeooo:rsid="0018826c" officeooo:paragraph-rsid="0018826c" style:font-name-asian="ヒラギノ明朝 ProN" style:font-size-asian="9pt" style:font-name-complex="ＭＳ Ｐ明朝" style:font-size-complex="10.5pt"/>
    </style:style>
    <style:style style:name="P84" style:family="paragraph" style:parent-style-name="Standard">
      <style:paragraph-properties fo:text-align="start" style:justify-single-word="false" fo:orphans="2" fo:widows="2"/>
      <style:text-properties style:font-name="ヒラギノ明朝 ProN" fo:font-size="9pt" officeooo:rsid="001c8bf1" officeooo:paragraph-rsid="001c8bf1" style:font-name-asian="ヒラギノ明朝 ProN" style:font-size-asian="9pt" style:font-name-complex="ＭＳ Ｐ明朝" style:font-size-complex="10.5pt"/>
    </style:style>
    <style:style style:name="P85" style:family="paragraph" style:parent-style-name="Standard">
      <style:text-properties style:font-name="ヒラギノ明朝 ProN" fo:font-size="9pt" officeooo:rsid="001c8bf1" officeooo:paragraph-rsid="001c8bf1" style:font-name-asian="ヒラギノ明朝 ProN" style:font-size-asian="9pt" style:font-name-complex="ＭＳ Ｐ明朝" style:font-size-complex="10.5pt"/>
    </style:style>
    <style:style style:name="P86" style:family="paragraph" style:parent-style-name="Standard">
      <style:text-properties style:font-name="ヒラギノ明朝 ProN" fo:font-size="9pt" officeooo:rsid="001db94a" officeooo:paragraph-rsid="001db94a" style:font-name-asian="ヒラギノ明朝 ProN" style:font-size-asian="9pt" style:font-name-complex="ＭＳ Ｐ明朝" style:font-size-complex="10.5pt"/>
    </style:style>
    <style:style style:name="P87" style:family="paragraph" style:parent-style-name="Standard">
      <style:text-properties style:font-name="ヒラギノ明朝 ProN" fo:font-size="9pt" officeooo:rsid="001b47dd" officeooo:paragraph-rsid="001c8bf1" style:font-name-asian="ヒラギノ明朝 ProN" style:font-size-asian="9pt" style:font-name-complex="ＭＳ Ｐ明朝" style:font-size-complex="10.5pt"/>
    </style:style>
    <style:style style:name="P88" style:family="paragraph" style:parent-style-name="Standard">
      <style:text-properties style:font-name="ヒラギノ明朝 ProN" fo:font-size="9pt" officeooo:rsid="001b47dd" officeooo:paragraph-rsid="001db94a" style:font-name-asian="ヒラギノ明朝 ProN" style:font-size-asian="9pt" style:font-name-complex="ＭＳ Ｐ明朝" style:font-size-complex="10.5pt"/>
    </style:style>
    <style:style style:name="P89" style:family="paragraph" style:parent-style-name="Standard">
      <style:paragraph-properties fo:text-align="start" style:justify-single-word="false" fo:orphans="2" fo:widows="2"/>
      <style:text-properties style:font-name="ヒラギノ明朝 ProN" fo:font-size="9pt" officeooo:rsid="0018826c" officeooo:paragraph-rsid="006b5f1e" style:font-name-asian="ヒラギノ明朝 ProN" style:font-size-asian="9pt" style:font-name-complex="ＭＳ Ｐ明朝" style:font-size-complex="9pt"/>
    </style:style>
    <style:style style:name="P90" style:family="paragraph" style:parent-style-name="Standard">
      <style:paragraph-properties fo:text-align="start" style:justify-single-word="false" fo:orphans="2" fo:widows="2"/>
      <style:text-properties style:font-name="ヒラギノ明朝 ProN" fo:font-size="9pt" officeooo:rsid="0018826c" officeooo:paragraph-rsid="0018826c" style:font-name-asian="ヒラギノ明朝 ProN" style:font-size-asian="9pt" style:font-name-complex="ＭＳ Ｐ明朝" style:font-size-complex="9pt"/>
    </style:style>
    <style:style style:name="P91" style:family="paragraph" style:parent-style-name="Standard">
      <style:text-properties style:font-name="ヒラギノ明朝 ProN" fo:font-size="9pt" officeooo:rsid="001db94a" officeooo:paragraph-rsid="001db94a" style:font-name-asian="ヒラギノ明朝 ProN" style:font-size-asian="9pt" style:font-name-complex="ＭＳ Ｐ明朝" style:font-size-complex="9pt"/>
    </style:style>
    <style:style style:name="P92" style:family="paragraph" style:parent-style-name="Standard">
      <style:text-properties style:font-name="ヒラギノ明朝 ProN" fo:font-size="9pt" officeooo:paragraph-rsid="003b3903" style:font-name-asian="ヒラギノ明朝 ProN" style:font-size-asian="9pt" style:font-size-complex="9pt"/>
    </style:style>
    <style:style style:name="P93" style:family="paragraph" style:parent-style-name="Standard">
      <style:text-properties style:font-name="ヒラギノ明朝 ProN" fo:font-size="9pt" officeooo:paragraph-rsid="00474183" style:font-name-asian="ヒラギノ明朝 ProN" style:font-size-asian="9pt" style:font-size-complex="9pt"/>
    </style:style>
    <style:style style:name="P94" style:family="paragraph" style:parent-style-name="Standard">
      <style:text-properties style:font-name="ヒラギノ明朝 ProN" fo:font-size="9pt" officeooo:paragraph-rsid="004f7605" style:font-name-asian="ヒラギノ明朝 ProN" style:font-size-asian="9pt" style:font-size-complex="9pt"/>
    </style:style>
    <style:style style:name="P95" style:family="paragraph" style:parent-style-name="Standard">
      <style:paragraph-properties fo:text-align="start" style:justify-single-word="false" fo:orphans="2" fo:widows="2"/>
      <style:text-properties style:font-name="ヒラギノ明朝 ProN" fo:font-size="9pt" officeooo:paragraph-rsid="001c8bf1" style:font-name-asian="ヒラギノ明朝 ProN" style:font-size-asian="9pt" style:font-size-complex="9pt"/>
    </style:style>
    <style:style style:name="P96" style:family="paragraph" style:parent-style-name="Standard">
      <style:paragraph-properties style:text-autospace="none"/>
      <style:text-properties style:font-name="ヒラギノ明朝 ProN" fo:font-size="9pt" officeooo:paragraph-rsid="0022e0cf" style:letter-kerning="true" style:font-name-asian="ヒラギノ明朝 ProN" style:font-size-asian="9pt" style:font-name-complex="ＭＳ 明朝" style:font-size-complex="9pt"/>
    </style:style>
    <style:style style:name="P97" style:family="paragraph" style:parent-style-name="Standard">
      <style:paragraph-properties style:text-autospace="none"/>
      <style:text-properties style:font-name="ヒラギノ明朝 ProN" fo:font-size="9pt" officeooo:paragraph-rsid="0028f6ec" style:letter-kerning="true" style:font-name-asian="ヒラギノ明朝 ProN" style:font-size-asian="9pt" style:font-name-complex="ＭＳ 明朝" style:font-size-complex="9pt"/>
    </style:style>
    <style:style style:name="P98" style:family="paragraph" style:parent-style-name="Standard">
      <style:paragraph-properties style:text-autospace="none"/>
      <style:text-properties style:font-name="ヒラギノ明朝 ProN" fo:font-size="9pt" officeooo:paragraph-rsid="002c2f8f" style:letter-kerning="true" style:font-name-asian="ヒラギノ明朝 ProN" style:font-size-asian="9pt" style:font-name-complex="ＭＳ 明朝" style:font-size-complex="9pt"/>
    </style:style>
    <style:style style:name="P99" style:family="paragraph" style:parent-style-name="Standard">
      <style:paragraph-properties style:text-autospace="none"/>
      <style:text-properties style:font-name="ヒラギノ明朝 ProN" fo:font-size="9pt" officeooo:paragraph-rsid="0049142f" style:letter-kerning="true" style:font-name-asian="ヒラギノ明朝 ProN" style:font-size-asian="9pt" style:font-name-complex="ＭＳ 明朝" style:font-size-complex="9pt"/>
    </style:style>
    <style:style style:name="P100" style:family="paragraph" style:parent-style-name="Standard">
      <style:paragraph-properties style:text-autospace="none"/>
      <style:text-properties style:font-name="ヒラギノ明朝 ProN" fo:font-size="9pt" officeooo:paragraph-rsid="004f7605" style:letter-kerning="true" style:font-name-asian="ヒラギノ明朝 ProN" style:font-size-asian="9pt" style:font-name-complex="ＭＳ 明朝" style:font-size-complex="9pt"/>
    </style:style>
    <style:style style:name="P101" style:family="paragraph" style:parent-style-name="Standard">
      <style:paragraph-properties style:text-autospace="none"/>
      <style:text-properties style:font-name="ヒラギノ明朝 ProN" fo:font-size="9pt" officeooo:paragraph-rsid="0052e86a" style:letter-kerning="true" style:font-name-asian="ヒラギノ明朝 ProN" style:font-size-asian="9pt" style:font-name-complex="ＭＳ 明朝" style:font-size-complex="9pt"/>
    </style:style>
    <style:style style:name="P102" style:family="paragraph" style:parent-style-name="Standard">
      <style:paragraph-properties style:text-autospace="none"/>
      <style:text-properties style:font-name="ヒラギノ明朝 ProN" fo:font-size="9pt" officeooo:paragraph-rsid="0054c548" style:letter-kerning="true" style:font-name-asian="ヒラギノ明朝 ProN" style:font-size-asian="9pt" style:font-name-complex="ＭＳ 明朝" style:font-size-complex="9pt"/>
    </style:style>
    <style:style style:name="P103" style:family="paragraph" style:parent-style-name="Standard">
      <style:text-properties style:font-name="ヒラギノ明朝 ProN" fo:font-size="9pt" officeooo:paragraph-rsid="002c2f8f" style:letter-kerning="true" style:font-name-asian="ヒラギノ明朝 ProN" style:font-size-asian="9pt" style:font-name-complex="ＭＳ 明朝" style:font-size-complex="9pt"/>
    </style:style>
    <style:style style:name="P104" style:family="paragraph" style:parent-style-name="Standard">
      <style:text-properties style:font-name="ヒラギノ明朝 ProN" fo:font-size="9pt" officeooo:paragraph-rsid="0049142f" style:letter-kerning="true" style:font-name-asian="ヒラギノ明朝 ProN" style:font-size-asian="9pt" style:font-name-complex="ＭＳ 明朝" style:font-size-complex="9pt"/>
    </style:style>
    <style:style style:name="P105" style:family="paragraph" style:parent-style-name="Standard">
      <style:text-properties style:font-name="ヒラギノ明朝 ProN" fo:font-size="9pt" officeooo:paragraph-rsid="004f7605" style:letter-kerning="true" style:font-name-asian="ヒラギノ明朝 ProN" style:font-size-asian="9pt" style:font-name-complex="ＭＳ 明朝" style:font-size-complex="9pt"/>
    </style:style>
    <style:style style:name="P106" style:family="paragraph" style:parent-style-name="Standard">
      <style:text-properties style:font-name="ヒラギノ明朝 ProN" fo:font-size="9pt" officeooo:paragraph-rsid="0054c548" style:letter-kerning="true" style:font-name-asian="ヒラギノ明朝 ProN" style:font-size-asian="9pt" style:font-name-complex="ＭＳ 明朝" style:font-size-complex="9pt"/>
    </style:style>
    <style:style style:name="P107" style:family="paragraph" style:parent-style-name="Standard">
      <style:paragraph-properties style:text-autospace="none"/>
      <style:text-properties style:font-name="ヒラギノ明朝 ProN" fo:font-size="9pt" officeooo:rsid="0028f6ec" officeooo:paragraph-rsid="0028f6ec" style:letter-kerning="true" style:font-name-asian="ヒラギノ明朝 ProN" style:font-size-asian="9pt" style:font-name-complex="ＭＳ 明朝" style:font-size-complex="9pt"/>
    </style:style>
    <style:style style:name="P108" style:family="paragraph" style:parent-style-name="Standard">
      <style:paragraph-properties style:text-autospace="none"/>
      <style:text-properties style:font-name="ヒラギノ明朝 ProN" fo:font-size="9pt" officeooo:rsid="0028f6ec" officeooo:paragraph-rsid="002c2f8f" style:letter-kerning="true" style:font-name-asian="ヒラギノ明朝 ProN" style:font-size-asian="9pt" style:font-name-complex="ＭＳ 明朝" style:font-size-complex="9pt"/>
    </style:style>
    <style:style style:name="P109" style:family="paragraph" style:parent-style-name="Standard">
      <style:paragraph-properties style:text-autospace="none"/>
      <style:text-properties style:font-name="ヒラギノ明朝 ProN" fo:font-size="9pt" officeooo:rsid="0052e86a" officeooo:paragraph-rsid="0052e86a" style:letter-kerning="true" style:font-name-asian="ヒラギノ明朝 ProN" style:font-size-asian="9pt" style:font-name-complex="ＭＳ 明朝" style:font-size-complex="9pt"/>
    </style:style>
    <style:style style:name="P110" style:family="paragraph" style:parent-style-name="Standard">
      <style:paragraph-properties style:text-autospace="none"/>
      <style:text-properties style:font-name="ヒラギノ明朝 ProN" fo:font-size="9pt" officeooo:rsid="0052e86a" officeooo:paragraph-rsid="0054c548" style:letter-kerning="true" style:font-name-asian="ヒラギノ明朝 ProN" style:font-size-asian="9pt" style:font-name-complex="ＭＳ 明朝" style:font-size-complex="9pt"/>
    </style:style>
    <style:style style:name="P111" style:family="paragraph" style:parent-style-name="Standard">
      <style:paragraph-properties style:text-autospace="none"/>
      <style:text-properties style:font-name="ヒラギノ明朝 ProN" fo:font-size="9pt" officeooo:rsid="0021f4aa" officeooo:paragraph-rsid="0052e86a" style:letter-kerning="true" style:font-name-asian="ヒラギノ明朝 ProN" style:font-size-asian="9pt" style:font-name-complex="ＭＳ 明朝" style:font-size-complex="9pt"/>
    </style:style>
    <style:style style:name="P112" style:family="paragraph" style:parent-style-name="Standard">
      <style:paragraph-properties style:text-autospace="none"/>
      <style:text-properties style:font-name="ヒラギノ明朝 ProN" fo:font-size="9pt" officeooo:rsid="0021f4aa" officeooo:paragraph-rsid="0054c548" style:letter-kerning="true" style:font-name-asian="ヒラギノ明朝 ProN" style:font-size-asian="9pt" style:font-name-complex="ＭＳ 明朝" style:font-size-complex="9pt"/>
    </style:style>
    <style:style style:name="P113" style:family="paragraph" style:parent-style-name="Standard">
      <style:paragraph-properties style:text-autospace="none"/>
      <style:text-properties style:font-name="ヒラギノ明朝 ProN" fo:font-size="9pt" officeooo:rsid="0021f4aa" officeooo:paragraph-rsid="002c2f8f" style:letter-kerning="true" style:font-name-asian="ヒラギノ明朝 ProN" style:font-size-asian="9pt" style:font-name-complex="ＭＳ 明朝" style:font-size-complex="9pt"/>
    </style:style>
    <style:style style:name="P114" style:family="paragraph" style:parent-style-name="Standard">
      <style:paragraph-properties style:text-autospace="none"/>
      <style:text-properties style:font-name="ヒラギノ明朝 ProN" fo:font-size="9pt" officeooo:rsid="0021f4aa" officeooo:paragraph-rsid="0022e0cf" style:letter-kerning="true" style:font-name-asian="ヒラギノ明朝 ProN" style:font-size-asian="9pt" style:font-name-complex="ＭＳ 明朝" style:font-size-complex="9pt"/>
    </style:style>
    <style:style style:name="P115" style:family="paragraph" style:parent-style-name="Standard">
      <style:paragraph-properties style:text-autospace="none"/>
      <style:text-properties style:font-name="ヒラギノ明朝 ProN" fo:font-size="9pt" officeooo:rsid="0021f4aa" officeooo:paragraph-rsid="0028f6ec" style:letter-kerning="true" style:font-name-asian="ヒラギノ明朝 ProN" style:font-size-asian="9pt" style:font-name-complex="ＭＳ 明朝" style:font-size-complex="9pt"/>
    </style:style>
    <style:style style:name="P116" style:family="paragraph" style:parent-style-name="Standard">
      <style:paragraph-properties style:text-autospace="none"/>
      <style:text-properties style:font-name="ヒラギノ明朝 ProN" fo:font-size="9pt" officeooo:rsid="0021f4aa" officeooo:paragraph-rsid="0049142f" style:letter-kerning="true" style:font-name-asian="ヒラギノ明朝 ProN" style:font-size-asian="9pt" style:font-name-complex="ＭＳ 明朝" style:font-size-complex="9pt"/>
    </style:style>
    <style:style style:name="P117" style:family="paragraph" style:parent-style-name="Standard">
      <style:paragraph-properties style:text-autospace="none"/>
      <style:text-properties style:font-name="ヒラギノ明朝 ProN" fo:font-size="9pt" officeooo:rsid="0021f4aa" officeooo:paragraph-rsid="004f7605" style:letter-kerning="true" style:font-name-asian="ヒラギノ明朝 ProN" style:font-size-asian="9pt" style:font-name-complex="ＭＳ 明朝" style:font-size-complex="9pt"/>
    </style:style>
    <style:style style:name="P118" style:family="paragraph" style:parent-style-name="Standard">
      <style:paragraph-properties style:text-autospace="none"/>
      <style:text-properties style:font-name="ヒラギノ明朝 ProN" fo:font-size="9pt" officeooo:rsid="005e29a1" officeooo:paragraph-rsid="005e29a1" style:letter-kerning="true" style:font-name-asian="ヒラギノ明朝 ProN" style:font-size-asian="9pt" style:font-name-complex="ＭＳ 明朝" style:font-size-complex="9pt"/>
    </style:style>
    <style:style style:name="P119" style:family="paragraph" style:parent-style-name="Standard">
      <style:text-properties style:font-name="ヒラギノ明朝 ProN" fo:font-size="9pt" officeooo:paragraph-rsid="0052e86a" style:letter-kerning="true" style:font-name-asian="ヒラギノ明朝 ProN" style:font-size-asian="9pt" style:font-name-complex="ＭＳ 明朝" style:font-size-complex="9pt"/>
    </style:style>
    <style:style style:name="P120" style:family="paragraph" style:parent-style-name="Standard">
      <style:paragraph-properties fo:text-align="end" style:justify-single-word="false"/>
      <style:text-properties style:font-name="ヒラギノ明朝 ProN" fo:font-size="9pt" style:text-underline-style="solid" style:text-underline-width="auto" style:text-underline-color="font-color" style:font-name-asian="ヒラギノ明朝 ProN" style:font-size-asian="9pt" style:font-name-complex="ＭＳ 明朝" style:font-size-complex="9pt" style:font-weight-complex="bold"/>
    </style:style>
    <style:style style:name="P121" style:family="paragraph" style:parent-style-name="Standard">
      <style:text-properties style:font-name="ヒラギノ明朝 ProN" officeooo:paragraph-rsid="002c2f8f" style:font-name-asian="ヒラギノ明朝 ProN"/>
    </style:style>
    <style:style style:name="P122" style:family="paragraph" style:parent-style-name="Standard">
      <style:text-properties style:font-name="ヒラギノ明朝 ProN" officeooo:paragraph-rsid="0054c548" style:font-name-asian="ヒラギノ明朝 ProN"/>
    </style:style>
    <style:style style:name="P123" style:family="paragraph" style:parent-style-name="Standard">
      <style:text-properties style:font-name="ヒラギノ明朝 ProN" officeooo:paragraph-rsid="00510cf0" style:font-name-asian="ヒラギノ明朝 ProN"/>
    </style:style>
    <style:style style:name="P124" style:family="paragraph" style:parent-style-name="Standard">
      <style:text-properties style:font-name="ヒラギノ明朝 ProN" fo:font-size="11pt" officeooo:paragraph-rsid="001ed8ea" style:font-name-asian="ヒラギノ明朝 ProN" style:font-size-asian="11pt" style:font-name-complex="ＭＳ 明朝" style:font-size-complex="11pt" style:font-weight-complex="bold"/>
    </style:style>
    <style:style style:name="P125" style:family="paragraph" style:parent-style-name="Standard">
      <style:text-properties style:font-name="ヒラギノ明朝 ProN" fo:font-size="11pt" officeooo:paragraph-rsid="00716ef7" style:font-name-asian="ヒラギノ明朝 ProN" style:font-size-asian="11pt" style:font-name-complex="ＭＳ 明朝" style:font-size-complex="11pt" style:font-weight-complex="bold"/>
    </style:style>
    <style:style style:name="P126" style:family="paragraph" style:parent-style-name="Standard">
      <style:paragraph-properties fo:line-height="150%"/>
      <style:text-properties style:font-name="ヒラギノ明朝 ProN" fo:font-size="10pt" officeooo:paragraph-rsid="0028f6ec" style:font-name-asian="ヒラギノ明朝 ProN" style:font-size-asian="10pt" style:font-name-complex="ＭＳ ゴシック" style:font-weight-complex="bold"/>
    </style:style>
    <style:style style:name="P127" style:family="paragraph" style:parent-style-name="Standard">
      <style:paragraph-properties fo:line-height="150%"/>
      <style:text-properties style:font-name="ヒラギノ明朝 ProN" fo:font-size="10pt" officeooo:paragraph-rsid="002c2f8f" style:font-name-asian="ヒラギノ明朝 ProN" style:font-size-asian="10pt" style:font-name-complex="ＭＳ ゴシック" style:font-size-complex="9pt" style:font-weight-complex="bold"/>
    </style:style>
    <style:style style:name="P128" style:family="paragraph" style:parent-style-name="Standard">
      <style:paragraph-properties fo:line-height="150%"/>
      <style:text-properties style:font-name="ヒラギノ明朝 ProN" fo:font-size="10pt" officeooo:paragraph-rsid="0028f6ec" style:font-name-asian="ヒラギノ明朝 ProN" style:font-size-asian="10pt" style:font-name-complex="ＭＳ ゴシック" style:font-size-complex="9pt" style:font-weight-complex="bold"/>
    </style:style>
    <style:style style:name="P129" style:family="paragraph" style:parent-style-name="Standard">
      <style:paragraph-properties fo:line-height="150%"/>
      <style:text-properties style:font-name="ヒラギノ明朝 ProN" fo:font-size="10pt" officeooo:paragraph-rsid="0049142f" style:font-name-asian="ヒラギノ明朝 ProN" style:font-size-asian="10pt" style:font-name-complex="ＭＳ ゴシック" style:font-size-complex="9pt" style:font-weight-complex="bold"/>
    </style:style>
    <style:style style:name="P130" style:family="paragraph" style:parent-style-name="Standard">
      <style:paragraph-properties fo:line-height="150%"/>
      <style:text-properties style:font-name="ヒラギノ明朝 ProN" fo:font-size="10pt" officeooo:paragraph-rsid="004f7605" style:font-name-asian="ヒラギノ明朝 ProN" style:font-size-asian="10pt" style:font-name-complex="ＭＳ ゴシック" style:font-size-complex="9pt" style:font-weight-complex="bold"/>
    </style:style>
    <style:style style:name="P131" style:family="paragraph" style:parent-style-name="Standard">
      <style:text-properties style:font-name="ヒラギノ明朝 ProN" fo:font-size="12pt" style:font-name-asian="ヒラギノ明朝 ProN" style:font-size-asian="12pt" style:font-name-complex="ＭＳ Ｐ明朝"/>
    </style:style>
    <style:style style:name="P132" style:family="paragraph" style:parent-style-name="Standard">
      <style:text-properties officeooo:paragraph-rsid="0022e0cf"/>
    </style:style>
    <style:style style:name="P133" style:family="paragraph" style:parent-style-name="Standard">
      <style:text-properties officeooo:paragraph-rsid="0028f6ec"/>
    </style:style>
    <style:style style:name="P134" style:family="paragraph" style:parent-style-name="Standard">
      <style:text-properties officeooo:paragraph-rsid="002c2f8f"/>
    </style:style>
    <style:style style:name="P135" style:family="paragraph" style:parent-style-name="Standard">
      <style:text-properties officeooo:paragraph-rsid="0049142f"/>
    </style:style>
    <style:style style:name="P136" style:family="paragraph" style:parent-style-name="Standard">
      <style:text-properties officeooo:paragraph-rsid="004f7605"/>
    </style:style>
    <style:style style:name="P137" style:family="paragraph" style:parent-style-name="Standard">
      <style:text-properties officeooo:paragraph-rsid="0052e86a"/>
    </style:style>
    <style:style style:name="P138" style:family="paragraph" style:parent-style-name="Standard">
      <style:text-properties officeooo:paragraph-rsid="0054c548"/>
    </style:style>
    <style:style style:name="P139" style:family="paragraph" style:parent-style-name="Standard">
      <style:text-properties officeooo:paragraph-rsid="00716ef7"/>
    </style:style>
    <style:style style:name="P140" style:family="paragraph" style:parent-style-name="Text_20_body">
      <style:paragraph-properties fo:text-align="justify" style:justify-single-word="false"/>
      <style:text-properties fo:color="#000000" style:font-name="ヒラギノ明朝 ProN" fo:font-size="9pt" officeooo:paragraph-rsid="0022e0cf" style:font-name-asian="ヒラギノ明朝 ProN" style:font-size-asian="9pt" style:font-name-complex="ＭＳ Ｐ明朝" style:font-size-complex="9pt"/>
    </style:style>
    <style:style style:name="P141" style:family="paragraph" style:parent-style-name="Text_20_body">
      <style:paragraph-properties fo:text-align="justify" style:justify-single-word="false"/>
      <style:text-properties fo:color="#000000" style:font-name="ヒラギノ明朝 ProN" fo:font-size="9pt" officeooo:paragraph-rsid="0028f6ec" style:font-name-asian="ヒラギノ明朝 ProN" style:font-size-asian="9pt" style:font-name-complex="ＭＳ Ｐ明朝" style:font-size-complex="9pt"/>
    </style:style>
    <style:style style:name="P142" style:family="paragraph" style:parent-style-name="Text_20_body">
      <style:paragraph-properties fo:text-align="justify" style:justify-single-word="false"/>
      <style:text-properties fo:color="#000000" style:font-name="ヒラギノ明朝 ProN" fo:font-size="9pt" officeooo:paragraph-rsid="002c2f8f" style:font-name-asian="ヒラギノ明朝 ProN" style:font-size-asian="9pt" style:font-name-complex="ＭＳ Ｐ明朝" style:font-size-complex="9pt"/>
    </style:style>
    <style:style style:name="P143" style:family="paragraph" style:parent-style-name="Text_20_body">
      <style:paragraph-properties fo:text-align="justify" style:justify-single-word="false"/>
      <style:text-properties fo:color="#000000" style:font-name="ヒラギノ明朝 ProN" fo:font-size="9pt" officeooo:paragraph-rsid="0049142f" style:font-name-asian="ヒラギノ明朝 ProN" style:font-size-asian="9pt" style:font-name-complex="ＭＳ Ｐ明朝" style:font-size-complex="9pt"/>
    </style:style>
    <style:style style:name="P144" style:family="paragraph" style:parent-style-name="Text_20_body">
      <style:paragraph-properties fo:text-align="justify" style:justify-single-word="false"/>
      <style:text-properties fo:color="#000000" style:font-name="ヒラギノ明朝 ProN" fo:font-size="9pt" officeooo:paragraph-rsid="004f7605" style:font-name-asian="ヒラギノ明朝 ProN" style:font-size-asian="9pt" style:font-name-complex="ＭＳ Ｐ明朝" style:font-size-complex="9pt"/>
    </style:style>
    <style:style style:name="P145" style:family="paragraph" style:parent-style-name="Text_20_body">
      <style:paragraph-properties fo:text-align="justify" style:justify-single-word="false"/>
      <style:text-properties fo:color="#000000" style:font-name="ヒラギノ明朝 ProN" fo:font-size="9pt" officeooo:paragraph-rsid="0052e86a" style:font-name-asian="ヒラギノ明朝 ProN" style:font-size-asian="9pt" style:font-name-complex="ＭＳ Ｐ明朝" style:font-size-complex="9pt"/>
    </style:style>
    <style:style style:name="P146" style:family="paragraph" style:parent-style-name="Text_20_body">
      <style:paragraph-properties fo:text-align="justify" style:justify-single-word="false"/>
      <style:text-properties fo:color="#000000" style:font-name="ヒラギノ明朝 ProN" fo:font-size="9pt" officeooo:paragraph-rsid="0054c548" style:font-name-asian="ヒラギノ明朝 ProN" style:font-size-asian="9pt" style:font-name-complex="ＭＳ Ｐ明朝" style:font-size-complex="9pt"/>
    </style:style>
    <style:style style:name="P147" style:family="paragraph" style:parent-style-name="Text_20_body">
      <style:paragraph-properties fo:text-align="justify" style:justify-single-word="false"/>
      <style:text-properties fo:color="#000000" style:font-name="ヒラギノ明朝 ProN" fo:font-size="9pt" officeooo:paragraph-rsid="005f976d" style:font-name-asian="ヒラギノ明朝 ProN" style:font-size-asian="9pt" style:font-name-complex="ＭＳ Ｐ明朝" style:font-size-complex="9pt"/>
    </style:style>
    <style:style style:name="P148" style:family="paragraph" style:parent-style-name="Text_20_body">
      <style:paragraph-properties fo:text-align="justify" style:justify-single-word="false"/>
      <style:text-properties fo:color="#000000" style:font-name="ヒラギノ明朝 ProN" fo:font-size="9pt" officeooo:paragraph-rsid="003423ec" style:font-name-asian="ヒラギノ明朝 ProN" style:font-size-asian="9pt" style:font-name-complex="ＭＳ Ｐ明朝" style:font-size-complex="9pt" style:font-weight-complex="bold"/>
    </style:style>
    <style:style style:name="P149" style:family="paragraph" style:parent-style-name="Text_20_body">
      <style:paragraph-properties fo:text-align="justify" style:justify-single-word="false"/>
      <style:text-properties fo:color="#000000" style:font-name="ヒラギノ明朝 ProN" fo:font-size="9pt" officeooo:paragraph-rsid="002c2f8f" style:font-name-asian="ヒラギノ明朝 ProN" style:font-size-asian="9pt" style:font-name-complex="ＭＳ 明朝" style:font-size-complex="9pt" style:font-weight-complex="bold"/>
    </style:style>
    <style:style style:name="P150" style:family="paragraph" style:parent-style-name="Text_20_body">
      <style:paragraph-properties fo:text-align="justify" style:justify-single-word="false"/>
      <style:text-properties fo:color="#000000" style:font-name="ヒラギノ明朝 ProN" fo:font-size="9pt" officeooo:paragraph-rsid="0049142f" style:font-name-asian="ヒラギノ明朝 ProN" style:font-size-asian="9pt" style:font-name-complex="ＭＳ 明朝" style:font-size-complex="9pt" style:font-weight-complex="bold"/>
    </style:style>
    <style:style style:name="P151" style:family="paragraph" style:parent-style-name="Text_20_body">
      <style:paragraph-properties fo:text-align="justify" style:justify-single-word="false"/>
      <style:text-properties fo:color="#000000" style:font-name="ヒラギノ明朝 ProN" fo:font-size="9pt" officeooo:paragraph-rsid="004f7605" style:font-name-asian="ヒラギノ明朝 ProN" style:font-size-asian="9pt" style:font-name-complex="ＭＳ 明朝" style:font-size-complex="9pt" style:font-weight-complex="bold"/>
    </style:style>
    <style:style style:name="P152" style:family="paragraph" style:parent-style-name="Text_20_body">
      <style:paragraph-properties fo:text-align="justify" style:justify-single-word="false"/>
      <style:text-properties fo:color="#000000" style:font-name="ヒラギノ明朝 ProN" fo:font-size="9pt" officeooo:rsid="002c2f8f" officeooo:paragraph-rsid="003423ec" style:font-name-asian="ヒラギノ明朝 ProN" style:font-size-asian="9pt" style:font-style-asian="normal" style:font-weight-asian="normal" style:font-name-complex="ＭＳ Ｐ明朝" style:font-size-complex="9pt" style:font-weight-complex="bold"/>
    </style:style>
    <style:style style:name="P153" style:family="paragraph" style:parent-style-name="Text_20_body">
      <style:paragraph-properties fo:text-align="justify" style:justify-single-word="false"/>
      <style:text-properties fo:font-variant="normal" fo:text-transform="none" fo:color="#24292e" style:font-name="ヒラギノ明朝 ProN" fo:font-size="9pt" fo:letter-spacing="normal" officeooo:paragraph-rsid="0028f6ec" style:font-name-asian="ヒラギノ明朝 ProN" style:font-size-asian="9pt" style:font-name-complex="ＭＳ Ｐ明朝" style:font-size-complex="9pt"/>
    </style:style>
    <style:style style:name="P154" style:family="paragraph" style:parent-style-name="Text_20_body">
      <style:paragraph-properties fo:text-align="justify" style:justify-single-word="false"/>
      <style:text-properties fo:font-variant="normal" fo:text-transform="none" fo:color="#24292e" style:font-name="ヒラギノ明朝 ProN" fo:font-size="9pt" fo:letter-spacing="normal" officeooo:paragraph-rsid="002c2f8f" style:font-name-asian="ヒラギノ明朝 ProN" style:font-size-asian="9pt" style:font-name-complex="ＭＳ Ｐ明朝" style:font-size-complex="9pt"/>
    </style:style>
    <style:style style:name="P155" style:family="paragraph" style:parent-style-name="Text_20_body">
      <style:paragraph-properties fo:text-align="justify" style:justify-single-word="false"/>
      <style:text-properties fo:font-variant="normal" fo:text-transform="none" fo:color="#24292e" style:font-name="ヒラギノ明朝 ProN" fo:font-size="9pt" fo:letter-spacing="normal" officeooo:paragraph-rsid="00318217" style:font-name-asian="ヒラギノ明朝 ProN" style:font-size-asian="9pt" style:font-name-complex="ＭＳ Ｐ明朝" style:font-size-complex="9pt"/>
    </style:style>
    <style:style style:name="P156" style:family="paragraph" style:parent-style-name="Text_20_body">
      <style:paragraph-properties fo:text-align="justify" style:justify-single-word="false"/>
      <style:text-properties fo:font-variant="normal" fo:text-transform="none" fo:color="#24292e" style:font-name="ヒラギノ明朝 ProN" fo:font-size="9pt" fo:letter-spacing="normal" officeooo:paragraph-rsid="0049142f" style:font-name-asian="ヒラギノ明朝 ProN" style:font-size-asian="9pt" style:font-size-complex="9pt"/>
    </style:style>
    <style:style style:name="P157" style:family="paragraph" style:parent-style-name="Text_20_body">
      <style:paragraph-properties fo:text-align="justify" style:justify-single-word="false"/>
      <style:text-properties fo:font-variant="normal" fo:text-transform="none" fo:color="#24292e" style:font-name="ヒラギノ明朝 ProN" fo:font-size="9pt" fo:letter-spacing="normal" officeooo:paragraph-rsid="004f7605" style:font-name-asian="ヒラギノ明朝 ProN" style:font-size-asian="9pt" style:font-size-complex="9pt"/>
    </style:style>
    <style:style style:name="P158" style:family="paragraph" style:parent-style-name="Text_20_body">
      <style:paragraph-properties fo:text-align="justify" style:justify-single-word="false"/>
      <style:text-properties fo:font-variant="normal" fo:text-transform="none" fo:color="#24292e" style:font-name="ヒラギノ明朝 ProN" fo:font-size="9pt" fo:letter-spacing="normal" officeooo:rsid="00243b02" officeooo:paragraph-rsid="00243b02" style:font-name-asian="ヒラギノ明朝 ProN" style:font-size-asian="9pt" style:font-style-asian="normal" style:font-weight-asian="normal" style:font-name-complex="ＭＳ Ｐ明朝" style:font-size-complex="9pt"/>
    </style:style>
    <style:style style:name="P159" style:family="paragraph" style:parent-style-name="Text_20_body">
      <style:paragraph-properties fo:text-align="justify" style:justify-single-word="false"/>
      <style:text-properties fo:font-variant="normal" fo:text-transform="none" fo:color="#24292e" style:font-name="ヒラギノ明朝 ProN" fo:font-size="9pt" fo:letter-spacing="normal" officeooo:rsid="002cd2c6" officeooo:paragraph-rsid="004c0db8" style:font-name-asian="ヒラギノ明朝 ProN" style:font-size-asian="9pt" style:font-style-asian="normal" style:font-weight-asian="normal" style:font-name-complex="ＭＳ Ｐ明朝" style:font-size-complex="9pt" style:font-weight-complex="bold"/>
    </style:style>
    <style:style style:name="P160" style:family="paragraph" style:parent-style-name="Text_20_body">
      <style:paragraph-properties fo:text-align="justify" style:justify-single-word="false"/>
      <style:text-properties fo:font-variant="normal" fo:text-transform="none" fo:color="#24292e" style:font-name="ヒラギノ明朝 ProN" fo:font-size="9pt" fo:letter-spacing="normal" fo:font-style="normal" fo:font-weight="normal" officeooo:rsid="0022e0cf" officeooo:paragraph-rsid="0054c548" style:font-name-asian="ヒラギノ明朝 ProN" style:font-size-asian="9pt" style:font-style-asian="normal" style:font-weight-asian="normal" style:font-name-complex="ＭＳ Ｐ明朝" style:font-size-complex="9pt"/>
    </style:style>
    <style:style style:name="P161" style:family="paragraph" style:parent-style-name="Text_20_body">
      <style:paragraph-properties fo:text-align="justify" style:justify-single-word="false"/>
      <style:text-properties fo:font-variant="normal" fo:text-transform="none" fo:color="#24292e" style:font-name="ヒラギノ明朝 ProN" fo:font-size="9pt" fo:letter-spacing="normal" fo:font-style="normal" fo:font-weight="normal" officeooo:rsid="0022e0cf" officeooo:paragraph-rsid="005f976d" style:font-name-asian="ヒラギノ明朝 ProN" style:font-size-asian="9pt" style:font-style-asian="normal" style:font-weight-asian="normal" style:font-name-complex="ＭＳ Ｐ明朝" style:font-size-complex="9pt"/>
    </style:style>
    <style:style style:name="P162" style:family="paragraph" style:parent-style-name="Text_20_body">
      <style:paragraph-properties fo:text-align="justify" style:justify-single-word="false"/>
      <style:text-properties fo:font-variant="normal" fo:text-transform="none" fo:color="#24292e" style:font-name="ヒラギノ明朝 ProN" fo:font-size="9pt" fo:letter-spacing="normal" fo:font-style="normal" fo:font-weight="normal" officeooo:paragraph-rsid="002c2f8f" style:font-name-asian="ヒラギノ明朝 ProN" style:font-size-asian="9pt" style:font-name-complex="ＭＳ Ｐ明朝" style:font-size-complex="9pt"/>
    </style:style>
    <style:style style:name="P163" style:family="paragraph" style:parent-style-name="Text_20_body">
      <style:paragraph-properties fo:text-align="justify" style:justify-single-word="false"/>
      <style:text-properties fo:font-variant="normal" fo:text-transform="none" fo:color="#24292e" style:font-name="ヒラギノ明朝 ProN" fo:font-size="9pt" fo:letter-spacing="normal" fo:font-style="normal" fo:font-weight="normal" officeooo:paragraph-rsid="0049142f" style:font-name-asian="ヒラギノ明朝 ProN" style:font-size-asian="9pt" style:font-name-complex="ＭＳ Ｐ明朝" style:font-size-complex="9pt"/>
    </style:style>
    <style:style style:name="P164" style:family="paragraph" style:parent-style-name="Text_20_body">
      <style:paragraph-properties fo:text-align="justify" style:justify-single-word="false"/>
      <style:text-properties fo:font-variant="normal" fo:text-transform="none" fo:color="#24292e" style:font-name="ヒラギノ明朝 ProN" fo:font-size="9pt" fo:letter-spacing="normal" fo:font-style="normal" fo:font-weight="normal" officeooo:paragraph-rsid="004a370f" style:font-name-asian="ヒラギノ明朝 ProN" style:font-size-asian="9pt" style:font-name-complex="ＭＳ Ｐ明朝" style:font-size-complex="9pt"/>
    </style:style>
    <style:style style:name="P165" style:family="paragraph" style:parent-style-name="Text_20_body">
      <style:paragraph-properties fo:text-align="justify" style:justify-single-word="false"/>
      <style:text-properties fo:font-variant="normal" fo:text-transform="none" fo:color="#24292e" style:font-name="ヒラギノ明朝 ProN" fo:font-size="9pt" fo:letter-spacing="normal" fo:font-style="normal" fo:font-weight="normal" officeooo:rsid="0022e0cf" officeooo:paragraph-rsid="003780fc" style:font-name-asian="ヒラギノ明朝 ProN" style:font-size-asian="9pt" style:font-name-complex="ＭＳ Ｐ明朝" style:font-size-complex="9pt"/>
    </style:style>
    <style:style style:name="P166" style:family="paragraph" style:parent-style-name="Text_20_body">
      <style:paragraph-properties fo:text-align="justify" style:justify-single-word="false"/>
      <style:text-properties fo:font-variant="normal" fo:text-transform="none" fo:color="#000000" style:font-name="ヒラギノ明朝 ProN" fo:font-size="9pt" fo:letter-spacing="normal" fo:font-style="normal" fo:font-weight="normal" officeooo:rsid="0022e0cf" officeooo:paragraph-rsid="0054c548" style:font-name-asian="ヒラギノ明朝 ProN" style:font-size-asian="9pt" style:font-style-asian="normal" style:font-weight-asian="normal" style:font-name-complex="ＭＳ 明朝" style:font-size-complex="9pt" style:font-weight-complex="bold"/>
    </style:style>
    <style:style style:name="P167" style:family="paragraph" style:parent-style-name="Text_20_body">
      <style:paragraph-properties fo:text-align="justify" style:justify-single-word="false"/>
      <style:text-properties style:font-name="ヒラギノ明朝 ProN" fo:font-size="9pt" officeooo:paragraph-rsid="002c2f8f" style:font-name-asian="ヒラギノ明朝 ProN" style:font-size-asian="9pt" style:font-name-complex="ＭＳ Ｐ明朝" style:font-size-complex="9pt"/>
    </style:style>
    <style:style style:name="P168" style:family="paragraph" style:parent-style-name="Text_20_body">
      <style:paragraph-properties fo:text-align="justify" style:justify-single-word="false"/>
      <style:text-properties style:font-name="ヒラギノ明朝 ProN" fo:font-size="9pt" officeooo:paragraph-rsid="003780fc" style:font-name-asian="ヒラギノ明朝 ProN" style:font-size-asian="9pt" style:font-name-complex="ＭＳ Ｐ明朝" style:font-size-complex="9pt"/>
    </style:style>
    <style:style style:name="P169" style:family="paragraph" style:parent-style-name="Text_20_body">
      <style:paragraph-properties fo:text-align="justify" style:justify-single-word="false"/>
      <style:text-properties style:font-name="ヒラギノ明朝 ProN" fo:font-size="9pt" officeooo:paragraph-rsid="003d127a" style:font-name-asian="ヒラギノ明朝 ProN" style:font-size-asian="9pt" style:font-name-complex="ＭＳ Ｐ明朝" style:font-size-complex="9pt"/>
    </style:style>
    <style:style style:name="P170" style:family="paragraph" style:parent-style-name="Text_20_body">
      <style:paragraph-properties fo:text-align="justify" style:justify-single-word="false"/>
      <style:text-properties style:font-name="ヒラギノ明朝 ProN" fo:font-size="9pt" officeooo:paragraph-rsid="0052e86a" style:font-name-asian="ヒラギノ明朝 ProN" style:font-size-asian="9pt" style:font-name-complex="ＭＳ Ｐ明朝" style:font-size-complex="9pt"/>
    </style:style>
    <style:style style:name="P171" style:family="paragraph" style:parent-style-name="Text_20_body">
      <style:paragraph-properties fo:text-align="justify" style:justify-single-word="false"/>
      <style:text-properties style:font-name="ヒラギノ明朝 ProN" fo:font-size="9pt" officeooo:paragraph-rsid="0054c548" style:font-name-asian="ヒラギノ明朝 ProN" style:font-size-asian="9pt" style:font-name-complex="ＭＳ Ｐ明朝" style:font-size-complex="9pt"/>
    </style:style>
    <style:style style:name="P172" style:family="paragraph" style:parent-style-name="Text_20_body">
      <style:paragraph-properties fo:text-align="justify" style:justify-single-word="false"/>
      <style:text-properties style:font-name="ヒラギノ明朝 ProN" fo:font-size="9pt" officeooo:rsid="0025e12e" officeooo:paragraph-rsid="002c2f8f" style:font-name-asian="ヒラギノ明朝 ProN" style:font-size-asian="9pt" style:font-name-complex="ＭＳ Ｐ明朝" style:font-size-complex="9pt"/>
    </style:style>
    <style:style style:name="P173" style:family="paragraph" style:parent-style-name="Text_20_body">
      <style:paragraph-properties fo:text-align="justify" style:justify-single-word="false"/>
      <style:text-properties style:font-name="ヒラギノ明朝 ProN" fo:font-size="9pt" officeooo:paragraph-rsid="0054c548" style:font-name-asian="ヒラギノ明朝 ProN" style:font-size-asian="9pt" style:font-name-complex="ＭＳ Ｐ明朝" style:font-size-complex="9pt" style:font-weight-complex="bold"/>
    </style:style>
    <style:style style:name="P174" style:family="paragraph" style:parent-style-name="Text_20_body">
      <style:paragraph-properties fo:text-align="justify" style:justify-single-word="false"/>
      <style:text-properties style:font-name="ヒラギノ明朝 ProN" fo:font-size="9pt" officeooo:rsid="0021659d" officeooo:paragraph-rsid="003780fc" style:font-name-asian="ヒラギノ明朝 ProN" style:font-size-asian="9pt" style:font-name-complex="ＭＳ Ｐ明朝" style:font-size-complex="9pt"/>
    </style:style>
    <style:style style:name="P175" style:family="paragraph" style:parent-style-name="Text_20_body">
      <style:paragraph-properties fo:text-align="justify" style:justify-single-word="false"/>
      <style:text-properties style:font-name="ヒラギノ明朝 ProN" fo:font-size="9pt" officeooo:paragraph-rsid="0054c548" style:font-name-asian="ヒラギノ明朝 ProN" style:font-size-asian="9pt" style:font-name-complex="ＭＳ 明朝" style:font-size-complex="9pt" style:font-weight-complex="bold"/>
    </style:style>
    <style:style style:name="P176" style:family="paragraph" style:parent-style-name="Text_20_body">
      <style:paragraph-properties fo:text-align="justify" style:justify-single-word="false"/>
      <style:text-properties style:font-name="ヒラギノ明朝 ProN" fo:font-size="9pt" officeooo:paragraph-rsid="0022e0cf" style:font-name-asian="ヒラギノ明朝 ProN" style:font-size-asian="9pt" style:font-size-complex="9pt"/>
    </style:style>
    <style:style style:name="P177" style:family="paragraph" style:parent-style-name="Text_20_body">
      <style:paragraph-properties fo:text-align="justify" style:justify-single-word="false"/>
      <style:text-properties style:font-name="ヒラギノ明朝 ProN" fo:font-size="9pt" officeooo:paragraph-rsid="004873dc" style:font-name-asian="ヒラギノ明朝 ProN" style:font-size-asian="9pt" style:font-size-complex="9pt"/>
    </style:style>
    <style:style style:name="P178" style:family="paragraph" style:parent-style-name="Text_20_body">
      <style:paragraph-properties fo:text-align="justify" style:justify-single-word="false"/>
      <style:text-properties style:font-name="ヒラギノ明朝 ProN" fo:font-size="9pt" officeooo:paragraph-rsid="0049142f" style:font-name-asian="ヒラギノ明朝 ProN" style:font-size-asian="9pt" style:font-size-complex="9pt"/>
    </style:style>
    <style:style style:name="P179" style:family="paragraph" style:parent-style-name="Table_20_Contents">
      <style:text-properties officeooo:rsid="00752d97" officeooo:paragraph-rsid="00752d97"/>
    </style:style>
    <style:style style:name="P180" style:family="paragraph" style:parent-style-name="Table_20_Contents">
      <style:text-properties style:font-name="ヒラギノ明朝 ProN" fo:font-size="9pt" officeooo:paragraph-rsid="00752d97" style:font-name-asian="ヒラギノ明朝 ProN" style:font-size-asian="9pt" style:font-size-complex="9pt"/>
    </style:style>
    <style:style style:name="P181" style:family="paragraph" style:parent-style-name="Table_20_Contents">
      <style:text-properties style:font-name="ヒラギノ明朝 ProN" fo:font-size="9pt" officeooo:rsid="00752d97" officeooo:paragraph-rsid="00752d97" style:font-name-asian="ヒラギノ明朝 ProN" style:font-size-asian="9pt" style:font-size-complex="9pt"/>
    </style:style>
    <style:style style:name="P182" style:family="paragraph" style:parent-style-name="Table_20_Contents">
      <style:paragraph-properties fo:margin-left="0cm" fo:margin-right="0cm" fo:orphans="2" fo:widows="2" fo:text-indent="0cm" style:auto-text-indent="false"/>
      <style:text-properties fo:font-variant="normal" fo:text-transform="none" fo:color="#24292e" style:font-name="apple-system" fo:font-size="11.1000003814697pt" fo:letter-spacing="normal" fo:font-style="normal" fo:font-weight="normal"/>
    </style:style>
    <style:style style:name="P183" style:family="paragraph" style:parent-style-name="Table_20_Contents">
      <style:paragraph-properties fo:margin-left="0cm" fo:margin-right="0cm" fo:orphans="2" fo:widows="2" fo:text-indent="0cm" style:auto-text-indent="false"/>
      <style:text-properties fo:font-variant="normal" fo:text-transform="none" fo:color="#24292e" style:font-name="ヒラギノ明朝 ProN" fo:font-size="9pt" fo:letter-spacing="normal" fo:font-style="normal" fo:font-weight="normal" officeooo:paragraph-rsid="00752d97" style:font-name-asian="ヒラギノ明朝 ProN" style:font-size-asian="9pt" style:font-size-complex="9pt"/>
    </style:style>
    <style:style style:name="P184" style:family="paragraph" style:parent-style-name="Standard" style:master-page-name="Standard">
      <style:paragraph-properties fo:text-align="center" style:justify-single-word="false" style:page-number="auto"/>
      <style:text-properties style:font-name="ヒラギノ明朝 ProN" fo:font-size="14pt" style:font-name-asian="ヒラギノ明朝 ProN" style:font-size-asian="14pt" style:font-name-complex="ＭＳ ゴシック" style:font-size-complex="14pt" style:font-weight-complex="bold"/>
    </style:style>
    <style:style style:name="P185" style:family="paragraph" style:parent-style-name="Standard">
      <style:paragraph-properties fo:line-height="150%"/>
      <style:text-properties style:font-name="ヒラギノ明朝 ProN" fo:font-size="10pt" style:font-name-asian="ヒラギノ明朝 ProN" style:font-size-asian="10pt" style:font-name-complex="ＭＳ ゴシック" style:font-weight-complex="bold"/>
    </style:style>
    <style:style style:name="P186" style:family="paragraph" style:parent-style-name="Standard">
      <style:paragraph-properties fo:line-height="150%"/>
      <style:text-properties style:font-name="ヒラギノ明朝 ProN" fo:font-size="10pt" officeooo:rsid="00752d97" officeooo:paragraph-rsid="00752d97" style:font-name-asian="ヒラギノ明朝 ProN" style:font-size-asian="10pt" style:font-name-complex="ＭＳ ゴシック" style:font-weight-complex="bold"/>
    </style:style>
    <style:style style:name="P187" style:family="paragraph" style:parent-style-name="Standard">
      <style:text-properties style:font-name="ヒラギノ明朝 ProN" fo:font-size="11pt" officeooo:paragraph-rsid="00752d97" style:font-name-asian="ヒラギノ明朝 ProN" style:font-size-asian="11pt" style:font-name-complex="ＭＳ 明朝" style:font-size-complex="11pt" style:font-weight-complex="bold"/>
    </style:style>
    <style:style style:name="P188" style:family="paragraph" style:parent-style-name="Standard">
      <style:paragraph-properties fo:text-align="start" style:justify-single-word="false"/>
      <style:text-properties style:font-name="ヒラギノ明朝 ProN" fo:font-size="9pt" officeooo:paragraph-rsid="00752d97" style:font-name-asian="ヒラギノ明朝 ProN" style:font-size-asian="9pt" style:font-name-complex="ＭＳ 明朝" style:font-size-complex="9pt" style:font-weight-complex="bold"/>
    </style:style>
    <style:style style:name="P189" style:family="paragraph" style:parent-style-name="Standard">
      <style:text-properties style:font-name="ヒラギノ明朝 ProN" fo:font-size="9pt" officeooo:paragraph-rsid="00752d97" style:font-name-asian="ヒラギノ明朝 ProN" style:font-size-asian="9pt" style:font-name-complex="ＭＳ 明朝" style:font-size-complex="9pt" style:font-weight-complex="bold"/>
    </style:style>
    <style:style style:name="P190" style:family="paragraph" style:parent-style-name="Standard">
      <style:text-properties style:font-name="ヒラギノ明朝 ProN" officeooo:paragraph-rsid="0054c548" style:font-name-asian="ヒラギノ明朝 ProN"/>
    </style:style>
    <style:style style:name="P191" style:family="paragraph" style:parent-style-name="Standard">
      <style:paragraph-properties fo:line-height="150%"/>
      <style:text-properties fo:font-variant="normal" fo:text-transform="none" fo:color="#24292e" style:font-name="ヒラギノ明朝 ProN" fo:font-size="9pt" fo:letter-spacing="normal" officeooo:rsid="00752d97" officeooo:paragraph-rsid="00752d97" style:font-name-asian="ヒラギノ明朝 ProN" style:font-size-asian="9pt" style:font-name-complex="ＭＳ ゴシック" style:font-size-complex="9pt" style:font-weight-complex="bold"/>
    </style:style>
    <style:style style:name="P192" style:family="paragraph" style:parent-style-name="Standard">
      <style:paragraph-properties fo:line-height="150%"/>
      <style:text-properties style:font-name="ヒラギノ明朝 ProN" fo:font-size="9pt" style:font-name-asian="ヒラギノ明朝 ProN" style:font-size-asian="9pt" style:font-size-complex="9pt"/>
    </style:style>
    <style:style style:name="P193" style:family="paragraph" style:parent-style-name="Standard">
      <style:paragraph-properties fo:line-height="150%"/>
      <style:text-properties style:font-name="ヒラギノ明朝 ProN" fo:font-size="9pt" style:font-name-asian="ヒラギノ明朝 ProN" style:font-size-asian="9pt" style:font-name-complex="ＭＳ ゴシック" style:font-size-complex="9pt" style:font-weight-complex="bold"/>
    </style:style>
    <style:style style:name="T1" style:family="text">
      <style:text-properties style:font-name="ＭＳ 明朝" fo:font-size="9pt" style:font-size-asian="9pt" style:font-name-complex="ＭＳ 明朝" style:font-size-complex="9pt"/>
    </style:style>
    <style:style style:name="T2" style:family="text">
      <style:text-properties fo:font-size="10pt" style:font-size-asian="10pt" style:font-name-complex="ＭＳ 明朝" style:font-weight-complex="bold"/>
    </style:style>
    <style:style style:name="T3" style:family="text">
      <style:text-properties fo:font-size="10pt" officeooo:rsid="001f9241" style:font-size-asian="10pt" style:font-name-complex="ＭＳ 明朝" style:font-weight-complex="bold"/>
    </style:style>
    <style:style style:name="T4" style:family="text">
      <style:text-properties fo:font-size="10pt" style:font-size-asian="10pt" style:font-name-complex="ＭＳ ゴシック" style:font-weight-complex="bold"/>
    </style:style>
    <style:style style:name="T5" style:family="text">
      <style:text-properties style:font-weight-complex="bold"/>
    </style:style>
    <style:style style:name="T6" style:family="text">
      <style:text-properties officeooo:rsid="005f976d" style:font-weight-complex="bold"/>
    </style:style>
    <style:style style:name="T7" style:family="text">
      <style:text-properties style:font-name-complex="ＭＳ 明朝" style:font-weight-complex="bold"/>
    </style:style>
    <style:style style:name="T8" style:family="text">
      <style:text-properties officeooo:rsid="0021659d" style:font-name-complex="ＭＳ 明朝" style:font-weight-complex="bold"/>
    </style:style>
    <style:style style:name="T9" style:family="text">
      <style:text-properties officeooo:rsid="0021f4aa" style:font-name-complex="ＭＳ 明朝" style:font-weight-complex="bold"/>
    </style:style>
    <style:style style:name="T10" style:family="text">
      <style:text-properties officeooo:rsid="0038cd19" style:font-name-complex="ＭＳ 明朝" style:font-weight-complex="bold"/>
    </style:style>
    <style:style style:name="T11" style:family="text">
      <style:text-properties officeooo:rsid="003d127a" style:font-name-complex="ＭＳ 明朝" style:font-weight-complex="bold"/>
    </style:style>
    <style:style style:name="T12" style:family="text">
      <style:text-properties officeooo:rsid="003d3ad8" style:font-name-complex="ＭＳ 明朝" style:font-weight-complex="bold"/>
    </style:style>
    <style:style style:name="T13" style:family="text">
      <style:text-properties style:font-name-complex="ＭＳ Ｐ明朝"/>
    </style:style>
    <style:style style:name="T14" style:family="text">
      <style:text-properties officeooo:rsid="002cd2c6" style:font-name-complex="ＭＳ Ｐ明朝"/>
    </style:style>
    <style:style style:name="T15" style:family="text">
      <style:text-properties officeooo:rsid="00474183" style:font-name-complex="ＭＳ Ｐ明朝"/>
    </style:style>
    <style:style style:name="T16" style:family="text">
      <style:text-properties officeooo:rsid="004873dc" style:font-name-complex="ＭＳ Ｐ明朝"/>
    </style:style>
    <style:style style:name="T17" style:family="text">
      <style:text-properties style:font-name-complex="ＭＳ ゴシック" style:font-weight-complex="bold"/>
    </style:style>
    <style:style style:name="T18" style:family="text">
      <style:text-properties fo:color="#000000" style:font-name-complex="ＭＳ Ｐ明朝"/>
    </style:style>
    <style:style style:name="T19" style:family="text">
      <style:text-properties fo:color="#000000" fo:font-size="10pt" style:font-size-asian="10pt" style:font-name-complex="ＭＳ Ｐ明朝" style:font-size-complex="9pt" style:font-weight-complex="bold"/>
    </style:style>
    <style:style style:name="T20" style:family="text">
      <style:text-properties fo:color="#000000" style:font-style-asian="normal" style:font-weight-asian="normal" style:font-name-complex="ＭＳ Ｐ明朝" style:font-weight-complex="bold"/>
    </style:style>
    <style:style style:name="T21" style:family="text">
      <style:text-properties officeooo:rsid="0018826c"/>
    </style:style>
    <style:style style:name="T22" style:family="text">
      <style:text-properties officeooo:rsid="001c8bf1"/>
    </style:style>
    <style:style style:name="T23" style:family="text">
      <style:text-properties officeooo:rsid="001db94a"/>
    </style:style>
    <style:style style:name="T24" style:family="text">
      <style:text-properties fo:font-variant="normal" fo:text-transform="none" fo:color="#24292e" fo:letter-spacing="normal" fo:font-style="normal" fo:font-weight="normal"/>
    </style:style>
    <style:style style:name="T25" style:family="text">
      <style:text-properties fo:font-variant="normal" fo:text-transform="none" fo:color="#24292e" fo:letter-spacing="normal" fo:font-style="normal" fo:font-weight="normal" officeooo:rsid="0021f4aa" style:font-name-complex="ＭＳ 明朝" style:font-weight-complex="bold"/>
    </style:style>
    <style:style style:name="T26" style:family="text">
      <style:text-properties fo:font-variant="normal" fo:text-transform="none" fo:color="#24292e" fo:letter-spacing="normal" fo:font-style="normal" fo:font-weight="normal" style:font-style-asian="normal" style:font-weight-asian="normal" style:font-name-complex="ＭＳ Ｐ明朝"/>
    </style:style>
    <style:style style:name="T27" style:family="text">
      <style:text-properties fo:font-variant="normal" fo:text-transform="none" fo:color="#24292e" fo:letter-spacing="normal" fo:font-style="normal" fo:font-weight="normal" officeooo:rsid="004f7605" style:font-style-asian="normal" style:font-weight-asian="normal" style:font-name-complex="ＭＳ Ｐ明朝" style:font-weight-complex="bold"/>
    </style:style>
    <style:style style:name="T28" style:family="text">
      <style:text-properties fo:font-variant="normal" fo:text-transform="none" fo:color="#24292e" fo:letter-spacing="normal" fo:font-style="normal" fo:font-weight="normal" officeooo:rsid="00505f5d" style:font-style-asian="normal" style:font-weight-asian="normal" style:font-name-complex="ＭＳ Ｐ明朝"/>
    </style:style>
    <style:style style:name="T29" style:family="text">
      <style:text-properties fo:font-variant="normal" fo:text-transform="none" fo:color="#24292e" fo:letter-spacing="normal" fo:font-style="normal" fo:font-weight="normal" officeooo:rsid="0022e0cf" style:font-style-asian="normal" style:font-weight-asian="normal" style:font-name-complex="ＭＳ Ｐ明朝"/>
    </style:style>
    <style:style style:name="T30" style:family="text">
      <style:text-properties fo:font-variant="normal" fo:text-transform="none" fo:color="#24292e" fo:letter-spacing="normal" fo:font-style="normal" fo:font-weight="normal" officeooo:rsid="0022e0cf" style:font-style-asian="normal" style:font-weight-asian="normal"/>
    </style:style>
    <style:style style:name="T31" style:family="text">
      <style:text-properties fo:font-variant="normal" fo:text-transform="none" fo:color="#24292e" fo:letter-spacing="normal" fo:font-style="normal" fo:font-weight="normal" officeooo:rsid="0022e0cf" style:font-style-asian="normal" style:font-weight-asian="normal" style:font-weight-complex="bold"/>
    </style:style>
    <style:style style:name="T32" style:family="text">
      <style:text-properties fo:font-variant="normal" fo:text-transform="none" fo:color="#24292e" fo:letter-spacing="normal" fo:font-style="normal" fo:font-weight="normal" officeooo:rsid="005e29a1" style:font-style-asian="normal" style:font-weight-asian="normal"/>
    </style:style>
    <style:style style:name="T33" style:family="text">
      <style:text-properties fo:font-variant="normal" fo:text-transform="none" fo:color="#24292e" fo:letter-spacing="normal" style:font-style-asian="normal" style:font-weight-asian="normal"/>
    </style:style>
    <style:style style:name="T34" style:family="text">
      <style:text-properties fo:font-variant="normal" fo:text-transform="none" fo:color="#24292e" fo:letter-spacing="normal" officeooo:rsid="0021f4aa" style:font-style-asian="normal" style:font-weight-asian="normal" style:font-name-complex="ＭＳ 明朝" style:font-weight-complex="bold"/>
    </style:style>
    <style:style style:name="T35" style:family="text">
      <style:text-properties fo:font-variant="normal" fo:text-transform="none" fo:color="#24292e" fo:letter-spacing="normal" officeooo:rsid="002cd2c6" style:font-style-asian="normal" style:font-weight-asian="normal" style:font-name-complex="ＭＳ Ｐ明朝" style:font-weight-complex="bold"/>
    </style:style>
    <style:style style:name="T36" style:family="text">
      <style:text-properties fo:font-variant="normal" fo:text-transform="none" fo:color="#24292e" fo:letter-spacing="normal" officeooo:rsid="006b5f1e" style:font-style-asian="normal" style:font-weight-asian="normal"/>
    </style:style>
    <style:style style:name="T37" style:family="text">
      <style:text-properties fo:font-variant="normal" fo:text-transform="none" fo:color="#24292e" fo:letter-spacing="normal" style:font-name-asian="apple-system" style:font-size-asian="11.1000003814697pt" style:font-style-asian="normal" style:font-weight-asian="normal"/>
    </style:style>
    <style:style style:name="T38" style:family="text">
      <style:text-properties fo:font-variant="normal" fo:text-transform="none" fo:color="#24292e" fo:letter-spacing="normal" style:font-size-asian="11.1000003814697pt" style:font-style-asian="normal" style:font-weight-asian="normal"/>
    </style:style>
    <style:style style:name="T39" style:family="text">
      <style:text-properties fo:font-variant="normal" fo:text-transform="none" fo:color="#24292e" style:font-name="ヒラギノ明朝 ProN" fo:font-size="10pt" fo:letter-spacing="normal" style:font-name-asian="ヒラギノ明朝 ProN" style:font-size-asian="10pt" style:font-style-asian="normal" style:font-weight-asian="bold" style:font-name-complex="ＭＳ Ｐ明朝" style:font-size-complex="10pt"/>
    </style:style>
    <style:style style:name="T40" style:family="text">
      <style:text-properties fo:font-variant="normal" fo:text-transform="none" fo:color="#24292e" style:font-name="ヒラギノ明朝 ProN" fo:font-size="10pt" fo:letter-spacing="normal" fo:font-style="normal" fo:font-weight="bold" style:font-name-asian="ヒラギノ明朝 ProN" style:font-size-asian="10pt" style:font-name-complex="ＭＳ Ｐ明朝" style:font-size-complex="10pt"/>
    </style:style>
    <style:style style:name="T41" style:family="text">
      <style:text-properties fo:font-variant="normal" fo:text-transform="none" fo:color="#24292e" style:font-name="ヒラギノ明朝 ProN" fo:font-size="10pt" fo:letter-spacing="normal" fo:font-style="normal" fo:font-weight="bold" style:font-name-asian="ヒラギノ明朝 ProN" style:font-size-asian="10pt" style:font-style-asian="normal" style:font-name-complex="ＭＳ Ｐ明朝" style:font-size-complex="10pt"/>
    </style:style>
    <style:style style:name="T42" style:family="text">
      <style:text-properties fo:font-variant="normal" fo:text-transform="none" fo:color="#24292e" style:font-name="apple-system" fo:font-size="11.1000003814697pt" fo:letter-spacing="normal" fo:font-style="normal" fo:font-weight="normal"/>
    </style:style>
    <style:style style:name="T43" style:family="text">
      <style:text-properties fo:font-variant="normal" fo:text-transform="none" fo:color="#24292e" fo:font-size="11.1000003814697pt" fo:letter-spacing="normal" fo:font-style="normal" fo:font-weight="normal"/>
    </style:style>
    <style:style style:name="T44" style:family="text">
      <style:text-properties fo:font-style="normal" fo:font-weight="normal"/>
    </style:style>
    <style:style style:name="T45" style:family="text">
      <style:text-properties fo:font-style="normal" fo:font-weight="normal" style:font-style-asian="normal" style:font-weight-asian="normal"/>
    </style:style>
    <style:style style:name="T46" style:family="text">
      <style:text-properties fo:font-style="normal" fo:font-weight="normal" officeooo:rsid="00243b02" style:font-style-asian="normal" style:font-weight-asian="normal"/>
    </style:style>
    <style:style style:name="T47" style:family="text">
      <style:text-properties fo:font-style="normal" fo:font-weight="normal" officeooo:rsid="002cd2c6"/>
    </style:style>
    <style:style style:name="T48" style:family="text">
      <style:text-properties style:font-style-asian="normal" style:font-weight-asian="normal"/>
    </style:style>
    <style:style style:name="T49" style:family="text">
      <style:text-properties officeooo:rsid="00243b02" style:font-style-asian="normal" style:font-weight-asian="normal"/>
    </style:style>
    <style:style style:name="T50" style:family="text">
      <style:text-properties officeooo:rsid="002c2f8f" style:font-style-asian="normal" style:font-weight-asian="normal"/>
    </style:style>
    <style:style style:name="T51" style:family="text">
      <style:text-properties officeooo:rsid="002cd2c6" style:font-style-asian="normal" style:font-weight-asian="normal"/>
    </style:style>
    <style:style style:name="T52" style:family="text">
      <style:text-properties officeooo:rsid="003423ec" style:font-style-asian="normal" style:font-weight-asian="normal"/>
    </style:style>
    <style:style style:name="T53" style:family="text">
      <style:text-properties style:font-style-asian="normal" style:font-weight-asian="normal" style:font-name-complex="ＭＳ Ｐ明朝"/>
    </style:style>
    <style:style style:name="T54" style:family="text">
      <style:text-properties officeooo:rsid="001ed8ea"/>
    </style:style>
    <style:style style:name="T55" style:family="text">
      <style:text-properties officeooo:rsid="001f9241"/>
    </style:style>
    <style:style style:name="T56" style:family="text">
      <style:text-properties officeooo:rsid="0021659d"/>
    </style:style>
    <style:style style:name="T57" style:family="text">
      <style:text-properties style:font-name="ヒラギノ明朝 ProN" fo:font-size="10pt" style:font-name-asian="ヒラギノ明朝 ProN" style:font-size-asian="10pt" style:font-name-complex="ＭＳ 明朝" style:font-size-complex="10pt" style:font-weight-complex="bold"/>
    </style:style>
    <style:style style:name="T58" style:family="text">
      <style:text-properties style:font-name="ヒラギノ明朝 ProN" fo:font-size="10pt" officeooo:rsid="001f9241" style:font-name-asian="ヒラギノ明朝 ProN" style:font-size-asian="10pt" style:font-name-complex="ＭＳ 明朝" style:font-size-complex="10pt" style:font-weight-complex="bold"/>
    </style:style>
    <style:style style:name="T59" style:family="text">
      <style:text-properties style:font-name="ヒラギノ明朝 ProN" fo:font-size="10pt" officeooo:rsid="0022e0cf" style:font-name-asian="ヒラギノ明朝 ProN" style:font-size-asian="10pt" style:font-name-complex="ＭＳ 明朝" style:font-size-complex="10pt" style:font-weight-complex="bold"/>
    </style:style>
    <style:style style:name="T60" style:family="text">
      <style:text-properties style:font-name="ヒラギノ明朝 ProN" fo:font-size="10pt" officeooo:rsid="0025e12e" style:font-name-asian="ヒラギノ明朝 ProN" style:font-size-asian="10pt" style:font-name-complex="ＭＳ 明朝" style:font-size-complex="10pt" style:font-weight-complex="bold"/>
    </style:style>
    <style:style style:name="T61" style:family="text">
      <style:text-properties style:font-name="ヒラギノ明朝 ProN" fo:font-size="10pt" officeooo:rsid="0028f6ec" style:font-name-asian="ヒラギノ明朝 ProN" style:font-size-asian="10pt" style:font-name-complex="ＭＳ 明朝" style:font-size-complex="10pt" style:font-weight-complex="bold"/>
    </style:style>
    <style:style style:name="T62" style:family="text">
      <style:text-properties style:font-name="ヒラギノ明朝 ProN" fo:font-size="10pt" officeooo:rsid="002c2f8f" style:font-name-asian="ヒラギノ明朝 ProN" style:font-size-asian="10pt" style:font-name-complex="ＭＳ 明朝" style:font-size-complex="10pt" style:font-weight-complex="bold"/>
    </style:style>
    <style:style style:name="T63" style:family="text">
      <style:text-properties style:font-name="ヒラギノ明朝 ProN" fo:font-size="10pt" officeooo:rsid="0049142f" style:font-name-asian="ヒラギノ明朝 ProN" style:font-size-asian="10pt" style:font-name-complex="ＭＳ 明朝" style:font-size-complex="10pt" style:font-weight-complex="bold"/>
    </style:style>
    <style:style style:name="T64" style:family="text">
      <style:text-properties style:font-name="ヒラギノ明朝 ProN" fo:font-size="10pt" officeooo:rsid="004f7605" style:font-name-asian="ヒラギノ明朝 ProN" style:font-size-asian="10pt" style:font-name-complex="ＭＳ 明朝" style:font-size-complex="10pt" style:font-weight-complex="bold"/>
    </style:style>
    <style:style style:name="T65" style:family="text">
      <style:text-properties style:font-name="ヒラギノ明朝 ProN" fo:font-size="10pt" officeooo:rsid="0052e86a" style:font-name-asian="ヒラギノ明朝 ProN" style:font-size-asian="10pt" style:font-name-complex="ＭＳ 明朝" style:font-size-complex="10pt" style:font-weight-complex="bold"/>
    </style:style>
    <style:style style:name="T66" style:family="text">
      <style:text-properties style:font-name="ヒラギノ明朝 ProN" fo:font-size="10pt" officeooo:rsid="006df403" style:font-name-asian="ヒラギノ明朝 ProN" style:font-size-asian="10pt" style:font-name-complex="ＭＳ 明朝" style:font-size-complex="10pt" style:font-weight-complex="bold"/>
    </style:style>
    <style:style style:name="T67" style:family="text">
      <style:text-properties style:font-name="ヒラギノ明朝 ProN" fo:font-size="10pt" officeooo:rsid="006fcbe8" style:font-name-asian="ヒラギノ明朝 ProN" style:font-size-asian="10pt" style:font-name-complex="ＭＳ 明朝" style:font-size-complex="10pt" style:font-weight-complex="bold"/>
    </style:style>
    <style:style style:name="T68" style:family="text">
      <style:text-properties style:font-name="ヒラギノ明朝 ProN" fo:font-size="10pt" style:font-name-asian="ヒラギノ明朝 ProN" style:font-size-asian="10pt" style:font-name-complex="ＭＳ ゴシック" style:font-weight-complex="bold"/>
    </style:style>
    <style:style style:name="T69" style:family="text">
      <style:text-properties officeooo:rsid="0021f4aa"/>
    </style:style>
    <style:style style:name="T70" style:family="text">
      <style:text-properties officeooo:rsid="0022e0cf"/>
    </style:style>
    <style:style style:name="T71" style:family="text">
      <style:text-properties officeooo:rsid="0025e12e"/>
    </style:style>
    <style:style style:name="T72" style:family="text">
      <style:text-properties officeooo:rsid="0028f6ec"/>
    </style:style>
    <style:style style:name="T73" style:family="text">
      <style:text-properties officeooo:rsid="002c2f8f"/>
    </style:style>
    <style:style style:name="T74" style:family="text">
      <style:text-properties officeooo:rsid="002cd2c6"/>
    </style:style>
    <style:style style:name="T75" style:family="text">
      <style:text-properties officeooo:rsid="004a370f"/>
    </style:style>
    <style:style style:name="T76" style:family="text">
      <style:text-properties officeooo:rsid="0052e86a"/>
    </style:style>
    <style:style style:name="T77" style:family="text">
      <style:text-properties officeooo:rsid="0054c548"/>
    </style:style>
    <style:style style:name="T78" style:family="text">
      <style:text-properties officeooo:rsid="005e29a1"/>
    </style:style>
    <style:style style:name="T79" style:family="text">
      <style:text-properties officeooo:rsid="005f976d"/>
    </style:style>
    <style:style style:name="T80" style:family="text">
      <style:text-properties style:font-name="apple-system" fo:font-size="11.1000003814697pt" fo:font-style="normal" fo:font-weight="normal"/>
    </style:style>
    <style:style style:name="T81" style:family="text">
      <style:text-properties fo:font-size="11.1000003814697pt" fo:font-style="normal" fo:font-weight="normal"/>
    </style:style>
    <style:style style:name="T82" style:family="text">
      <style:text-properties style:font-name-asian="apple-system" style:font-size-asian="11.1000003814697pt" style:font-style-asian="normal" style:font-weight-asian="normal"/>
    </style:style>
    <style:style style:name="T83" style:family="text">
      <style:text-properties style:font-size-asian="11.1000003814697pt" style:font-style-asian="normal" style:font-weight-asian="normal"/>
    </style:style>
    <style:style style:name="T84" style:family="text">
      <style:text-properties officeooo:rsid="006db7c3"/>
    </style:style>
    <style:style style:name="T85" style:family="text">
      <style:text-properties officeooo:rsid="00716ef7"/>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職 務 経 歴 書</text:p>
      <text:p text:style-name="P68">20<text:span text:style-name="T54">18</text:span>年<text:span text:style-name="T84">5</text:span>月<text:span text:style-name="T84">21</text:span>日現在</text:p>
      <text:p text:style-name="P120">氏名　園田大輔</text:p>
      <text:p text:style-name="P186">基本情報</text:p>
      <text:p text:style-name="P191"><text:span text:style-name="T44">・1</text:span><text:span text:style-name="T48">年以上の機械学習によるデータ分析、可視化アプリケーション、及びレコメンドエンジンの開発経験。</text:span></text:p>
      <text:p text:style-name="P192"><text:span text:style-name="T17">・</text:span><text:span text:style-name="T24">10</text:span><text:span text:style-name="T33">年以上の</text:span><text:span text:style-name="T24">Web</text:span><text:span text:style-name="T33">コンテンツマネジメントシステム開発、及びプロジェクトマネジメントの経験。</text:span></text:p>
      <text:p text:style-name="P193"/>
      <table:table table:name="表14" table:style-name="表14">
        <table:table-column table:style-name="表14.A"/>
        <table:table-column table:style-name="表14.B"/>
        <table:table-row>
          <table:table-cell table:style-name="表14.A1" office:value-type="string">
            <text:p text:style-name="P181"><text:s/>E-mail</text:p>
          </table:table-cell>
          <table:table-cell table:style-name="表14.B1" office:value-type="string">
            <text:p text:style-name="P181"><text:s/>dksonoda@gmail.com</text:p>
          </table:table-cell>
        </table:table-row>
        <table:table-row>
          <table:table-cell table:style-name="表14.A2" office:value-type="string">
            <text:p text:style-name="P181"><text:s/>Github</text:p>
          </table:table-cell>
          <table:table-cell table:style-name="表14.B2" office:value-type="string">
            <text:p text:style-name="P180"><text:s/>https://github.com/dsonoda</text:p>
          </table:table-cell>
        </table:table-row>
        <table:table-row>
          <table:table-cell table:style-name="表14.A2" office:value-type="string">
            <text:p text:style-name="P183"><text:s/>Linkedin</text:p>
          </table:table-cell>
          <table:table-cell table:style-name="表14.B2" office:value-type="string">
            <text:p text:style-name="P180"><text:s/>https://www.linkedin.com/in/dsonoda/</text:p>
          </table:table-cell>
        </table:table-row>
      </table:table>
      <text:p text:style-name="P185"/>
      <text:p text:style-name="P185">経歴</text:p>
      <table:table table:name="表10" table:style-name="表10">
        <table:table-column table:style-name="表10.A"/>
        <table:table-column table:style-name="表10.B"/>
        <table:table-row table:style-name="表10.1">
          <table:table-cell table:style-name="表10.A1" table:number-columns-spanned="2" office:value-type="string">
            <text:p text:style-name="P125"><text:span text:style-name="T54">2008</text:span>年<text:span text:style-name="T85">5</text:span>月～　フリーランス</text:p>
          </table:table-cell>
          <table:covered-table-cell/>
        </table:table-row>
        <table:table-row table:style-name="表10.2">
          <table:table-cell table:style-name="表10.A2" office:value-type="string">
            <text:p text:style-name="P79">事業内容：　<text:span text:style-name="T55">Webアプリケーション開発、機械学習システムの組み込み等</text:span></text:p>
          </table:table-cell>
          <table:table-cell table:style-name="表10.B2" office:value-type="string">
            <text:p text:style-name="P65"/>
          </table:table-cell>
        </table:table-row>
      </table:table>
      <text:p text:style-name="P139"/>
      <table:table table:name="表11" table:style-name="表11">
        <table:table-column table:style-name="表11.A"/>
        <table:table-column table:style-name="表11.B"/>
        <table:table-column table:style-name="表11.C"/>
        <table:table-row table:style-name="表11.1">
          <table:table-cell table:style-name="表11.A1" table:number-columns-spanned="3" office:value-type="string">
            <text:p text:style-name="P137"><text:span text:style-name="T57">20</text:span><text:span text:style-name="T58">17</text:span><text:span text:style-name="T57">年</text:span><text:span text:style-name="T65">10</text:span><text:span text:style-name="T57">月～20</text:span><text:span text:style-name="T58">18</text:span><text:span text:style-name="T57">年</text:span><text:span text:style-name="T66">5</text:span><text:span text:style-name="T57">月　／　</text:span><text:span text:style-name="Strong_20_Emphasis"><text:span text:style-name="T39">不動産情報、及び物件のレコメンドエンジンを持つ</text:span></text:span><text:span text:style-name="Strong_20_Emphasis"><text:span text:style-name="T40">Web</text:span></text:span><text:span text:style-name="Strong_20_Emphasis"><text:span text:style-name="T39">アプリケーション</text:span></text:span></text:p>
          </table:table-cell>
          <table:covered-table-cell/>
          <table:covered-table-cell/>
        </table:table-row>
        <table:table-row table:style-name="表11.2">
          <table:table-cell table:style-name="表11.A2" office:value-type="string">
            <text:p text:style-name="P145">【プロジェクト概要】</text:p>
            <text:p text:style-name="P147">不動産物件サイトと、アクセス<text:span text:style-name="T30">ユーザーに不動産情報を</text:span><text:span text:style-name="T32">レコメンド</text:span><text:span text:style-name="T30">表示するシステムを開発（現在進行中）。</text:span></text:p>
            <text:p text:style-name="P161"/>
            <text:p text:style-name="P66">【担当フェーズ】</text:p>
            <text:p text:style-name="P119">要件定義、設計、開発、検証</text:p>
            <text:p text:style-name="P66"/>
            <text:p text:style-name="P66">【業務内容】</text:p>
            <text:p text:style-name="P66">・クライアントとの要件定義、仕様調整</text:p>
            <text:p text:style-name="P78">・管理者（クライアント）によるサイトの広告管理機能の実装</text:p>
            <text:p text:style-name="P78">・会員（不動産オーナー）管理機能の実装</text:p>
            <text:p text:style-name="P78">・不動産物件管理機能の実装</text:p>
            <text:p text:style-name="P78">・レコメンドエンジン機能のための機械学習用データ生成機能の実装</text:p>
            <text:p text:style-name="P78">・<text:span text:style-name="T79">Ansibleによるデプロイ構成管理設定</text:span></text:p>
            <text:p text:style-name="P170">・バージョン管理（<text:span text:style-name="T56">Github</text:span>）</text:p>
            <text:p text:style-name="P170">・検証</text:p>
            <text:p text:style-name="P66"/>
            <text:p text:style-name="P66">【実績・取り組み】</text:p>
            <text:p text:style-name="P78">・プロジェクトリーダー兼プログラマとして、要件定義、設計、開発、検証を</text:p>
            <text:p text:style-name="P78">担当。</text:p>
            <text:p text:style-name="P80"><text:span text:style-name="T5">・</text:span><text:span text:style-name="T6">cookieに紐付けた</text:span><text:span text:style-name="T29">ユーザーの行動追跡データを蓄積し、機械学習によるレコメンド情報の選出により、</text:span><text:span text:style-name="T31">会員登録なしでアクセスユーザーにレコメンド情報を</text:span></text:p>
            <text:p text:style-name="P43">表示させる機能の実現。</text:p>
            <text:p text:style-name="P42">・機械学習用のデータがなかったため、ユーザーの行動確率分布設定に基づいてサイト内行動追跡データを擬似的に生成する機能を実装し、これを解決。</text:p>
          </table:table-cell>
          <table:table-cell table:style-name="表11.B2" office:value-type="string">
            <text:p text:style-name="P12">【言語/<text:span text:style-name="T74">FW</text:span>】</text:p>
            <text:p text:style-name="P35">Python <text:span text:style-name="T78">3</text:span>, </text:p>
            <text:p text:style-name="P35">Django <text:span text:style-name="T78">1.x</text:span>, </text:p>
            <text:p text:style-name="P35">scikit-learn, JavaScript, </text:p>
            <text:p text:style-name="P35">jQuery, </text:p>
            <text:p text:style-name="P35">Bootstrap <text:span text:style-name="T79">3.x</text:span>, <text:s/>HTML <text:span text:style-name="T79">5</text:span>,</text:p>
            <text:p text:style-name="P32">CSS</text:p>
            <text:p text:style-name="P12"/>
            <text:p text:style-name="P12">【DB】</text:p>
            <text:p text:style-name="P18">PostgreSQL</text:p>
            <text:p text:style-name="P18"/>
            <text:p text:style-name="P12">【インフラ】</text:p>
            <text:p text:style-name="P18">AWS（本番）</text:p>
            <text:p text:style-name="P26">Vagrant（開発）</text:p>
            <text:p text:style-name="P18"/>
          </table:table-cell>
          <table:table-cell table:style-name="表11.C2" office:value-type="string">
            <text:p text:style-name="P118">マネージャ</text:p>
            <text:p text:style-name="P109">1名</text:p>
            <text:p text:style-name="P109"/>
            <text:p text:style-name="P111">プログラマ</text:p>
            <text:p text:style-name="P101"><text:span text:style-name="T76">2</text:span>名</text:p>
          </table:table-cell>
        </table:table-row>
      </table:table>
      <text:p text:style-name="P122"><text:soft-page-break/></text:p>
      <table:table table:name="表12" table:style-name="表12">
        <table:table-column table:style-name="表12.A"/>
        <table:table-column table:style-name="表12.B"/>
        <table:table-column table:style-name="表12.C"/>
        <table:table-row table:style-name="表12.1">
          <table:table-cell table:style-name="表12.A1" table:number-columns-spanned="3" office:value-type="string">
            <text:p text:style-name="P138"><text:span text:style-name="T57">20</text:span><text:span text:style-name="T58">17</text:span><text:span text:style-name="T57">年</text:span><text:span text:style-name="T67">6</text:span><text:span text:style-name="T57">月～20</text:span><text:span text:style-name="T58">1</text:span><text:span text:style-name="T67">7</text:span><text:span text:style-name="T57">年</text:span><text:span text:style-name="T67">7</text:span><text:span text:style-name="T57">月　／　</text:span><text:span text:style-name="Strong_20_Emphasis"><text:span text:style-name="T39">データ分析による医療製品販売サポートのための</text:span></text:span><text:span text:style-name="Strong_20_Emphasis"><text:span text:style-name="T41">Web</text:span></text:span><text:span text:style-name="Strong_20_Emphasis"><text:span text:style-name="T39">アプリケーション</text:span></text:span></text:p>
          </table:table-cell>
          <table:covered-table-cell/>
          <table:covered-table-cell/>
        </table:table-row>
        <table:table-row table:style-name="表12.2">
          <table:table-cell table:style-name="表12.A2" office:value-type="string">
            <text:p text:style-name="P146">【プロジェクト概要】</text:p>
            <text:p text:style-name="P146">医療品業者の営業・販売支援のためのデータ分析ツールのプロトタイプを<text:span text:style-name="T77">Webアプリケーションとして開発。</text:span></text:p>
            <text:p text:style-name="P166"/>
            <text:p text:style-name="P67">【担当フェーズ】</text:p>
            <text:p text:style-name="P106">プロジェクト管理、要件定義、設計、開発、検証</text:p>
            <text:p text:style-name="P67"/>
            <text:p text:style-name="P67">【業務内容】</text:p>
            <text:p text:style-name="P67">・クライアントとの要件定義、仕様調整</text:p>
            <text:p text:style-name="P67">・<text:span text:style-name="T77">Webスクレイピングによる既存サイトからの分析用データの取得</text:span></text:p>
            <text:p text:style-name="P67">・分析データの集計・分析・データの視覚化機能</text:p>
            <text:p text:style-name="P171">・バージョン管理（<text:span text:style-name="T56">Github</text:span>）</text:p>
            <text:p text:style-name="P173">・検証</text:p>
            <text:p text:style-name="P175"/>
            <text:p text:style-name="P67">【実績・取り組み】</text:p>
            <text:p text:style-name="P67">・プロジェクトリーダー兼プログラマとして、要件定義から開発、検証まで一貫したプロジェクトの管理を実現。</text:p>
            <text:p text:style-name="P160">・日本の地域の特性を散布図・棒グラフ・地図によって可視化することにより、クライアントが持っていなかった仕入れルートと販路の発見に貢献。</text:p>
          </table:table-cell>
          <table:table-cell table:style-name="表12.B2" office:value-type="string">
            <text:p text:style-name="P13">【言語/<text:span text:style-name="T74">FW</text:span>】</text:p>
            <text:p text:style-name="P33">Python, Django, </text:p>
            <text:p text:style-name="P33">JavaScript, jQuery, Bootstrap, <text:s/>HTML,</text:p>
            <text:p text:style-name="P33">CSS</text:p>
            <text:p text:style-name="P13"/>
            <text:p text:style-name="P13">【DB】</text:p>
            <text:p text:style-name="P19">PostgreSQL</text:p>
            <text:p text:style-name="P19"/>
            <text:p text:style-name="P13">【インフラ】</text:p>
            <text:p text:style-name="P19">AWS</text:p>
            <text:p text:style-name="P19"/>
          </table:table-cell>
          <table:table-cell table:style-name="表12.C2" office:value-type="string">
            <text:p text:style-name="P102">マネージャ</text:p>
            <text:p text:style-name="P110">1名</text:p>
            <text:p text:style-name="P110"/>
            <text:p text:style-name="P112">プログラマ</text:p>
            <text:p text:style-name="P102"><text:span text:style-name="T76">2</text:span>名</text:p>
          </table:table-cell>
        </table:table-row>
      </table:table>
      <text:p text:style-name="P122"/>
      <text:p text:style-name="P123"/>
      <table:table table:name="表3" table:style-name="表3">
        <table:table-column table:style-name="表3.A"/>
        <table:table-column table:style-name="表3.B"/>
        <table:table-row table:style-name="表3.1">
          <table:table-cell table:style-name="表3.A1" table:number-columns-spanned="2" office:value-type="string">
            <text:p text:style-name="P124"><text:span text:style-name="T54">2008</text:span>年<text:span text:style-name="T54">1</text:span>月～20<text:span text:style-name="T54">18</text:span>年<text:span text:style-name="T54">5</text:span>月　　株式会社インタークエスト</text:p>
          </table:table-cell>
          <table:covered-table-cell/>
        </table:table-row>
        <table:table-row table:style-name="表3.2">
          <table:table-cell table:style-name="表3.A2" office:value-type="string">
            <text:p text:style-name="P55">事業内容：　<text:span text:style-name="T55">Webアプリケーション開発</text:span></text:p>
            <text:p text:style-name="P55">売上高　：　<text:span text:style-name="T55">7.5</text:span>億円　　　従業員数：　<text:span text:style-name="T55">83</text:span>人</text:p>
          </table:table-cell>
          <table:table-cell table:style-name="表3.B2" office:value-type="string">
            <text:p text:style-name="P64">正社員</text:p>
            <text:p text:style-name="P64">として勤務</text:p>
          </table:table-cell>
        </table:table-row>
      </table:table>
      <text:p text:style-name="Standard"/>
      <table:table table:name="表7" table:style-name="表7">
        <table:table-column table:style-name="表7.A"/>
        <table:table-column table:style-name="表7.B"/>
        <table:table-column table:style-name="表7.C"/>
        <table:table-row table:style-name="表7.1">
          <table:table-cell table:style-name="表7.A1" table:number-columns-spanned="3" office:value-type="string">
            <text:p text:style-name="P121"><text:span text:style-name="T2">20</text:span><text:span text:style-name="T3">17</text:span><text:span text:style-name="T2">年</text:span><text:span text:style-name="T3">4</text:span><text:span text:style-name="T2">月～20</text:span><text:span text:style-name="T3">18</text:span><text:span text:style-name="T2">年</text:span><text:span text:style-name="T3">4</text:span><text:span text:style-name="T2">月　／　新卒採用のための</text:span><text:span text:style-name="T3">Web予約申し込みシステム</text:span><text:span text:style-name="T19">開発</text:span></text:p>
          </table:table-cell>
          <table:covered-table-cell/>
          <table:covered-table-cell/>
        </table:table-row>
        <table:table-row table:style-name="表7.2">
          <table:table-cell table:style-name="表7.A2" office:value-type="string">
            <text:p text:style-name="P142">【プロジェクト概要】</text:p>
            <text:p text:style-name="P165">クライアントが使用していたSalesforceの予約管理システムと連携し、エンドユーザ（新卒予定の学生）が面談予約を行うためのWebアプリケーションを新規開発。</text:p>
            <text:p text:style-name="P149"/>
            <text:p text:style-name="P59">【担当フェーズ】</text:p>
            <text:p text:style-name="P103">プロジェクト管理、要件定義、設計、開発、検証、保守</text:p>
            <text:p text:style-name="P59"/>
            <text:p text:style-name="P59">【業務内容】</text:p>
            <text:p text:style-name="P59">・クライアントとの要件定義、仕様調整</text:p>
            <text:p text:style-name="P59">・<text:span text:style-name="T18">仕様調整後に発生した、</text:span><text:span text:style-name="T56">ASPのDB</text:span>再設計</text:p>
            <text:p text:style-name="P174">・Salesforceと予約システムの相互連携のための仕様調整</text:p>
            <text:p text:style-name="P168">・予約枠情報・学生情報・予約情報の連携<text:span text:style-name="T56">API開発</text:span></text:p>
            <text:p text:style-name="P172">・段階リリースのためのスケジュール提案、調整</text:p>
            <text:p text:style-name="P167">・バージョン管理（<text:span text:style-name="T56">Github</text:span>）</text:p>
            <text:p text:style-name="P167">・検証</text:p>
            <text:p text:style-name="P59"/>
            <text:p text:style-name="P59">【実績・取り組み】</text:p>
            <text:p text:style-name="P59"><text:soft-page-break/>・プロジェクトマネージャ兼プログラマとして、要件定義から開発、検証と保守まで一貫したプロジェクトの管理を実現。</text:p>
            <text:p text:style-name="P169">・<text:span text:style-name="T7">独自拡張した</text:span><text:span text:style-name="T9">SalesforceとのAPIモジュールを実装し、</text:span><text:span text:style-name="T8">ASPで提供している</text:span><text:span text:style-name="T9">予約システムにモジュールとして新規追加。</text:span><text:span text:style-name="T12">また、</text:span><text:span text:style-name="T9">会社の実績に、</text:span><text:span text:style-name="T11">Salesforce連携機能</text:span><text:span text:style-name="T9">の開発事例の追加を実現。</text:span></text:p>
          </table:table-cell>
          <table:table-cell table:style-name="表7.B2" office:value-type="string">
            <text:p text:style-name="P8">【言語/<text:span text:style-name="T74">FW</text:span>】</text:p>
            <text:p text:style-name="P28">PHP, ZendFramework, <text:s/>PostgreSQL, <text:s/>JavaScript, <text:s/>jQuery</text:p>
            <text:p text:style-name="P8"/>
            <text:p text:style-name="P8">【DB】</text:p>
            <text:p text:style-name="P16">PostgreSQL</text:p>
            <text:p text:style-name="P16"/>
            <text:p text:style-name="P8">【インフラ】</text:p>
            <text:p text:style-name="P16">AWS</text:p>
            <text:p text:style-name="P16"/>
          </table:table-cell>
          <table:table-cell table:style-name="表7.C2" office:value-type="string">
            <text:p text:style-name="P113">プログラマ</text:p>
            <text:p text:style-name="P98"><text:span text:style-name="T69">3</text:span>名</text:p>
          </table:table-cell>
        </table:table-row>
      </table:table>
      <text:p text:style-name="P121"/>
      <table:table table:name="表4" table:style-name="表4">
        <table:table-column table:style-name="表4.A"/>
        <table:table-column table:style-name="表4.B"/>
        <table:table-column table:style-name="表4.C"/>
        <table:table-row table:style-name="表4.1">
          <table:table-cell table:style-name="表4.A1" table:number-columns-spanned="3" office:value-type="string">
            <text:p text:style-name="P132"><text:span text:style-name="T57">20</text:span><text:span text:style-name="T58">1</text:span><text:span text:style-name="T59">6</text:span><text:span text:style-name="T57">年</text:span><text:span text:style-name="T60">4</text:span><text:span text:style-name="T57">月～20</text:span><text:span text:style-name="T58">1</text:span><text:span text:style-name="T60">6</text:span><text:span text:style-name="T57">年</text:span><text:span text:style-name="T60">5</text:span><text:span text:style-name="T57">月　／　</text:span><text:span text:style-name="Strong_20_Emphasis"><text:span text:style-name="T39">クレジットカード会社の特典表示制御機能開発</text:span></text:span></text:p>
          </table:table-cell>
          <table:covered-table-cell/>
          <table:covered-table-cell/>
        </table:table-row>
        <table:table-row table:style-name="表4.2">
          <table:table-cell table:style-name="表4.A2" office:value-type="string">
            <text:p text:style-name="P140">【プロジェクト概要】</text:p>
            <text:p text:style-name="P158">某大手クレジット会社のサイトの会員特典データ・広告表示を制御する機能を開発。</text:p>
            <text:p text:style-name="P2"/>
            <text:p text:style-name="P56">【担当フェーズ】</text:p>
            <text:p text:style-name="P103">プロジェクト管理、設計、開発、検証</text:p>
            <text:p text:style-name="P56"/>
            <text:p text:style-name="P56">【業務内容】</text:p>
            <text:p text:style-name="P57">・クライアントとの要件定義、仕様調整</text:p>
            <text:p text:style-name="P57">・設計、ドキュメント化</text:p>
            <text:p text:style-name="P57">・会員特典・広告表示の制御判定、出力処理の実装</text:p>
            <text:p text:style-name="P57">・<text:span text:style-name="T71">OS・端末別の検証ケースの洗い出し、検証</text:span></text:p>
            <text:p text:style-name="P56"/>
            <text:p text:style-name="P56">【実績・取り組み】</text:p>
            <text:p text:style-name="P62">・プロジェクトマネージャ兼プログラマとして、要件定義から開発、検証まで一貫したプロジェクトの管理を実現。</text:p>
            <text:p text:style-name="P176"><text:span text:style-name="T13">・</text:span><text:span text:style-name="T34">既存システムのサーバーサイドへの影響を最小限に抑えるというクライアントの要望を、すべてクライアントサイド（</text:span><text:span text:style-name="T25">JavaScript）</text:span><text:span text:style-name="T34">で実装することで実現。</text:span></text:p>
            <text:p text:style-name="P92"><text:span text:style-name="T7">・Java</text:span><text:span text:style-name="T10">Scriptのベテラン経験者がいない中で、</text:span><text:span text:style-name="T7">プロジェクトマネージャ兼プログラマとして、チームに具体的な実装のロードマップを提示してスケジュール管理を徹底し、問題なく納品まで終えることができました。また、会社の実績に、クライアントサイドのみの開発事例の追加。</text:span></text:p>
          </table:table-cell>
          <table:table-cell table:style-name="表4.B2" office:value-type="string">
            <text:p text:style-name="P9">【言語/<text:span text:style-name="T74">FW</text:span>】</text:p>
            <text:p text:style-name="P36">JavaScript, <text:s/>jQuery</text:p>
            <text:p text:style-name="P14"/>
          </table:table-cell>
          <table:table-cell table:style-name="表4.C2" office:value-type="string">
            <text:p text:style-name="P114">プログラマ</text:p>
            <text:p text:style-name="P96"><text:span text:style-name="T70">2</text:span>名</text:p>
          </table:table-cell>
        </table:table-row>
      </table:table>
      <text:p text:style-name="P128"/>
      <table:table table:name="表5" table:style-name="表5">
        <table:table-column table:style-name="表5.A"/>
        <table:table-column table:style-name="表5.B"/>
        <table:table-column table:style-name="表5.C"/>
        <table:table-row table:style-name="表5.1">
          <table:table-cell table:style-name="表5.A1" table:number-columns-spanned="3" office:value-type="string">
            <text:p text:style-name="P133"><text:span text:style-name="T57">20</text:span><text:span text:style-name="T58">1</text:span><text:span text:style-name="T61">5</text:span><text:span text:style-name="T57">年</text:span><text:span text:style-name="T61">11</text:span><text:span text:style-name="T57">月～20</text:span><text:span text:style-name="T58">1</text:span><text:span text:style-name="T60">6</text:span><text:span text:style-name="T57">年</text:span><text:span text:style-name="T61">2</text:span><text:span text:style-name="T57">月　／　</text:span><text:span text:style-name="Strong_20_Emphasis"><text:span text:style-name="T39">アパレル物流の在庫管理用パッケージングシステムの</text:span></text:span><text:span text:style-name="Strong_20_Emphasis"><text:span text:style-name="T41">API</text:span></text:span><text:span text:style-name="Strong_20_Emphasis"><text:span text:style-name="T39">開発</text:span></text:span></text:p>
          </table:table-cell>
          <table:covered-table-cell/>
          <table:covered-table-cell/>
        </table:table-row>
        <table:table-row table:style-name="表5.2">
          <table:table-cell table:style-name="表5.A2" office:value-type="string">
            <text:p text:style-name="P141">【プロジェクト概要】</text:p>
            <text:p text:style-name="P153"><text:span text:style-name="T49">アパレルの製造から出荷を管理する既存システムのうち各プロセス間のデータ連携処理を、ファイル出力連携から</text:span><text:span text:style-name="T46">API連携</text:span><text:span text:style-name="T49">に改修。</text:span></text:p>
            <text:p text:style-name="P3"/>
            <text:p text:style-name="P58">【担当フェーズ】</text:p>
            <text:p text:style-name="P103">プロジェクト管理、開発、検証</text:p>
            <text:p text:style-name="P58"/>
            <text:p text:style-name="P58">【業務内容】</text:p>
            <text:p text:style-name="P58">・クライアントとの要件定義、仕様調整</text:p>
            <text:p text:style-name="P58">・既存システムの調査・報告と改善案の提案</text:p>
            <text:p text:style-name="P74">・API処理の設計、ドキュメント化、実装</text:p>
            <text:p text:style-name="P58">・単体テスト、結合テストの実施</text:p>
            <text:p text:style-name="P58"/>
            <text:p text:style-name="P58">【実績・取り組み】</text:p>
            <text:p text:style-name="P93"><text:span text:style-name="T7">・既存システムに連携機能のドキュメントが存在しなかったため、仕様を</text:span><text:span text:style-name="T13">ソースコードから調査して改修箇所を選定。実際の運用フェーズでの作業とのすり合わせを実施し、</text:span><text:soft-page-break/><text:span text:style-name="T13">具体的な実装案をクライアントに提案。</text:span></text:p>
            <text:p text:style-name="P93"><text:span text:style-name="T13">・それまで問題となっていた連携出力ファイル内のデータ欠損やファイルロックによる処理の遅延が、提案した</text:span><text:span text:style-name="T15">APIと新設したトランザクションデータ管理により解決。</text:span></text:p>
          </table:table-cell>
          <table:table-cell table:style-name="表5.B2" office:value-type="string">
            <text:p text:style-name="P9">【言語/<text:span text:style-name="T74">FW</text:span>】</text:p>
            <text:p text:style-name="P34">PHP, </text:p>
            <text:p text:style-name="P34">JavaScript</text:p>
            <text:p text:style-name="P15"/>
            <text:p text:style-name="P7">【DB】</text:p>
            <text:p text:style-name="P15">PostgreSQL</text:p>
          </table:table-cell>
          <table:table-cell table:style-name="表5.C2" office:value-type="string">
            <text:p text:style-name="P107">マネージャ</text:p>
            <text:p text:style-name="P107">1名</text:p>
            <text:p text:style-name="P107"/>
            <text:p text:style-name="P115">プログラマ</text:p>
            <text:p text:style-name="P97"><text:span text:style-name="T72">3</text:span>名</text:p>
          </table:table-cell>
        </table:table-row>
      </table:table>
      <text:p text:style-name="P127"/>
      <table:table table:name="表6" table:style-name="表6">
        <table:table-column table:style-name="表6.A"/>
        <table:table-column table:style-name="表6.B"/>
        <table:table-column table:style-name="表6.C"/>
        <table:table-row table:style-name="表6.1">
          <table:table-cell table:style-name="表6.A1" table:number-columns-spanned="3" office:value-type="string">
            <text:p text:style-name="P134"><text:span text:style-name="T57">20</text:span><text:span text:style-name="T58">1</text:span><text:span text:style-name="T62">4</text:span><text:span text:style-name="T57">年</text:span><text:span text:style-name="T61">1</text:span><text:span text:style-name="T62">1</text:span><text:span text:style-name="T57">月～20</text:span><text:span text:style-name="T58">1</text:span><text:span text:style-name="T62">5</text:span><text:span text:style-name="T57">年</text:span><text:span text:style-name="T62">5</text:span><text:span text:style-name="T57">月　／　</text:span><text:span text:style-name="Strong_20_Emphasis"><text:span text:style-name="T39">会議室の</text:span></text:span><text:span text:style-name="Strong_20_Emphasis"><text:span text:style-name="T41">Web</text:span></text:span><text:span text:style-name="Strong_20_Emphasis"><text:span text:style-name="T39">予約システム</text:span></text:span></text:p>
          </table:table-cell>
          <table:covered-table-cell/>
          <table:covered-table-cell/>
        </table:table-row>
        <table:table-row table:style-name="表6.2">
          <table:table-cell table:style-name="表6.A2" office:value-type="string">
            <text:p text:style-name="P142">【プロジェクト概要】</text:p>
            <text:p text:style-name="P155"><text:span text:style-name="T48">某大手の商品販促セミナー会議室の会員制</text:span><text:span text:style-name="T44">Web</text:span><text:span text:style-name="T48">予約システムを開発。</text:span></text:p>
            <text:p text:style-name="P4"/>
            <text:p text:style-name="P59">【担当フェーズ】</text:p>
            <text:p text:style-name="P103">プロジェクト管理、要件定義、設計、開発、検証、保守</text:p>
            <text:p text:style-name="P59"/>
            <text:p text:style-name="P59">【業務内容】</text:p>
            <text:p text:style-name="P59">・クライアントとの要件定義、仕様調整</text:p>
            <text:p text:style-name="P162">・支店と会員情報・予約枠の組み合わせによる様々な予約制御機能の実装</text:p>
            <text:p text:style-name="P154"><text:span text:style-name="T44">・クライアントの</text:span><text:span text:style-name="T47">Active Directory にアクセスするLDAPログイン認証を実装</text:span></text:p>
            <text:p text:style-name="P154"><text:span text:style-name="T44">・単体予約枠を</text:span><text:span text:style-name="T48">分割、もしくは結合させて予約できる機能の</text:span><text:span text:style-name="T51">DB設計と</text:span><text:span text:style-name="T48">実装</text:span></text:p>
            <text:p text:style-name="P75">・運用マニュアル作成のドキュメント化</text:p>
            <text:p text:style-name="P60">・単体テスト、結合テストの実施</text:p>
            <text:p text:style-name="P59"/>
            <text:p text:style-name="P59">【実績・取り組み】</text:p>
            <text:p text:style-name="P62">・プロジェクトマネージャ兼プログラマとして、要件定義から開発、検証、保守まで一貫したプロジェクトの管理を実現。</text:p>
            <text:p text:style-name="P148"><text:span text:style-name="T48">・アプリサーバは</text:span><text:span text:style-name="T50">Linux、DBサーバーは</text:span><text:span text:style-name="T52">IIS、SQL Server </text:span><text:span text:style-name="T50">の組み合わせであったため、</text:span></text:p>
            <text:p text:style-name="P152">フレームワークにDB接続用のドライバが存在せず、独自実装することにより解決。</text:p>
            <text:p text:style-name="P177"><text:span text:style-name="T13">・</text:span><text:span text:style-name="T14">「予約枠の分割・結合機能」はASP予約システムパッケージの基本設計では実現できなかったため、システムを</text:span><text:span text:style-name="T16">再</text:span><text:span text:style-name="T14">設計することにより実現。</text:span></text:p>
          </table:table-cell>
          <table:table-cell table:style-name="表6.B2" office:value-type="string">
            <text:p text:style-name="P9">【言語/<text:span text:style-name="T74">FW</text:span>】</text:p>
            <text:p text:style-name="P29">PHP, ZendFramework, <text:s/>PostgreSQL, <text:s/>JavaScript, <text:s/>jQuery</text:p>
            <text:p text:style-name="P9"/>
            <text:p text:style-name="P9">【DB】</text:p>
            <text:p text:style-name="P37">SQL Server</text:p>
            <text:p text:style-name="P17"/>
            <text:p text:style-name="P9">【インフラ】</text:p>
            <text:p text:style-name="P17">アプリサーバ：AWS</text:p>
            <text:p text:style-name="P20">DBサーバ：</text:p>
            <text:p text:style-name="P20">IIS</text:p>
            <text:p text:style-name="P52"/>
          </table:table-cell>
          <table:table-cell table:style-name="表6.C2" office:value-type="string">
            <text:p text:style-name="P108">マネージャ</text:p>
            <text:p text:style-name="P108">1名</text:p>
            <text:p text:style-name="P108"/>
            <text:p text:style-name="P113">プログラマ</text:p>
            <text:p text:style-name="P98"><text:span text:style-name="T73">5</text:span>名</text:p>
          </table:table-cell>
        </table:table-row>
      </table:table>
      <text:p text:style-name="P129"/>
      <table:table table:name="表8" table:style-name="表8">
        <table:table-column table:style-name="表8.A"/>
        <table:table-column table:style-name="表8.B"/>
        <table:table-column table:style-name="表8.C"/>
        <table:table-row table:style-name="表8.1">
          <table:table-cell table:style-name="表8.A1" table:number-columns-spanned="3" office:value-type="string">
            <text:p text:style-name="P135"><text:span text:style-name="T57">20</text:span><text:span text:style-name="T58">1</text:span><text:span text:style-name="T63">3</text:span><text:span text:style-name="T57">年</text:span><text:span text:style-name="T63">9</text:span><text:span text:style-name="T57">月～20</text:span><text:span text:style-name="T58">1</text:span><text:span text:style-name="T63">3</text:span><text:span text:style-name="T57">年</text:span><text:span text:style-name="T63">10</text:span><text:span text:style-name="T57">月　／　</text:span><text:span text:style-name="Strong_20_Emphasis"><text:span text:style-name="T39">スポーツジムの</text:span></text:span><text:span text:style-name="Strong_20_Emphasis"><text:span text:style-name="T41">Web</text:span></text:span><text:span text:style-name="Strong_20_Emphasis"><text:span text:style-name="T39">予約システム</text:span></text:span></text:p>
          </table:table-cell>
          <table:covered-table-cell/>
          <table:covered-table-cell/>
        </table:table-row>
        <table:table-row table:style-name="表8.2">
          <table:table-cell table:style-name="表8.A2" office:value-type="string">
            <text:p text:style-name="P143">【プロジェクト概要】</text:p>
            <text:p text:style-name="P156"><text:span text:style-name="T53">都内のスポーツ</text:span><text:span text:style-name="T48">ジムの設備とレッスンの</text:span><text:span text:style-name="T45">Web</text:span><text:span text:style-name="T48">予約システムの開発。</text:span></text:p>
            <text:p text:style-name="P150"/>
            <text:p text:style-name="P61">【担当フェーズ】</text:p>
            <text:p text:style-name="P104">プロジェクト管理、要件定義、設計、開発、検証、保守</text:p>
            <text:p text:style-name="P61"/>
            <text:p text:style-name="P61">【業務内容】</text:p>
            <text:p text:style-name="P61">・クライアントとの要件定義、仕様調整</text:p>
            <text:p text:style-name="P70">・支店と会員の種類による複数の予約枠管理機能増設の実装</text:p>
            <text:p text:style-name="P163">・支店と会員情報・予約枠の組み合わせによる様々な予約制御機能の実装</text:p>
            <text:p text:style-name="P164">・支店と会員情報・予約枠の組み合わせによる抽選機能とリスク対策のためのログ出力・メール通知機能の実装</text:p>
            <text:p text:style-name="P76">・運用マニュアル作成のドキュメント化</text:p>
            <text:p text:style-name="P61">・単体テスト、結合テストの実施</text:p>
            <text:p text:style-name="P61"/>
            <text:p text:style-name="P61">【実績・取り組み】</text:p>
            <text:p text:style-name="P63">・プロジェクトマネージャ兼プログラマとして、要件定義から開発、検証、保守まで一貫したプロジェクトの管理を実現。</text:p>
            <text:p text:style-name="P178"><text:soft-page-break/><text:span text:style-name="T20">・</text:span><text:span text:style-name="T35">それまで手作業で実施されていた各予約枠の抽選プロセスをすべて自動化することにより、システム運用の大幅な人的リソース削減を実現。</text:span></text:p>
            <text:p text:style-name="P159">・多大な負荷と時間がかかる抽選処理において、不慮の原因による不整合データの発生と問題の拡散を防ぐため、ログ出力とメール通知をクライアントに提案し、リスクの削減を実現。</text:p>
          </table:table-cell>
          <table:table-cell table:style-name="表8.B2" office:value-type="string">
            <text:p text:style-name="P10">【言語/<text:span text:style-name="T74">FW</text:span>】</text:p>
            <text:p text:style-name="P30">PHP, ZendFramework, <text:s/>PostgreSQL, <text:s/>JavaScript, <text:s/>jQuery</text:p>
            <text:p text:style-name="P10"/>
            <text:p text:style-name="P10">【DB】</text:p>
            <text:p text:style-name="P38">PostgreSQL</text:p>
            <text:p text:style-name="P53"/>
          </table:table-cell>
          <table:table-cell table:style-name="表8.C2" office:value-type="string">
            <text:p text:style-name="P116">プログラマ</text:p>
            <text:p text:style-name="P99"><text:span text:style-name="T75">4</text:span>名</text:p>
          </table:table-cell>
        </table:table-row>
      </table:table>
      <text:p text:style-name="P130"/>
      <table:table table:name="表9" table:style-name="表9">
        <table:table-column table:style-name="表9.A"/>
        <table:table-column table:style-name="表9.B"/>
        <table:table-column table:style-name="表9.C"/>
        <table:table-row table:style-name="表9.1">
          <table:table-cell table:style-name="表9.A1" table:number-columns-spanned="3" office:value-type="string">
            <text:p text:style-name="P136"><text:span text:style-name="T57">20</text:span><text:span text:style-name="T58">1</text:span><text:span text:style-name="T63">3</text:span><text:span text:style-name="T57">年</text:span><text:span text:style-name="T64">4</text:span><text:span text:style-name="T57">月～20</text:span><text:span text:style-name="T58">1</text:span><text:span text:style-name="T63">3</text:span><text:span text:style-name="T57">年</text:span><text:span text:style-name="T64">8</text:span><text:span text:style-name="T57">月　／　</text:span><text:span text:style-name="Strong_20_Emphasis"><text:span text:style-name="T39">アーティストのファンサイトの</text:span></text:span><text:span text:style-name="Strong_20_Emphasis"><text:span text:style-name="T41">Web</text:span></text:span><text:span text:style-name="Strong_20_Emphasis"><text:span text:style-name="T39">コンテンツ管理・決済システム</text:span></text:span></text:p>
          </table:table-cell>
          <table:covered-table-cell/>
          <table:covered-table-cell/>
        </table:table-row>
        <table:table-row table:style-name="表9.2">
          <table:table-cell table:style-name="表9.A2" office:value-type="string">
            <text:p text:style-name="P144">【プロジェクト概要】</text:p>
            <text:p text:style-name="P157"><text:span text:style-name="T48">某有名</text:span><text:span text:style-name="T45">2</text:span><text:span text:style-name="T48">組アーティストユニットのコンテンツ・決済管理システムを開発。</text:span></text:p>
            <text:p text:style-name="P151"/>
            <text:p text:style-name="P62">【担当フェーズ】</text:p>
            <text:p text:style-name="P105">開発、検証</text:p>
            <text:p text:style-name="P62"/>
            <text:p text:style-name="P62">【業務内容】</text:p>
            <text:p text:style-name="P71">・アーティストのブログ、写真コンテンツ管理機能の実装</text:p>
            <text:p text:style-name="P72">・購読エンドユーザへの<text:span text:style-name="T26">GMO PAYMENT GATEWAY</text:span><text:span text:style-name="T28">による</text:span>課金・決済機能の実装</text:p>
            <text:p text:style-name="P77">・運用マニュアル作成のドキュメント化</text:p>
            <text:p text:style-name="P62">・単体テスト、結合テストの実施</text:p>
            <text:p text:style-name="P62"/>
            <text:p text:style-name="P62">【実績・取り組み】</text:p>
            <text:p text:style-name="P94"><text:span text:style-name="T7">・会社の実績に、</text:span><text:span text:style-name="T27">GMO PAYMENT GATEWAY開発事例を</text:span><text:span text:style-name="T7">追加。</text:span></text:p>
          </table:table-cell>
          <table:table-cell table:style-name="表9.B2" office:value-type="string">
            <text:p text:style-name="P11">【言語/<text:span text:style-name="T74">FW</text:span>】</text:p>
            <text:p text:style-name="P31">PHP, <text:s/>PostgreSQL, <text:s/>JavaScript, <text:s/>jQuery,</text:p>
            <text:p text:style-name="P31">GMO PAYMENT GATEWAY<text:span text:style-name="T48">決済</text:span></text:p>
            <text:p text:style-name="P11"/>
            <text:p text:style-name="P11">【DB】</text:p>
            <text:p text:style-name="P39">PostgreSQL</text:p>
            <text:p text:style-name="P39"/>
            <text:p text:style-name="P54"/>
          </table:table-cell>
          <table:table-cell table:style-name="表9.C2" office:value-type="string">
            <text:p text:style-name="P117">プログラマ</text:p>
            <text:p text:style-name="P100"><text:span text:style-name="T75">4</text:span>名</text:p>
          </table:table-cell>
        </table:table-row>
      </table:table>
      <text:p text:style-name="P130"/>
      <text:p text:style-name="P126">■テクニカルスキル</text:p>
      <table:table table:name="表2" table:style-name="表2">
        <table:table-column table:style-name="表2.A"/>
        <table:table-column table:style-name="表2.B"/>
        <table:table-column table:style-name="表2.C"/>
        <table:table-column table:style-name="表2.D"/>
        <table:table-row table:style-name="表2.1">
          <table:table-cell table:style-name="表2.A1" table:number-columns-spanned="2" office:value-type="string">
            <text:p text:style-name="P69">種類</text:p>
          </table:table-cell>
          <table:covered-table-cell/>
          <table:table-cell table:style-name="表2.A1" office:value-type="string">
            <text:p text:style-name="P69">使用期間</text:p>
          </table:table-cell>
          <table:table-cell table:style-name="表2.D1" office:value-type="string">
            <text:p text:style-name="P69">レベル</text:p>
          </table:table-cell>
        </table:table-row>
        <table:table-row table:style-name="表2.2">
          <table:table-cell table:style-name="表2.A2" table:number-rows-spanned="16" office:value-type="string">
            <text:p text:style-name="P73">Web開発</text:p>
          </table:table-cell>
          <table:table-cell table:style-name="表2.B2" office:value-type="string">
            <text:p text:style-name="P82">Python</text:p>
          </table:table-cell>
          <table:table-cell table:style-name="表2.B2" office:value-type="string">
            <text:p text:style-name="P22">1年</text:p>
          </table:table-cell>
          <table:table-cell table:style-name="表2.D2" office:value-type="string">
            <text:p text:style-name="P89"><text:span text:style-name="T24">ver3.x</text:span><text:span text:style-name="T33">系。一通りの処理は実装可能。</text:span></text:p>
            <text:p text:style-name="P89"><text:span text:style-name="T36">Raspberry Pi</text:span><text:span text:style-name="T33">を使って簡単なハードウェア開発が可能。</text:span></text:p>
          </table:table-cell>
        </table:table-row>
        <table:table-row table:style-name="表2.2">
          <table:covered-table-cell/>
          <table:table-cell table:style-name="表2.B3" office:value-type="string">
            <text:p text:style-name="P82">Django</text:p>
          </table:table-cell>
          <table:table-cell table:style-name="表2.B3" office:value-type="string">
            <text:p text:style-name="P21">1年</text:p>
          </table:table-cell>
          <table:table-cell table:style-name="表2.D3" office:value-type="string">
            <text:p text:style-name="P45"><text:span text:style-name="T44">Web</text:span><text:span text:style-name="T48">サイトの</text:span><text:span text:style-name="T44">CMS</text:span><text:span text:style-name="T48">構築に関する一通りの処理を実装可能。</text:span></text:p>
          </table:table-cell>
        </table:table-row>
        <table:table-row table:style-name="表2.2">
          <table:covered-table-cell/>
          <table:table-cell table:style-name="表2.B4" office:value-type="string">
            <text:p text:style-name="P82">PHP</text:p>
          </table:table-cell>
          <table:table-cell table:style-name="表2.B4" office:value-type="string">
            <text:p text:style-name="P83">10年</text:p>
          </table:table-cell>
          <table:table-cell table:style-name="表2.D4" office:value-type="string">
            <text:p text:style-name="P90"><text:span text:style-name="T24">ver5.x</text:span><text:span text:style-name="T33">系。</text:span><text:span text:style-name="T24">Web</text:span><text:span text:style-name="T33">サイト構築に関する一通りの処理を実装可能。</text:span><text:line-break/><text:span text:style-name="T33">サイト設計・実装・保守・リスク管理まで指導可能。</text:span></text:p>
          </table:table-cell>
        </table:table-row>
        <table:table-row table:style-name="表2.2">
          <table:covered-table-cell/>
          <table:table-cell table:style-name="表2.B3" office:value-type="string">
            <text:p text:style-name="P82">CakePHP</text:p>
          </table:table-cell>
          <table:table-cell table:style-name="表2.B3" office:value-type="string">
            <text:p text:style-name="P84">4年</text:p>
          </table:table-cell>
          <table:table-cell table:style-name="表2.D3" office:value-type="string">
            <text:p text:style-name="P45"><text:span text:style-name="T44">ver2.x</text:span><text:span text:style-name="T48">系。</text:span><text:span text:style-name="T44">Web</text:span><text:span text:style-name="T48">サイト構築に関する一通りの処理を実装可能。</text:span></text:p>
          </table:table-cell>
        </table:table-row>
        <table:table-row table:style-name="表2.2">
          <table:covered-table-cell/>
          <table:table-cell table:style-name="表2.B3" office:value-type="string">
            <text:p text:style-name="P82">Zend<text:span text:style-name="T22">Framework</text:span></text:p>
          </table:table-cell>
          <table:table-cell table:style-name="表2.B3" office:value-type="string">
            <text:p text:style-name="P84">10年</text:p>
          </table:table-cell>
          <table:table-cell table:style-name="表2.D3" office:value-type="string">
            <text:p text:style-name="P95"><text:span text:style-name="T24">ver2.x</text:span><text:span text:style-name="T33">系。</text:span><text:span text:style-name="T24">Web</text:span><text:span text:style-name="T33">サイト構築に関する一通りの処理を実装可能。</text:span></text:p>
          </table:table-cell>
        </table:table-row>
        <table:table-row table:style-name="表2.2">
          <table:covered-table-cell/>
          <table:table-cell table:style-name="表2.B3" office:value-type="string">
            <text:p text:style-name="P85">PostgreSQL</text:p>
          </table:table-cell>
          <table:table-cell table:style-name="表2.B3" office:value-type="string">
            <text:p text:style-name="P84">10年</text:p>
          </table:table-cell>
          <table:table-cell table:style-name="表2.D3" office:value-type="string">
            <text:p text:style-name="P45"><text:span text:style-name="T44">ver9.x</text:span><text:span text:style-name="T48">系。</text:span><text:span text:style-name="T44">Web</text:span><text:span text:style-name="T48">サイト構築のための基本的な設計が可能。</text:span></text:p>
          </table:table-cell>
        </table:table-row>
        <table:table-row table:style-name="表2.2">
          <table:covered-table-cell/>
          <table:table-cell table:style-name="表2.B3" office:value-type="string">
            <text:p text:style-name="P85">MySQL</text:p>
          </table:table-cell>
          <table:table-cell table:style-name="表2.B3" office:value-type="string">
            <text:p text:style-name="P84">10年</text:p>
          </table:table-cell>
          <table:table-cell table:style-name="表2.D3" office:value-type="string">
            <text:p text:style-name="P45"><text:span text:style-name="T44">ver5.x</text:span><text:span text:style-name="T48">系。</text:span><text:span text:style-name="T44">Web</text:span><text:span text:style-name="T48">サイト構築のための基本的な設計が可能。</text:span></text:p>
          </table:table-cell>
        </table:table-row>
        <table:table-row table:style-name="表2.2">
          <table:covered-table-cell/>
          <table:table-cell table:style-name="表2.B3" office:value-type="string">
            <text:p text:style-name="P85">SQL Server</text:p>
          </table:table-cell>
          <table:table-cell table:style-name="表2.B3" office:value-type="string">
            <text:p text:style-name="P84">6ヶ月</text:p>
          </table:table-cell>
          <table:table-cell table:style-name="表2.D3" office:value-type="string">
            <text:p text:style-name="P49">仕事で基本的な設計を少しやった程度。</text:p>
          </table:table-cell>
        </table:table-row>
        <table:table-row table:style-name="表2.10">
          <table:covered-table-cell/>
          <table:table-cell table:style-name="表2.B4" office:value-type="string">
            <text:p text:style-name="P81">Java<text:span text:style-name="T21">Script</text:span></text:p>
          </table:table-cell>
          <table:table-cell table:style-name="表2.B4" office:value-type="string">
            <text:p text:style-name="P82">10年</text:p>
          </table:table-cell>
          <table:table-cell table:style-name="表2.D4" office:value-type="string">
            <text:p text:style-name="P46"><text:span text:style-name="T44">ES6</text:span><text:span text:style-name="T48">含め広く浅く経験。</text:span><text:span text:style-name="T44">Ajax</text:span><text:span text:style-name="T48">、</text:span><text:span text:style-name="T44">Promise</text:span><text:span text:style-name="T48">を利用した非同期処理を実装可能。</text:span></text:p>
          </table:table-cell>
        </table:table-row>
        <table:table-row table:style-name="表2.10">
          <table:covered-table-cell/>
          <table:table-cell table:style-name="表2.B3" office:value-type="string">
            <text:p text:style-name="P81">D3.<text:span text:style-name="T23">js</text:span></text:p>
          </table:table-cell>
          <table:table-cell table:style-name="表2.B3" office:value-type="string">
            <text:p text:style-name="P86">3ヶ月</text:p>
          </table:table-cell>
          <table:table-cell table:style-name="表2.D3" office:value-type="string">
            <text:p text:style-name="P50">サーバサイドから受け取った値をもとに、散布図・棒グラフ等の基本的なグラフ描画出力処理を実装可能。</text:p>
          </table:table-cell>
        </table:table-row>
        <table:table-row table:style-name="表2.10">
          <table:covered-table-cell/>
          <table:table-cell table:style-name="表2.B3" office:value-type="string">
            <text:p text:style-name="P85">jQuery</text:p>
          </table:table-cell>
          <table:table-cell table:style-name="表2.B3" office:value-type="string">
            <text:p text:style-name="P85">8年</text:p>
          </table:table-cell>
          <table:table-cell table:style-name="表2.D3" office:value-type="string">
            <text:p text:style-name="P47"><text:span text:style-name="T44">Web</text:span><text:span text:style-name="T48">サイトの入力フォームに必要なあらゆる処理を実装</text:span><text:soft-page-break/><text:span text:style-name="T48">可能。</text:span></text:p>
          </table:table-cell>
        </table:table-row>
        <table:table-row table:style-name="表2.10">
          <table:covered-table-cell/>
          <table:table-cell table:style-name="表2.B3" office:value-type="string">
            <text:p text:style-name="P87">HTML</text:p>
          </table:table-cell>
          <table:table-cell table:style-name="表2.B3" office:value-type="string">
            <text:p text:style-name="P85">1年</text:p>
          </table:table-cell>
          <table:table-cell table:style-name="表2.D3" office:value-type="string">
            <text:p text:style-name="P51">基本的な知識は持っている。デザイナーの作成したデザインをシステムに埋め込むことは可能。</text:p>
          </table:table-cell>
        </table:table-row>
        <table:table-row table:style-name="表2.10">
          <table:covered-table-cell/>
          <table:table-cell table:style-name="表2.B3" office:value-type="string">
            <text:p text:style-name="P88">CSS</text:p>
          </table:table-cell>
          <table:table-cell table:style-name="表2.B3" office:value-type="string">
            <text:p text:style-name="P23">1年</text:p>
          </table:table-cell>
          <table:table-cell table:style-name="表2.D3" office:value-type="string">
            <text:p text:style-name="P50">基本的な知識を持っており、デザイナーの作成したファイルの微修正程度は可能。</text:p>
          </table:table-cell>
        </table:table-row>
        <table:table-row table:style-name="表2.10">
          <table:covered-table-cell/>
          <table:table-cell table:style-name="表2.B3" office:value-type="string">
            <text:p text:style-name="P40">Bootstrap</text:p>
          </table:table-cell>
          <table:table-cell table:style-name="表2.B3" office:value-type="string">
            <text:p text:style-name="P86">1年</text:p>
          </table:table-cell>
          <table:table-cell table:style-name="表2.D3" office:value-type="string">
            <text:p text:style-name="P48"><text:span text:style-name="T48">任意のテンプレートを用いて、構築した</text:span><text:span text:style-name="T44">Web</text:span><text:span text:style-name="T48">サイトのテンプレートへの組み込みが可能。</text:span></text:p>
          </table:table-cell>
        </table:table-row>
        <table:table-row table:style-name="表2.16">
          <table:covered-table-cell/>
          <table:table-cell table:style-name="表2.B3" office:value-type="string">
            <text:p text:style-name="P40">AWS</text:p>
          </table:table-cell>
          <table:table-cell table:style-name="表2.B3" office:value-type="string">
            <text:p text:style-name="P86">6ヶ月</text:p>
          </table:table-cell>
          <table:table-cell table:style-name="表2.D3" office:value-type="string">
            <text:p text:style-name="P91">EC2を設置し、デプロイが可能。</text:p>
          </table:table-cell>
        </table:table-row>
        <table:table-row table:style-name="表2.17">
          <table:covered-table-cell/>
          <table:table-cell table:style-name="表2.B17" office:value-type="string">
            <text:p text:style-name="P41">Ansible</text:p>
          </table:table-cell>
          <table:table-cell table:style-name="表2.B17" office:value-type="string">
            <text:p text:style-name="P24">1年</text:p>
          </table:table-cell>
          <table:table-cell table:style-name="表2.D17" office:value-type="string">
            <text:p text:style-name="P91">基本的なデプロイ設定・実行が可能。</text:p>
          </table:table-cell>
        </table:table-row>
        <table:table-row table:style-name="表2.2">
          <table:table-cell table:style-name="表2.A2" table:number-rows-spanned="2" office:value-type="string">
            <text:p text:style-name="P44"><text:span text:style-name="T48">ハードウェア、</text:span><text:span text:style-name="T44">IoT</text:span></text:p>
          </table:table-cell>
          <table:table-cell table:style-name="表2.B4" office:value-type="string">
            <text:p text:style-name="P27">Raspberry Pi / Arduino</text:p>
          </table:table-cell>
          <table:table-cell table:style-name="表2.B4" office:value-type="string">
            <text:p text:style-name="P25">1年</text:p>
          </table:table-cell>
          <table:table-cell table:style-name="表2.D4" office:value-type="string">
            <text:p text:style-name="P5">簡単な組み込み制御処理を実装可能。</text:p>
          </table:table-cell>
        </table:table-row>
        <table:table-row table:style-name="表2.2">
          <table:covered-table-cell/>
          <table:table-cell table:style-name="表2.B17" office:value-type="string">
            <text:p text:style-name="P27"/>
          </table:table-cell>
          <table:table-cell table:style-name="表2.B17" office:value-type="string">
            <text:p text:style-name="P25"/>
          </table:table-cell>
          <table:table-cell table:style-name="表2.D17" office:value-type="string">
            <text:p text:style-name="P6"/>
          </table:table-cell>
        </table:table-row>
      </table:table>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apple-system" svg:font-family="apple-system, system-ui, 'Segoe UI', Helvetica, Arial, sans-serif, 'Apple Color Emoji', 'Segoe UI Emoji', 'Segoe UI Symbol'"/>
    <style:font-face style:name="ＭＳ ゴシック" svg:font-family="'ＭＳ ゴシック', 'MS Gothic'" style:font-family-generic="modern"/>
    <style:font-face style:name="ＭＳ 明朝" svg:font-family="'ＭＳ 明朝', 'MS Mincho'" style:font-family-generic="roman"/>
    <style:font-face style:name="Arial Unicode MS1" svg:font-family="'Arial Unicode MS'" style:font-family-generic="swiss"/>
    <style:font-face style:name="ヒラギノ明朝 ProN" svg:font-family="'ヒラギノ明朝 ProN'"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ヒラギノ明朝 ProN1" svg:font-family="'ヒラギノ明朝 Pro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ヒラギノ明朝 ProN1"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ヒラギノ明朝 ProN1"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vertical-align="baseline" style:writing-mode="lr-tb"/>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text-align="justify" style:justify-single-word="false" fo:orphans="0" fo:widows="0" fo:keep-with-next="always" style:vertical-align="baseline" style:writing-mode="lr-tb"/>
      <style:text-properties style:use-window-font-color="true" style:font-name="Liberation Sans" fo:font-family="'Liberation Sans'" style:font-family-generic="swiss" style:font-pitch="variable" fo:font-size="14pt" fo:language="en" fo:country="US" style:letter-kerning="true" style:font-name-asian="Arial Unicode MS" style:font-family-asian="'Arial Unicode MS'" style:font-family-generic-asian="system" style:font-pitch-asian="variable" style:font-size-asian="14pt" style:language-asian="ja" style:country-asian="JP" style:font-name-complex="Arial Unicode MS" style:font-family-complex="'Arial Unicode MS'" style:font-family-generic-complex="system" style:font-pitch-complex="variable" style:font-size-complex="14pt" style:language-complex="ar" style:country-complex="SA"/>
    </style:style>
    <style:style style:name="Text_20_body" style:display-name="Text body" style:family="paragraph" style:parent-style-name="Standard" style:class="text">
      <style:paragraph-properties fo:text-align="center" style:justify-single-word="false" fo:orphans="0" fo:widows="0" style:vertical-align="baseline" style:writing-mode="lr-tb"/>
      <style:text-properties style:use-window-font-color="true" style:font-name="Century" fo:font-family="Century" style:font-family-generic="roman" style:font-pitch="variable" fo:font-size="8pt" fo:language="en" fo:country="US" style:letter-kerning="true" style:font-name-asian="ＭＳ 明朝" style:font-family-asian="'ＭＳ 明朝', 'MS Mincho'" style:font-family-generic-asian="roman" style:font-size-asian="8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List" style:family="paragraph" style:parent-style-name="Text_20_body" style:class="list">
      <style:paragraph-properties fo:text-align="justify" style:justify-single-word="false" fo:orphans="0" fo:widows="0" style:vertical-align="baseline" style:writing-mode="lr-tb"/>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2pt" style:language-asian="ja" style:country-asian="JP" style:font-name-complex="Arial Unicode MS1" style:font-family-complex="'Arial Unicode MS'" style:font-family-generic-complex="swiss" style:font-size-complex="12pt" style:language-complex="ar" style:country-complex="SA"/>
    </style:style>
    <style:style style:name="Caption" style:family="paragraph" style:parent-style-name="Standard" style:class="extra">
      <style:paragraph-properties fo:margin-top="0.212cm" fo:margin-bottom="0.212cm" loext:contextual-spacing="false" fo:text-align="justify" style:justify-single-word="false" fo:orphans="0" fo:widows="0" text:number-lines="false" text:line-number="0" style:vertical-align="baseline" style:writing-mode="lr-tb"/>
      <style:text-properties style:use-window-font-color="true" style:font-name="Century" fo:font-family="Century" style:font-family-generic="roman" style:font-pitch="variable" fo:font-size="12pt" fo:language="en" fo:country="US" fo:font-style="italic" style:letter-kerning="true" style:font-name-asian="ＭＳ 明朝" style:font-family-asian="'ＭＳ 明朝', 'MS Mincho'" style:font-family-generic-asian="roman" style:font-size-asian="12pt" style:language-asian="ja" style:country-asian="JP" style:font-style-asian="italic" style:font-name-complex="Arial Unicode MS1" style:font-family-complex="'Arial Unicode MS'" style:font-family-generic-complex="swiss" style:font-size-complex="12pt" style:language-complex="ar" style:country-complex="SA" style:font-style-complex="italic"/>
    </style:style>
    <style:style style:name="Index" style:family="paragraph" style:parent-style-name="Standard" style:class="index">
      <style:paragraph-properties fo:text-align="justify" style:justify-single-word="false" fo:orphans="0" fo:widows="0" text:number-lines="false" text:line-number="0" style:vertical-align="baseline" style:writing-mode="lr-tb"/>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2pt" style:language-asian="ja" style:country-asian="JP" style:font-name-complex="Arial Unicode MS1" style:font-family-complex="'Arial Unicode MS'" style:font-family-generic-complex="swiss" style:font-size-complex="12pt" style:language-complex="ar" style:country-complex="SA"/>
    </style:style>
    <style:style style:name="結語" style:family="paragraph" style:parent-style-name="Standard">
      <style:paragraph-properties fo:text-align="end" style:justify-single-word="false" fo:orphans="0" fo:widows="0" style:vertical-align="baseline" style:writing-mode="lr-tb"/>
      <style:text-properties style:use-window-font-color="true" style:font-name="ＭＳ ゴシック" fo:font-family="'ＭＳ ゴシック', 'MS Gothic'" style:font-family-generic="modern" fo:font-size="9pt" fo:language="en" fo:country="US" style:letter-kerning="true" style:font-name-asian="ＭＳ ゴシック" style:font-family-asian="'ＭＳ ゴシック', 'MS Gothic'" style:font-family-generic-asian="modern" style:font-size-asian="9pt" style:language-asian="ja" style:country-asian="JP" style:font-name-complex="ＭＳ ゴシック" style:font-family-complex="'ＭＳ ゴシック', 'MS Gothic'" style:font-family-generic-complex="modern" style:font-size-complex="9pt" style:language-complex="ar" style:country-complex="SA"/>
    </style:style>
    <style:style style:name="Footer" style:family="paragraph" style:parent-style-name="Standard" style:class="extra">
      <style:paragraph-properties fo:text-align="justify" style:justify-single-word="false" fo:orphans="0" fo:widows="0" style:vertical-align="baseline" style:writing-mode="lr-tb"/>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HTML_20_書式付き" style:display-name="HTML 書式付き" style:family="paragraph" style:parent-style-name="Standard">
      <style:paragraph-properties fo:text-align="start" style:justify-single-word="false" fo:orphans="2" fo:widows="2" style:vertical-align="auto" style:writing-mode="lr-tb"/>
      <style:text-properties style:use-window-font-color="true" style:font-name="ＭＳ ゴシック" fo:font-family="'ＭＳ ゴシック', 'MS Gothic'" style:font-family-generic="modern" fo:font-size="12pt" fo:language="en" fo:country="US" style:letter-kerning="true" style:font-name-asian="ＭＳ ゴシック" style:font-family-asian="'ＭＳ ゴシック', 'MS Gothic'" style:font-family-generic-asian="modern" style:font-size-asian="12pt" style:language-asian="ja" style:country-asian="JP" style:font-name-complex="ＭＳ ゴシック" style:font-family-complex="'ＭＳ ゴシック', 'MS Gothic'" style:font-family-generic-complex="modern" style:font-size-complex="12pt" style:language-complex="ar" style:country-complex="SA"/>
    </style:style>
    <style:style style:name="吹き出し" style:family="paragraph" style:parent-style-name="Standard">
      <style:paragraph-properties fo:text-align="justify" style:justify-single-word="false" fo:orphans="0" fo:widows="0" style:vertical-align="baseline" style:writing-mode="lr-tb"/>
      <style:text-properties style:use-window-font-color="true" style:font-name="Arial" fo:font-family="Arial" style:font-family-generic="swiss" style:font-pitch="variable" fo:font-size="9pt" fo:language="en" fo:country="US" style:letter-kerning="true" style:font-name-asian="ＭＳ ゴシック" style:font-family-asian="'ＭＳ ゴシック', 'MS Gothic'" style:font-family-generic-asian="modern" style:font-size-asian="9pt" style:language-asian="ja" style:country-asian="JP" style:font-name-complex="Arial" style:font-family-complex="Arial" style:font-family-generic-complex="swiss" style:font-pitch-complex="variable" style:font-size-complex="9pt" style:language-complex="ar" style:country-complex="SA"/>
    </style:style>
    <style:style style:name="Header" style:family="paragraph" style:parent-style-name="Standard" style:class="extra">
      <style:paragraph-properties fo:text-align="justify" style:justify-single-word="false" fo:orphans="0" fo:widows="0" style:vertical-align="baseline" style:writing-mode="lr-tb"/>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コメント文字列" style:family="paragraph" style:parent-style-name="Standard">
      <style:paragraph-properties fo:text-align="start" style:justify-single-word="false" fo:orphans="0" fo:widows="0" style:vertical-align="auto" style:writing-mode="lr-tb"/>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リスト段落" style:family="paragraph" style:parent-style-name="Standard">
      <style:paragraph-properties fo:margin-left="1.693cm" fo:margin-right="0cm" fo:text-align="justify" style:justify-single-word="false" fo:orphans="0" fo:widows="0" fo:text-indent="0cm" style:auto-text-indent="false" style:vertical-align="baseline" style:writing-mode="lr-tb"/>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vertical-align="baseline" style:writing-mode="lr-tb"/>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Table_20_Heading" style:display-name="Table Heading" style:family="paragraph" style:parent-style-name="Table_20_Contents" style:class="extra">
      <style:paragraph-properties fo:text-align="center" style:justify-single-word="false" fo:orphans="0" fo:widows="0" text:number-lines="false" text:line-number="0" style:vertical-align="baseline" style:writing-mode="lr-tb"/>
      <style:text-properties style:use-window-font-color="true" style:font-name="Century" fo:font-family="Century" style:font-family-generic="roman" style:font-pitch="variable" fo:font-size="10.5pt" fo:language="en" fo:country="US" fo:font-weight="bold" style:letter-kerning="true" style:font-name-asian="ＭＳ 明朝" style:font-family-asian="'ＭＳ 明朝', 'MS Mincho'" style:font-family-generic-asian="roman" style:font-size-asian="10.5pt" style:language-asian="ja" style:country-asian="JP"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WW8Num1z0" style:family="text">
      <style:text-properties style:use-window-font-color="true" style:font-name="ＭＳ 明朝" fo:font-family="'ＭＳ 明朝', 'MS Mincho'" style:font-family-generic="roman"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WW8Num1z1"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2pt" style:language-complex="ar" style:country-complex="SA"/>
    </style:style>
    <style:style style:name="段落フォント" style:family="text">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フッター_20__28_文字_29_" style:display-name="フッター (文字)" style:family="text">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コメント文字列_20__28_文字_29_" style:display-name="コメント文字列 (文字)" style:family="text">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Strong_20_Emphasis" style:display-name="Strong Emphasis" style:family="text">
      <style:text-properties style:use-window-font-color="true" style:font-name="Century" fo:font-family="Century" style:font-family-generic="roman" style:font-pitch="variable" fo:font-size="10.5pt" fo:language="en" fo:country="US" fo:font-weight="bold" style:letter-kerning="true" style:font-name-asian="ＭＳ 明朝" style:font-family-asian="'ＭＳ 明朝', 'MS Mincho'" style:font-family-generic-asian="roman" style:font-size-asian="10.5pt" style:language-asian="ja" style:country-asian="JP"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Internet_20_link" style:display-name="Internet link" style:family="text">
      <style:text-properties fo:color="#000080" style:font-name="Century" fo:font-family="Century" style:font-family-generic="roman" style:font-pitch="variable" fo:font-size="10.5pt" fo:language="zxx" fo:country="none" style:text-underline-style="solid" style:text-underline-width="auto" style:text-underline-color="font-color" style:letter-kerning="true" style:font-name-asian="ＭＳ 明朝" style:font-family-asian="'ＭＳ 明朝', 'MS Mincho'" style:font-family-generic-asian="roman" style:font-size-asian="10.5pt" style:language-asian="zxx" style:country-asian="none" style:font-name-complex="Times New Roman" style:font-family-complex="'Times New Roman'" style:font-family-generic-complex="roman" style:font-pitch-complex="variable" style:font-size-complex="12pt" style:language-complex="zxx" style:country-complex="none"/>
    </style:style>
    <style:style style:name="Bullet_20_Symbols" style:display-name="Bullet Symbols" style:family="text">
      <style:text-properties style:use-window-font-color="true" style:font-name="OpenSymbol" fo:font-family="OpenSymbol" style:font-charset="x-symbol" fo:font-size="10.5pt" fo:language="en" fo:country="US" style:letter-kerning="true" style:font-name-asian="OpenSymbol" style:font-family-asian="OpenSymbol" style:font-charset-asian="x-symbol" style:font-size-asian="10.5pt" style:language-asian="ja" style:country-asian="JP" style:font-name-complex="OpenSymbol" style:font-family-complex="OpenSymbol" style:font-charset-complex="x-symbol"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writing-mode="lr-tb"/>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writing-mode="lr-tb"/>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writing-mode="lr-tb"/>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space" fo:text-indent="-0.282cm" fo:margin-left="0.282cm"/>
        </style:list-level-properties>
        <style:text-properties style:font-name="ＭＳ 明朝"/>
      </text:list-level-style-bullet>
      <text:list-level-style-bullet text:level="2" text:style-name="WW8Num1z1"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1z1"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1z1"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1z1"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1z1"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1z1"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1z1"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1z1"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ＭＳ 明朝" fo:font-size="9pt" style:font-size-asian="9pt" style:font-name-complex="ＭＳ 明朝" style:font-size-complex="9pt"/>
    </style:style>
    <style:page-layout style:name="Mpm1">
      <style:page-layout-properties fo:page-width="21.001cm" fo:page-height="29.7cm" style:num-format="1" style:print-orientation="portrait" fo:margin-top="1.501cm" fo:margin-bottom="1.75cm" fo:margin-left="2cm" fo:margin-right="1.6cm" style:writing-mode="lr-tb" style:layout-grid-color="#c0c0c0" style:layout-grid-lines="48" style:layout-grid-base-height="0.545cm" style:layout-grid-ruby-height="0cm" style:layout-grid-mode="both" style:layout-grid-ruby-below="false" style:layout-grid-print="false" style:layout-grid-display="false" style:layout-grid-base-width="0.347cm" style:layout-grid-snap-to="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MP1"><text:page-number text:select-page="current">6</text:page-number><text:span text:style-name="MT1">／</text:span><text:page-count style:num-forma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8T09:18:00</meta:creation-date>
    <dc:date>2018-05-19T17:50:35.500225000</dc:date>
    <meta:editing-cycles>71</meta:editing-cycles>
    <meta:editing-duration>PT4H14M9S</meta:editing-duration>
    <meta:generator>LibreOffice/5.4.4.2$MacOSX_X86_64 LibreOffice_project/2524958677847fb3bb44820e40380acbe820f960</meta:generator>
    <meta:document-statistic meta:table-count="12" meta:image-count="0" meta:object-count="0" meta:page-count="6" meta:paragraph-count="275" meta:word-count="4217" meta:character-count="5249" meta:non-whitespace-character-count="5147"/>
  </office:meta>
</office:document-meta>
</file>